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>
        <draw:g>
          <draw:path draw:style-name="style0" draw:layer="layout" svg:width="5.369cm" svg:height="5.369cm" svg:x="0.001cm" svg:y="0.023cm" svg:viewBox="0 0 5370 5370" svg:d="m5370 2685c0 1483-1202 2685-2685 2685s-2685-1202-2685-2685 1202-2685 2685-2685 2685 1202 2685 2685z">
            <text:p/>
          </draw:path>
          <draw:g>
            <draw:path draw:style-name="style1" draw:layer="layout" svg:width="5.396cm" svg:height="5.374cm" svg:x="0.002cm" svg:y="0.016cm" svg:viewBox="0 0 5397 5375" svg:d="m2157 5341c-481-110-839-283-1187-576-510-429-849-1022-949-1662-43-273-17-843 49-1090 253-939 1035-1712 1979-1956 287-75 992-76 1290-3 302 75 837 349 1082 555 970 814 1253 2187 684 3314-246 487-709 940-1226 1200-339 170-629 236-1095 249-311 9-490 0-627-31zm447-286c0-208-56-243-137-87-54 106-72 100-100-37-30-148-77-133-133 44-58 185-60 200-24 200 15 0 36-47 47-105s31-105 45-105 34 47 45 105c24 130 48 132 123 8 59-98 59-98 68-8 22 228 66 218 66-15zm687 53c30-80-5-135-95-149-89-13-100-79-17-113 66-28 64-29-20-23-74 6-92 22-100 90-8 72 3 85 84 102 110 22 116 117 7 113-36-2-66 9-66 22 0 14 41 25 91 25 66 0 98-18 116-67zm-1369-60c62-47 150-254 117-275-14-8-54 45-90 119-105 217-231 153-154-79 55-168 11-183-61-20-67 150-55 224 41 263 87 35 90 34 147-8zm1649-20c-11-47 121-93 207-71 66 17 68 14 27-39-106-141-197-223-247-223-47 0-54 27-54 198 0 145 10 194 37 183 21-7 34-29 30-48zm13-113c-30-29-25-130 6-130 15 0 43 20 63 44 53 64-11 144-69 86zm-2019-194c54-95 71-148 45-140-39 13-175 223-176 272-1 61 54 6 131-132zm2599 14c0-8-26-6-57 4-55 18-113-34-200-181-20-34-40-42-52-23-11 18 21 94 72 170 89 136 93 138 164 91 40-26 73-54 73-61zm-2808-102c51-48 24-220-44-275-36-29-74-52-84-52-27 1-225 268-210 283 7 7 53 34 102 59 85 45 178 39 236-15zm-222-27c-38-24-35-40 19-112 76-102 142-108 156-15 17 121-77 189-175 127zm2250-32c810-311 1318-1039 1319-1892 1-533-189-991-575-1386-231-236-231-236-307-181-41 30-76 79-76 108-1 29-19 52-41 52-103 0-243 270-166 318 15 9 19 29 9 44-9 16 25 28 75 28 92 0 92 0 96 353 2 240 10 314 24 232 27-152 99-319 159-368 42-35 41-53-7-180-51-133-51-148-5-244 95-195 202-199 312-12 47 81 49 104 11 228-42 139-42 139 61 200 184 108 227 305 148 682-24 116-46 414-50 692-7 428-14 494-64 547-54 58-144 79-182 42-10-10 11-57 46-105 71-96 66-112-39-124-60-6-72 4-66 60 8 73-83 127-209 127-64 0-64 0 2-69 80-85 82-111 8-111-102 0-113-60-80-457 18-211 29-383 27-383-3 0-27 8-53 18-41 16-47 108-47 722 0 428-12 727-31 762-28 52-66 58-358 58-375 0-464 25-534 147-50 88-50 88-145-22s-95-110-475-120c-379-10-381-10-410-88-18-47-27-363-21-775 5-408-2-689-18-679-15 9-47-9-71-41-42-55-43-55-27 3 9 33 25 232 36 443 21 382 21 382-58 382-94 0-99 32-18 105 116 105 41 143-119 61-64-33-82-60-70-105 13-49 1-61-61-61-109 0-127 52-54 151 63 85 63 85-2 106-82 26-207-104-184-192 8-32 2-66-14-76-17-10-22-158-13-363 15-338 14-346-49-346-60 0-64-15-64-220 0-121 7-228 17-237 9-9 20-98 24-197 8-187 71-324 163-357 110-39 120-65 76-194-38-109-37-135 5-224 87-183 208-187 300-11 57 111 57 190-3 305-44 86-43 95 14 156 98 104 160 288 160 475 0 96 10 181 23 189s22-184 20-426c-4-441-4-441 71-459 41-10 71-27 67-39-4-11-6-24-5-28 14-42 14-143-1-143-10 0-33-40-52-90-19-49-55-90-82-90-26 0-47-19-47-42 0-24-37-70-83-103-82-60-82-60 4-93 58-23 98-23 123-3 20 17 45 22 56 11s20-4 20 15 15 32 35 28c47-11 83 133 44 182-25 32-8 36 88 20 164-27 193-38 193-75 0-23-18-23-60 0-51 27-60 23-60-26 0-32-16-64-36-71-23-7-26-32-10-70 14-32 26-78 28-103 1-25 26-43 55-41 29 3 53-7 53-21s40-23 90-19c49 3 90 17 90 30 0 14 15 15 34 3 22-13 27-8 12 15-12 21 0 61 28 92 33 36 39 62 18 75-18 11-32 45-32 75 0 42-16 51-65 39-44-12-58-6-43 17 31 52 101 43 134-17 27-49 32-48 90 4 34 30 82 47 108 38 63-25 58-77-7-61-71 18-148-138-90-184 21-16 39-47 41-67 8-101 11-106 54-70 32 27 45 26 56-4 11-31 26-32 78-1 38 22 64 25 64 7 0-16 14-30 32-30 17 0 23 14 13 30-10 17-5 30 12 30s23 20 14 45c-10 25-3 45 16 45 18 0 33 27 33 60s-13 60-29 60-21 22-11 48c13 34 3 45-39 38-31-6-63 3-71 20-30 58 114 47 156-12 41-59 42-59 78-2 40 64 111 77 142 26 13-21-6-29-50-23-48 7-68-3-63-31 5-22-8-60-29-85-30-37-28-52 10-80 25-18 40-53 32-76-9-25-1-33 20-20 19 11 34 9 34-5 0-36 143-42 165-7 11 17 29 24 41 16 13-7 44 34 71 92 38 84 39 108 8 120-21 8-32 41-23 73 17 66-21 76-80 21-32-31-37-29-26 7 8 25 66 54 131 64 114 19 187 2 110-26-21-7-28-29-15-48 12-19 22-47 22-61 1-47 207-139 270-121 119 33-150-116-358-199-1023-409-2184 91-2595 1118-177 443-194 904-48 1358 95 300 208 497 412 721 213 232 466 412 741 527 300 125 434 146 844 134 303-9 376-22 600-108zm1065-83c-7-8-35 3-61 25-34 28-56 30-80 5-25-24-23-46 5-80 49-59 17-97-41-49s-97-13-47-74c61-72 3-90-67-20-64 64-64 64 49 202 114 139 114 139 185 72 39-37 65-73 57-81zm-3449-234c57-43 95-91 86-107-10-15-63 7-118 49-116 88-188 97-215 26-14-35 14-80 90-146 133-114 115-156-27-65-122 79-152 153-100 250 50 94 155 92 284-7zm3644 58c0-11-23-45-50-75-47-52-44-55 60-55 60 0 110-13 110-30 0-16-33-30-73-30-53 0-76-18-83-67-14-101-151-108-214-11-48 73-46 76 78 181 124 103 172 128 172 87zm-197-192c-11-18-6-47 11-64 38-38 96-6 96 53 0 50-77 58-107 11zm467-207c0-16-42-51-94-78-111-57-88-89 91-123 73-14 137-39 143-55 5-17-65-67-156-112-118-58-164-70-164-41 0 23 40 58 90 78 125 52 112 83-44 107-211 31-228 85-56 175 162 84 190 91 190 49zm-4287-63c95-48 131-54 164-26 55 46 54 24-7-105-47-97-117-126-81-33 10 28-27 64-107 105-67 34-122 76-122 92 0 41 16 37 153-33zm-123-372c0-101 47-119 103-40 36 53 47 57 47 18 0-27-21-71-47-97-64-63-163-10-163 87 0 136-93 114-129-29-9-40-15-28-18 36-2 63 15 106 48 125 74 41 159-12 159-100zm4632-101c17-29-309-138-335-112-24 24-10 33 143 86 164 56 172 58 192 26zm-4675-428c55-22 54-24-10-44-37-11-67-39-67-61 0-23-14-42-30-42-17 0-30 19-30 42 0 22-31 50-68 61-67 20-67 20-4 46 35 14 73 51 86 81 21 53 23 53 44-3 12-31 47-68 79-80zm4690 2c36-2 31-14-20-49-37-26-68-69-69-96-2-36-10-32-33 15-18 36-61 79-96 96-51 25-54 31-13 33 29 1 68 32 87 69 36 67 36 67 66 0 17-37 51-68 78-68zm-1917-272c0-167-4-177-73-177-146 0-167 26-167 207 0 170 0 170 120 158 120-11 120-11 120-188zm287-137c-11-28-41-35-96-21-59 15-74 10-58-17 17-26 5-25-40 3-51 32-63 69-63 196 0 156 0 156 127 165 128 9 128 9 137-137 5-81 2-166-7-189zm829 141c7-49 2-107-11-128-15-23-24 14-25 91 0 90-11 123-35 108-22-13-26-8-13 14 33 53 69 16 84-85zm-2640-97c-20-20-36-60-36-90s-13-54-29-54-21 24-11 53c23 63 70 127 94 127 10 0 2-16-18-36zm2121-144c2-40-1-40-27 0-16 25-29 72-28 105 2 60 2 60 28 0 14-33 26-80 27-105zm-3297 91c0-16-34-38-75-49-82-20-83-24-56-127 15-55 33-66 90-52 48 12 71 5 71-21 0-25-43-43-113-47-62-4-135-10-163-14-28-3-52 8-52 24-1 17 11 32 28 34 16 2 44 5 62 7 17 2 27 41 22 87-7 59-26 82-69 82-33 0-67 14-75 30-9 17 55 38 150 48 91 9 168 20 172 22 4 3 8-8 8-24zm3200-113c-7-29-13-6-13 52s6 82 13 53c8-29 8-76 0-105zm1330 52c20-84 107-104 101-22-3 29 8 52 24 52s24-37 19-82c-7-65-27-85-92-92-54-7-82 4-82 31 0 23-20 68-45 100-38 50-48 52-74 13-17-25-24-62-17-82 8-21 1-38-15-38-42 0-36 131 8 175 59 59 153 29 173-55zm-3083-170c-20-8-54-8-75 0-20 9-3 15 38 15s58-6 37-15zm908-154c2-31-13-56-34-56-28 0-30 15-8 56 39 72-45 108-135 57-51-29-50-24 9 27 65 56 78 58 118 17 25-25 48-70 50-101zm2215-172c-8-21-44-46-80-55-105-29-290-21-290 11 0 17 19 30 42 30 53 0 90 144 49 193-17 21-23 46-13 56 30 29 308-195 292-235zm-220 76c0-16-4-40-8-52-4-13 23-24 60-26 76-4 85 18 32 72-44 44-84 47-84 6zm-2140 80c0-22-18-40-40-40-29 0-31 10-6 40 18 22 36 40 39 40 4 0 7-18 7-40zm-2120-46c0-15-39-34-87-44-47-9-122-26-165-37-123-31-91 33 34 68 147 41 218 45 218 13zm1477-21c55-26 122-87 150-136 48-83 47-86-1-58-75 44-295 240-270 241 12 0 66-21 121-47zm744-111c49 13 63 6 53-25-8-23-56-46-107-51-69-7-102 6-126 52-30 56-27 59 40 34 40-15 103-20 140-10zm-2161-54c0-15-22-28-49-28-39 0-45-19-30-94 33-166-111-243-205-109-72 104-57 139 96 213 141 69 188 74 188 18zm-238-116c-37-23-37-35-3-76 36-43 46-43 84-5 24 24 35 58 24 76-25 40-48 41-105 5zm3586 134c-9-62-48-95-48-41 0 39 25 85 47 85 4 0 5-20 1-44zm-2576-46c9-34 6-36-15-6-30 42-127 18-127-32 0-18-7-25-16-16-9 8-8 36 2 61 22 57 140 52 156-7zm3363-181c78-48 110-54 143-26 67 56 51-35-22-123-41-50-56-57-45-22 13 41-14 69-117 119-130 63-173 113-97 113 21 0 83-28 138-61zm-1757-66c-227-17-495-17-705 0-316 27-292 28 367 28 678 0 691-1 338-28zm-2228-54c0-17-20-38-43-47-34-13-37-32-11-87 17-39 24-92 14-118-29-75-162-57-219 29-55 84-55 82 85 181 106 76 174 92 174 42zm-205-158c-41-49-17-81 62-81 37 0 54 18 47 50-12 67-67 82-109 31zm4090 42c76-48 125-96 109-105-32-20-302 132-303 170-2 42 56 22 194-65zm-137-209c102-34 149-62 125-77-20-12-77-6-126 14-118 49-139 21-79-105 28-57 39-110 26-118-19-12-184 281-184 328 0 26 73 13 238-42zm-3394-104c32-66 32-94-1-162-33-70-58-83-157-83-98 0-127 15-164 81-89 158 49 323 223 264 33-12 77-57 99-100zm-247 23c-66-66-59-155 15-194 76-41 133-22 176 59 27 49 21 73-28 121-73 73-101 76-163 14zm3354-196c59-68 100-137 90-154-18-28-247 206-250 255-3 53 59 14 160-101zm-221-15c0-9-29-40-64-69-46-37-58-70-44-116 26-79 126-114 185-65 58 48 92 12 43-46-53-64-169-57-240 14-72 72-76 144-14 233 42 60 134 94 134 49zm-2597-41c42-16 77-50 77-76 0-41-9-40-76 3-71 47-80 47-135-4-76-69-75-117 6-193 66-61 66-61 1-61-66 0-126 79-126 165 0 43 126 195 161 195 8 0 49-13 92-29zm257-168c0-9-14-43-31-75-38-70-6-74 86-10 38 27 78 39 89 28s-4-34-34-51c-35-19-51-57-45-106 14-108-62-150-181-101-92 39-92 39-18 185 41 81 88 147 104 147s30-7 30-17zm-103-213c-22-57 43-111 84-71 31 32 4 121-37 121-15 0-36-22-47-50zm1951 123c-10-26-18-114-18-195 0-189-47-192-192-15-123 150-133 179-51 153 81-26 213 13 213 62 0 23 15 42 33 42s25-21 15-47zm-168-120c0-39 64-133 91-133 16 0 29 34 29 75 0 55-16 75-60 75-33 0-60-7-60-17zm-1320 77c0-56 143-103 191-63 83 69 74-16-17-156-89-137-164-179-188-103-30 97-41 352-15 352 16 0 29-14 29-30zm30-175c0-82 34-101 77-42s29 97-34 97c-24 0-43-25-43-55zm1020 117c0-15-27-36-60-47-33-10-73-43-89-72-39-74 45-193 122-173s103-31 28-54c-71-23-169 25-211 103-45 85-38 116 43 198 74 73 167 98 167 45zm-596-159c-7-107 4-145 46-169 45-26 32-32-73-33-70 0-127 13-127 29 0 17 17 27 37 23 26-5 41 44 47 152 6 104 21 155 44 147 21-7 31-64 26-149zm242-162c-7-38-25-63-40-54-32 20-35 324-4 356 28 28 63-206 44-302z">
              <text:p/>
            </draw:path>
            <draw:path draw:style-name="style2" draw:layer="layout" svg:width="5.386cm" svg:height="5.383cm" svg:x="0.003cm" svg:y="0.008cm" svg:viewBox="0 0 5387 5384" svg:d="m2243 5363c-956-155-1790-879-2119-1838-164-479-165-1182-2-1657 463-1351 1812-2109 3201-1799 973 218 1808 1079 2016 2080 76 369 61 922-35 1259-263 919-978 1636-1891 1896-256 72-890 104-1170 59zm570-12c0-25-181-36-217-13-23 14 13 24 89 25 70 0 128-5 128-12zm-368-39c-29-7-76-7-105 0-29 8-5 14 53 14 57 0 81-6 52-14zm756-11c178-39 214-72 81-76-52-2-74 4-49 13 24 10-30 33-120 53-91 19-142 37-114 39s119-12 202-29zm-958-43c-21-25-53-45-72-44-19 0-15 11 8 26 34 22 31 30-15 42-38 9-29 15 30 18 73 3 80-4 49-42zm228-37c22-29 40-66 41-82 0-16-20 1-46 37-26 37-63 67-83 67-25-1-26-7-2-23 18-12 59-69 90-127 57-105 57-105 66 23 14 201 66 148 66-68 0-229-49-258-134-82-54 112-54 112-88-6-35-120-98-173-122-102-7 22-28 98-46 168-21 81-46 121-66 108-21-12-25-6-12 14 42 69 105 34 125-70 22-118 70-141 78-37 5 65 16 164 22 210 5 41 70 23 111-30zm-567-20c-45-20-74-46-62-57 19-19-60-34-121-23-15 3-87-24-161-59-131-61-133-64-72-107 34-24 85-92 113-150 29-61 66-99 88-90 47 17 77-48 45-99-15-25-56 17-122 123-100 160-169 234-217 234-14 0-18-13-8-30 11-17-2-21-30-10-40 15-42 24-9 45 77 52 339 183 444 222 134 49 223 50 112 1zm1653-20c5-14 28-17 51-9 61 24 595-264 547-294-52-33-90-31-68 5 11 17-1 22-28 11-33-12-42-4-31 25 20 52-99 114-165 87-25-10-47-42-50-72-4-52-2-52 54-2 53 48 56 48 39 2-18-45-50-62-106-56-10 1-63-43-117-99-137-142-180-113-180 122 0 193 31 241 88 136 40-75 119-103 170-61 96 80 22 147-179 164-47 3-108 30-135 58-46 48-45 50 26 29 41-12 79-33 84-46zm47-284c10-27 5-39-12-29-16 10-29-2-29-28s11-47 26-47c43 0 100 85 79 119-30 49-84 36-64-15zm-1291 240c-24-62-40-55-40 18 0 34 12 54 28 44s21-38 12-62zm369-52c-8-20-14 4-14 53 1 50 8 66 15 37 8-29 7-70-1-90zm609 55c21-25 28-72 16-109-16-50-11-60 20-41 34 21 34 16 0-26-23-27-33-74-23-103 17-48 14-47-24 3-26 32-59 46-80 32-23-14-29-10-15 12 11 19 43 35 69 35 27 0 40 8 30 19-10 10-54 9-98-2-65-16-72-27-43-63 20-24 48-36 63-27s27-4 27-30c0-55-3-56-103-18-115 44-106 165 15 208 104 36 105 114 2 99-35-5-64 5-64 22 0 48 167 39 208-11zm-1285-68c28-34 30-43 4-28-50 30-46-37 8-131 50-88 56-150 15-150-16 0-48 44-70 98-51 120-115 176-166 145-35-22-21-134 36-300 3-7-10-18-27-23-17-6-56 57-86 141-53 147-53 154 1 213 42 47 80 58 154 46 58-10 92-5 81 12-29 47 7 31 50-23zm1042-65c-53-86-98-82-50 4 20 37 33 81 29 97-5 17 7 15 26-4 26-26 25-49-5-97zm-862-51c41-161 135-219 274-168 45 16 106 25 135 20 29-6 107-13 173-17 66-3-11-17-171-30-160-14-361-45-447-71-87-26-163-42-169-35-26 25 87 104 127 89 25-10 64-10 88-1 37 15 38 30 4 101-47 98-85 249-63 249 8 0 30-62 49-137zm1540 45c-18-30-103-3-103 32 0 14 26 17 59 9 33-9 53-27 44-41zm-2072-103c15-66 12-78-10-45-17 25-31 71-31 103-1 76 17 52 41-58zm202 36c-39-38-78-9-49 38 11 17 33 24 50 13 21-12 20-29-1-51zm635-111c-9-8-23 2-30 23-8 20-26 30-41 20-31-19-38 27-8 57 11 10 37-4 58-33 21-28 30-59 21-67zm-1323 21c-79-84-83-115-13-93 45 14 44 11-4-19-44-28-61-27-83 5-21 31-26 26-19-18 6-45-10-61-66-64-68-4-60 9 74 127 162 143 214 172 111 62zm384-80c52-82 87-163 76-181-13-21 8-27 62-17 46 8 94 32 107 54 18 28 25 29 25 1 0-20-77-86-172-146s-250-177-345-259-172-141-172-131c0 37 15 63 33 57 11-4 43 20 73 52 29 33 42 59 29 59-14 0-1 26 28 58s71 51 95 42c30-12 37-1 24 39-13 41-10 45 10 16 23-31 45-25 110 31 82 70 82 70-24 246-90 149-112 228-65 228 6 0 53-67 106-149zm385 62c25-71 22-86-14-80-47 6-99 70-100 120 0 16 19 2 43-30 42-56 43-56 27 10-25 97 8 83 44-20zm-412-307c-18-15-26-18-18-7 7 10-1 46-19 79-26 49-37 52-61 19-20-30-23-23-9 25 19 71-50 204-87 166-12-11-12 3-1 32 16 42 41 18 123-118 69-114 92-179 72-196zm1618 258c124-64 88-86-77-48-88 21-99 29-43 32 65 3 68 8 22 34-29 17-52 47-52 67 0 26 7 26 23 3 12-19 69-58 127-88zm760-13c-29-49-57-84-64-78-13 13 83 167 104 167 7 0-11-40-40-89zm248-6c14-24 0-29-45-17-52 14-82-7-144-100-81-124-129-150-129-71 0 28-15 38-35 25-22-13-27-8-13 14 12 19 33 28 46 20s60 39 104 105c67 102 88 116 137 90 31-17 67-47 79-66zm454-227c252-257 280-298 205-298-23 0-35 18-27 40 9 23-16 51-62 69-46 17-71 45-62 69 8 22-20 73-63 114-74 69-80 70-118 19-28-39-61-48-117-34-83 21-102-11-43-70 49-49 7-84-47-40-58 48-97-13-47-74 56-68 7-90-61-28-81 73-78 86 49 226 99 110 114 117 160 75 66-60 77-58 83 17 3 43-9 57-39 46-23-9-40-4-36 11 4 16-33 63-82 106-80 69-82 73-15 41 41-20 186-150 322-289zm-3216 149c-10-10-41 6-70 36-49 52-48 53 19 18 38-20 61-44 51-54zm2269-17c-37-38-56-81-43-94 12-14-4-15-37-3-33 13-118 44-188 68-136 48-173 82-58 53 38-10 89-20 112-24 24-4 59-16 78-28s66 5 105 37c96 80 110 76 31-9zm-2302-27c66-94 58-154-32-261-66-79-85-88-125-55-40 32-45 30-28-13 24-64-31-103-79-56-26 27-23 31 12 18 34-13 46 1 45 54-2 78-70 178-106 155-13-8-42 9-65 38-37 48-36 49 18 7 53-41 56-40 36 14-52 137 236 225 324 99zm-218-32c-24-28-15-61 36-125 75-94 139-83 139 25 0 118-109 181-175 100zm145-100c0-57-42-51-103 16-39 44-42 60-12 71 49 18 115-32 115-87zm-90 53c0-17 13-39 30-49 16-10 30-5 30 12 0 16-14 38-30 48-17 10-30 5-30-11zm2180 33c533-198 958-598 1173-1104 119-282 157-472 157-793 0-360-41-533-202-869-110-229-181-329-369-520-232-237-232-237-311-186-43 29-78 77-78 109 0 31-18 56-40 56-63 0-177 139-187 226-11 104-8 103-158 75-72-13-119-13-105 0 13 13 58 29 100 34 41 6-255 10-658 10s-668-9-589-20c78-12 151-30 162-41 18-17-113-2-288 33-45 10-69-1-71-31-10-125-82-260-147-277-33-9-59-34-59-55 0-22-36-68-79-102-70-55-60-79 26-65 12 1 23-11 23-28 0-21 18-21 56-1 30 16 64 21 75 11 10-10 19-3 19 16s18 35 41 35c49 0 84 143 39 158-17 6-22 25-11 44 20 31 43 27 261-46 24-9 52-14 62-12 10 1 18-16 18-39 0-31-15-34-53-13-74 39-125 35-110-9 7-21-9-55-35-75-38-30-40-42-8-63 22-14 36-52 30-83-6-39 7-56 43-53 29 3 53-7 53-21s39-23 87-19c65 4 101 32 142 109 40 73 45 106 20 114-20 7-29 30-20 53 9 25-11 45-55 52-61 11-63 15-16 36 36 16 73 7 109-26 50-45 57-45 74-2 10 27 5 41-10 31-15-9-34-6-42 7-19 30 246 22 274-9 12-13 5-14-16-2-23 14-37 3-37-27 0-36-17-44-65-28-50 15-61 10-47-26 10-26-3-64-28-85-41-34-40-42 5-75 28-20 42-51 31-69-18-29 18-44 60-24 9 4 28-13 44-38 22-36 39-38 85-10 44 28 66 28 95 0 30-27 34-26 17 3-11 20-6 37 13 37 18 0 24 15 12 33-11 19-2 45 21 60 34 21 35 36 3 87-21 35-30 76-20 92 12 19-10 23-57 11-62-15-75-8-72 39 6 74 127 56 186-28 40-58 41-58 61 3 20 65 118 86 151 33 10-16-6-30-36-30s-71-37-92-81c-31-68-30-85 6-106 26-14 36-45 25-74-12-33-7-42 16-27 20 12 36 10 36-4 0-22 138-29 180-8 8 4 24 6 35 4 11-1 36 46 56 105 28 85 28 113-2 131-21 13-27 40-14 61 18 28 4 33-54 18-47-11-86-5-99 16-13 20-9 26 11 14 18-11 41-6 51 11 11 16 49 30 86 30s82 14 99 31c22 22 43 17 70-15 21-25 25-46 9-46-50 0-21-134 32-145 27-5 50-23 50-39s12-22 27-12c16 9 37 3 47-14 13-20 39-19 80 2 127 69 84-1-50-79-436-255-1018-344-1483-227-413 105-668 249-962 543-391 392-562 769-590 1306-38 730 260 1332 876 1771 362 259 675 347 1185 332 328-9 405-21 620-101zm-751-144c-85-103-85-103-454-103-309 0-372-8-387-47-10-26-18-377-18-779 0-597-8-729-40-717-22 9-55-15-74-53-30-59-33-50-21 66 7 74 16 277 21 450 8 307 7 315-59 325-83 11-85 40-7 110 115 105 40 143-119 61-64-33-82-60-70-105 13-52 1-61-78-61-106 0-118 41-44 147 40 58 42 74 7 95-68 42-160-44-182-171-12-64-22-268-23-453-1-317-5-338-61-338-55 0-60-20-60-220 0-121 7-228 17-237 9-10 22-91 27-182 13-208 79-336 195-376 106-37 102-24 46-183-40-114-39-136 8-236 43-91 68-111 140-111s100 22 149 115c58 110 59 120 10 254-48 134-48 142 8 201 87 93 150 302 150 499 0 105 13 176 32 176s30-72 27-187c-2-104-3-306-2-450 2-245 7-263 64-263 40 0 54-13 40-35-15-25-5-27 36-8 73 35 1503 37 1599 2 47-17 65-15 52 6-11 18 15 35 64 41 83 9 83 9 83 452 0 243 10 442 22 442s23-71 23-157c0-204 47-374 137-493 67-88 69-101 27-180-60-116-56-216 15-332 91-149 181-126 293 74 31 55 29 91-7 195-41 116-41 131 4 158 246 150 288 328 188 795-16 74-32 353-36 619-6 429-13 492-64 548-52 57-167 89-167 45 0-10 23-57 52-106 46-78 46-92 7-117-69-45-135-19-128 50 7 67-95 131-208 131-64 0-64 0 4-73 76-80 62-137-33-137-61 0-62-9-41-307 42-597 48-867 17-848-17 10-30 50-30 89s-11 77-23 84-6 8 15 3c53-13 47 125-7 180-38 37-45 162-45 739 0 421-13 717-31 752-28 52-66 58-377 58-371 0-501 36-537 150-26 80-45 74-146-47zm164-33c74-88 230-130 499-133 144-2 281 1 304 7s47-6 55-26c11-30-186-38-919-38-513 0-932 11-932 25 0 37 35 66 60 50 12-8 277-22 589-31 566-17 566-17 447 44-136 71-226 78-287 25-24-21-11-1 29 45 84 96 100 99 155 32zm-949-597c0-57-10-103-22-103s-22 56-22 125 10 115 22 103 22-68 22-125zm1816 62c0-25-6-45-12-45-7 0-20 20-29 45-10 25-4 45 12 45 15 0 29-20 29-45zm10-120c16-39-92-44-874-38-891 7-891 7-29 16 540 5 863 19 863 38 0 43 21 35 40-16zm-10-337c0-13-412-19-915-15-915 9-915 9-915-67 0-53 19-80 67-91 37-10 449-13 915-9 466 5 848-1 848-13 0-13-419-23-930-23-930 0-930 0-930 120s0 120 930 120c511 0 930-10 930-22zm-427-710c9-202 9-202-105-192-113 9-113 9-122 191-9 181-9 181 105 170 90-8 104-4 69 23-40 31-40 33 0 22 33-8 47-65 53-214zm271 196c27-17 36-80 30-202-9-175-10-177-95-168-58 6-78-2-64-25 17-26 6-26-42-1-53 29-63 62-63 207 0 173 0 173 112 164 88-7 100-3 53 19-41 19-46 28-15 30 24 0 62-10 84-24zm-2332-149c-18-33-32-123-32-198 0-105-12-137-48-137-40 0-44 22-26 128 12 70 26 157 30 193 12 96 45 140 80 105 19-19 18-51-4-91zm-140-102c-28-216-48-223-39-15 4 95 18 172 33 172 14 0 17-71 6-157zm213-8c0-91-11-165-23-165-27 0-30 215-4 283 10 26 20 47 22 47 3 0 5-74 5-165zm3114 68c9-54 26-140 36-190 16-73 10-93-28-93-37 0-47 32-47 143 0 79-14 152-31 162-17 11-23 32-13 47 33 54 66 27 83-69zm-2645-97c33 18 33 15 3-18-21-22-37-70-37-107s-16-77-35-88c-24-16-28 9-13 88 13 72 9 109-13 109-18 0-24 15-12 33 14 24 27 23 43-4 13-21 40-27 64-13zm342-222c-25-50-47-115-47-145 0-42-6-45-26-13-17 26-30 29-37 8-7-20-27-22-56-4-38 23-35 37 22 90 37 34 90 105 118 158 38 72 54 84 62 47 6-28-10-92-36-141zm807-61c9-14-14-26-51-25s-94-10-127-24c-54-22-56-20-19 25 43 54 169 69 197 24zm-11-64c31-17 58-45 58-61 0-19-20-20-53-3-29 15-79 17-112 3-33-13-44-25-23-26 51-3 48-92-2-92s-45 99 7 163c47 56 50 56 125 16zm51-143c6-20-10-36-36-36s-47-20-47-45c0-52-56-58-120-12-36 24-31 27 21 12 54-15 70-3 86 60 20 77 73 89 96 21zm-281-110c-7-109 3-137 50-152 32-10 58-36 58-59 0-22 30-47 67-54 68-13 68-13-2-17-78-4-245 144-245 217 0 49 52 199 69 199 5 0 7-60 3-134zm408-28c0-99-71-228-126-228-22 0-21 13 2 40 18 22 23 52 11 65-12 14-7 16 12 5 25-14 33 24 30 128-3 115 4 140 33 116 21-17 38-74 38-126zm-923 85c54-26 122-87 150-136 47-83 47-86-1-58-75 44-295 240-270 241 12 0 66-21 121-47zm815-101c15-1 3-29-27-61-58-65-132-66-208-3-90 75-52 85 235 64zm-1458-72c7-33-5-44-34-33-25 10-53 3-64-15-29-46-76-39-76 12 0 47 87 109 135 95 16-5 34-31 39-59zm2670 34c56-57 42-76-54-72-50 2-90 18-90 36-1 75 84 96 144 36zm38-237c15-23 27-62 27-87 0-37-5-37-26-4s-39 33-97 2c-65-35-68-34-30 13 65 79 11 97-56 19-46-52-60-57-60-22 0 94 32 127 123 124 51-1 104-21 119-45zm-2792-24c0-32 16-65 37-73 22-9 16-16-15-18-29-1-52 12-52 28 0 17-15 30-32 30-18 0-24-13-13-30 10-16 4-30-14-30-36 0-40 33-13 103 25 66 102 59 102-10zm153-25c15-41 13-68-4-68-16 0-29 14-29 30 0 17-18 30-40 30s-40 21-40 46c0 69 84 40 113-38zm2647 2887c-62-74-118-135-123-135-33 0 177 266 212 268 13 1-27-59-89-133zm-3280 90c0-8-49-69-109-135s-100-120-89-120 5-27-13-61c-18-33-44-54-58-45-34 21-221-274-198-311 10-17-9-45-43-62-36-20-60-21-60-4 0 44 269 429 420 599 134 153 150 167 150 139zm3103-83c-10-26-37-55-61-64-34-13-32-1 7 59 52 80 84 83 54 5zm-2523-38c-24-62-40-55-40 18 0 34 12 54 28 44s21-38 12-62zm2307-11c12-2 37-3 54-3 18 0 25-12 16-27-20-32 124-132 159-110 29 18 197-156 223-230 10-29 40-53 66-53 29 0 39-14 27-35-13-20-9-26 10-15 30 19 83-60 72-109-3-14 22-60 55-102s61-66 61-53 23 2 52-23c29-26 80-54 113-62 33-9 9-12-53-8-98 6-125 26-207 149-152 230-370 451-580 588-183 119-262 188-143 124 29-15 63-29 75-31zm743-2c0-16-26-43-57-59-44-24-67-18-98 21-36 46-35 48 8 14 40-31 56-29 86 8 44 52 61 57 61 16zm-3-169c-41-49 5-57 54-9 18 19 48 25 67 13 21-13 10-39-34-74-67-54-67-54 59-66 70-7 127-3 127 8s22 17 50 13c57-8 316-463 295-519-7-21 0-38 16-38 15 0 29-14 29-32 0-17-14-23-31-13-16 10-38-2-48-28s-31-38-48-28c-19 12-15 28 9 42 21 13 43 53 48 88 6 43-2 58-25 43-21-13-27-8-15 11 28 45-42 190-80 166-19-11-23 1-12 31 12 30 5 47-17 42-20-4-33 16-28 43 12 76-95 135-217 121-79-9-106-27-106-68 0-31-28-70-61-88-49-27-74-18-137 45-43 43-70 97-61 121 15 41-17 59-84 46-15-3-9 17 14 45 36 43 34 55-16 91-31 23-42 42-23 42s42-13 52-29c10-15 41-20 69-9 48 18 48 16-1-33-65-66-67-91-6-67 27 10 39 5 28-12-29-47 34-35 76 15 20 25 27 45 15 45-13 0-8 18 11 40 18 22 23 52 11 65-12 14-5 15 17 2 30-17 30-32 3-65zm-74-195c-11-17-6-46 11-63 37-38 96-6 96 53 0 50-78 58-107 10zm-3511 196c40-16 51-13 36 12-12 19-6 35 13 35s28-19 19-42 9-66 41-94c96-87 32-109-85-29-127 86-181 94-206 29-18-48 66-164 119-164 17 0 2 31-34 70-37 38-57 79-46 90 32 31 76 24 56-10-10-16 0-22 22-14 23 9 67-15 99-52 59-69 59-69-9-12-76 65-127 45-68-26 21-25 28-46 16-46-13 0-6-20 15-46 57-68 12-89-73-33-90 59-119 62-89 12 12-21-15-5-59 35-84 76-111 126-34 62 38-32 42-25 26 53-13 69-2 106 48 156 36 36 81 59 100 51 20-8 61-25 93-37zm3798-58c0-25-22-45-49-45-40 0-42 8-11 45 20 25 42 45 48 45s12-20 12-45zm-47-227c-25-42-43-34-43 19 0 26 13 38 30 28 17-11 23-32 13-47zm-3584-20c22 20 2-14-44-77-61-82-92-103-109-76-13 22-5 59 20 86 34 38 35 56 6 90-21 23-10 19 24-9 50-41 70-44 103-14zm-504-65c128-73 249-110 223-68-11 17-6 39 10 49 38 23 133-121 107-163-28-46-76-7-56 45 38 99-39 34-89-77-31-66-67-112-82-103-14 9-19 34-10 56 9 25-32 65-108 104-140 73-163 78-133 29 14-22 9-26-16-11-29 18-26 34 12 72 45 45 58 44 166-18 133-77 151-81 151-36 0 17-11 26-23 19-12-8-83 25-157 72-152 96-148 118 5 30zm4282 46c-7-6-46-27-87-47-71-33-72-33-17 11 48 39 145 72 104 36zm46-77c10-16-31-51-90-80-117-55-95-101 48-101 77-1 207-74 179-100-47-43-326-165-342-150-10 11-19 0-19-23 0-36-6-35-32 2-25 34-27 23-12-45 24-112 5-94-55 51-43 104-42 110 10 106 30-2 55-12 54-21-5-54 14-57 82-12 60 39 68 57 38 79-28 20-24 23 16 10 30-10 71-8 90 4s-40 36-130 53c-112 21-165 46-165 76 0 24-12 52-25 62-14 10-3 27 24 38 28 11 41 6 30-11-27-44 18-34 136 30 121 67 140 70 163 32zm61-147c-26-5-70-1-98 9-41 16-42 24-8 45 24 15 64 11 97-9 48-30 50-36 9-45zm-4679-5c-15-44-3-67 45-84 63-23 62-25-18-62-72-32-78-31-46 7 22 26 25 51 8 61-35 22-68-57-47-112 8-22-6-58-31-79-26-21-46-59-46-85 0-25-9-38-18-28-18 18 60 287 113 390 36 71 63 66 40-8zm344-87c0-35-7-38-24-10-13 20-50 58-82 83-54 42-52 42 24 10 45-20 82-57 82-83zm187-84c-43-91-53-98-61-45-11 77 47 194 85 171 15-10 5-65-24-126zm-332-86c-11-121 57-143 109-35 32 67 33 67 35-12 2-97-65-157-147-131-44 14-61 45-61 109 0 69-13 88-52 81-28-6-59-44-68-85-12-50-25-62-41-37-13 20-5 74 18 119 31 64 60 82 122 77 56-4 75 6 61 30-11 20-8 25 6 12 15-13 23-71 18-128zm236 59c0-7-21-12-45-12-25 0-45 13-45 29s20 21 45 12c24-10 45-23 45-29zm4541-303c42-184 66-508 28-364-7 28-53 64-101 81-78 27-174 169-138 205 7 7 26-27 43-75 21-59 56-93 109-103 89-17 89-18 45 187-24 110-43 145-68 124-24-20-34-8-34 44 0 39 9 72 21 72s13 24 3 53c-12 35-8 43 13 22 17-16 53-127 79-246zm-4548 70c-27-89-40-103-54-61-23 64 33 231 66 198 13-12 7-74-12-137zm4166 67c-19-10-68-28-109-39-58-16-65-13-30 11 40 28 40 31 0 33-28 1-17 17 27 41 54 30 82 32 110 7 27-25 27-39 2-53zm251-25c0-16-70-49-156-75-187-55-213-57-198-11 7 20 72 52 145 72 175 46 209 49 209 14zm-5020-134c-4-57-17-113-29-125s-24-91-26-174c-5-132-7-138-17-39-11 103 40 441 67 441 6 0 8-46 5-103zm4641-3c10-27 5-39-12-29-16 10-31-6-32-36-1-33-8-39-18-15-15 38 7 126 31 126 7 0 21-21 31-46zm-4331-128c0-69 152-141 185-88 16 24 24 14 24-31 1-66-1-67-110-21-134 56-120 41-146 146-16 62-12 81 12 66 19-12 35-44 35-72zm229-13c-8-21-15-4-15 37s7 58 15 38c9-21 9-55 0-75zm4300-44c-32-51-33-51-17 1 10 30 19 71 20 90 2 25 6 25 17-1 8-20-1-61-20-90zm-4670 25c-14-54-153-141-181-113-7 8 15 22 49 33 35 11 77 46 94 78 39 74 57 75 38 2zm4515-96c31-2 36-8 13-18-60-24-43-62 37-82 70-18 157-126 126-158-8-8-24 14-35 48s-29 63-40 64c-11 2-42 7-68 12-37 7-48-22-54-137-3-81 4-147 18-147 13 0 24-56 24-125 0-68 13-127 30-130 16-3 19 1 7 8-44 24-24 210 25 229 93 35 136 17 167-72 17-49 44-90 58-90 26 0 42 95 29 165-3 17 18 7 47-21 43-43 46-65 18-128-52-113-171-104-213 18-27 77-41 87-77 58-31-26-36-56-17-106 15-38 18-78 8-88-10-11 28-59 84-107 57-49 92-89 77-90-14 0-10-19 8-42 70-84 7-139-162-139-151 0-159-4-151-74 7-64 1-70-50-43-46 25-72 17-128-40-39-39-76-89-81-112-9-40-102-151-127-151-7 0 46 105 119 233 191 337 264 651 248 1072-7 182-8 300-2 263 7-38 34-69 62-70zm-46-703c1-66 16-139 34-162 26-34 19-38-35-20-52 16-67 9-67-29 0-35 15-44 50-31 29 11 16-13-30-55-95-89-103-138-21-138 41 0 53 14 41 47-10 25 3 62 28 82 58 46 97 171 54 171-18 0-32 20-32 45 0 62 23 57 141-33 56-43 110-71 118-62 9 8-41 53-110 99s-136 111-149 145c-18 45-23 30-22-59zm112-252c0-43 15-53 60-41 48 12 53 24 27 57-49 58-87 51-87-16zm276 928c69-28 69-28 4-47-35-11-75-44-90-73-23-50-33-47-110 32-62 64-72 87-37 87 26 0 64 35 83 78 34 75 36 75 59 14 13-35 54-76 91-91zm-4776 73c0-25 29-57 66-70 66-25 66-25 0-61-37-19-66-56-66-81 0-32-26-21-87 39-79 77-81 86-30 106 31 11 57 42 57 67s13 46 30 46c16 0 30-21 30-46zm-144-171c26-21 57-70 69-110 19-63 16-66-24-30-25 23-40 51-33 63 7 11-18 41-55 67s-53 47-36 47 53-17 79-37zm4981 0c-37-17-67-49-67-71 0-21-14-47-30-57-17-10-30-4-30 13 0 45 112 152 157 150 21-1 7-17-30-35zm-4773-100c-27-58-52-94-57-79-14 41 47 186 78 186 15 0 6-48-21-107zm251-592c157-613 696-1204 1282-1406 111-38 203-87 203-107 0-21 14-38 31-38 18 0 24 13 14 30-12 19 33 21 126 7 79-12 221-22 316-22s173-4 173-8c0-5-33-21-73-36-53-20-77-56-86-127-11-94-12-92-17 21-4 90-13 109-34 75-17-25-30-30-30-10-1 50-292 85-344 41-33-27-56-22-104 27-35 34-86 63-115 63-29 1-78 20-109 44-39 29-73 34-109 15-41-22-56-15-68 31-23 86-107 72-147-23-27-67-36-73-47-29-7 30 5 75 27 101 33 40 26 57-45 114-112 89-157 84-281-33-87-82-102-114-86-183 15-69 13-74-15-29-18 30-24 76-15 101 15 38 2 43-65 30-76-16-75-14 14 26 53 24 116 81 141 126 25 46 46 66 46 45 1-30 16-31 64-6 50 27 55 41 25 78-21 24-54 37-76 29-21-8-47 12-58 46-10 33-61 86-114 118-52 32-91 64-87 73 18 35 3 65-67 141-40 44-116 175-169 292-52 117-105 212-118 212-26 0-97-26-275-102-94-40-109-41-95-5 10 25 37 36 64 25 29-11 40-6 28 14-12 18 34 45 113 65 147 37 176 64 148 137-15 38-41 44-113 28-99-22-156-25-228-12-25 4 37 23 138 41 173 32 183 38 159 102-17 45-50 67-101 67-48 0-76 17-76 45 0 25 14 45 31 45 18 0 22-17 11-37-12-21-11-28 2-16 13 11 49 7 80-9 43-23 56-20 56 16 0 25-24 46-53 47-40 0-43 6-13 25 22 14 38 44 34 67-3 23-2 96 2 162 5 86 15 53 32-114 14-129 46-318 73-420zm4638 324c-14-132-27-207-29-166-4 74-4 74-51 8-26-37-60-67-75-67-16 0-1 27 32 60 68 69 75 126 25 220-32 58-30 61 14 25 44-37 51-27 70 90 33 206 42 94 14-170zm-260 107c28-31 45-82 38-112-12-45-15-43-18 11-2 36-33 87-70 112-37 26-52 47-35 47 18 0 56-26 85-58zm-4642 7c-29-7-69-7-90 1-20 9 4 15 54 14 49 0 66-7 36-15zm-194-29c-21-8-54-8-75 0-21 9-4 15 38 15 41 0 58-6 37-15zm308-40c10-17-22-39-73-49s-92-23-92-28 12-43 28-84c21-55 44-70 90-58 43 11 62 2 62-32 0-31-26-49-68-49-37 0-118-9-180-19-92-15-112-10-112 30 0 33 25 49 77 49 66 0 75 12 67 83-7 64-25 82-82 82-113 0-110 69 3 83 192 24 261 22 280-8zm-475-202c-7-29-13-6-13 52s6 81 13 53c8-29 8-77 0-105zm4929 7c0-16-13-10-29 15s-30 59-30 75c0 17 14 10 30-15s29-58 29-75zm-4718 54c-29-7-69-7-90 1-20 9 4 15 54 14 49 0 66-7 36-15zm16-59c-21-8-54-8-75 0-21 9-4 15 38 15 41 0 58-6 37-15zm-141-152c-13-77 0-168 41-285 33-95 48-173 34-173s-53 106-88 235c-64 238-82 372-33 260 24-57 25-57 27 8 2 37 11 67 20 67 10 0 9-51-1-112zm5129-68c-12-52-28-87-36-79s-6 57 6 109c11 52 27 88 35 79 9-8 6-57-5-109zm-4665-14c0-25-38-53-83-63s-119-29-164-44c-82-25-156 17-78 46 328 120 325 119 325 61zm4574-291c-61-187-89-227-115-160-10 26-6 40 9 31 36-22 94 183 70 246-12 32-7 41 16 26 20-12 36-5 36 15 0 21 8 29 18 19s-6-90-34-177zm-4552 62c-38-22-47-51-34-104 42-169-135-220-228-66-60 98-60 98 98 178 102 52 167 70 187 51 19-20 12-40-23-59zm-200-99c-25-31-26-48-2-63 52-32 120 8 101 59-22 57-54 59-99 4zm4595 81c-36-7-104-7-150 0-45 6-15 12 68 12 82 1 119-5 82-12zm-4363-105c9-111-7-105-36 14-11 45-9 82 5 82 13 0 27-43 31-96zm4266-91c0 15-31 42-68 60-67 32-67 32 0 28 37-2 68-13 68-25s20-26 45-31c37-8 33-28-22-115-59-93-68-98-77-41-6 40-53 83-128 117-65 29-118 62-118 74 0 53 44 48 166-21 74-41 134-61 134-46zm-4554-210c127-250 213-360 519-664 132-132 199-211 150-176-289 202-624 621-770 963-82 193-22 120 101-123zm358 186c-39-32-85-50-102-39-18 11-23 5-12-12 21-34-67-81-97-51-17 17 57 72 87 63 8-2 48 20 89 48 100 70 123 64 35-9zm4016-44c0-7-21-5-46 4-34 13-40 4-24-38 18-50 15-51-31-14-28 23-58 35-67 26-8-9 46-54 121-102 140-88 159-114 106-146-17-11-24-29-17-41s-13-23-45-26c-31-2-57 15-57 38 0 25 18 35 45 25 87-34 43 15-90 99-144 91-154 126-51 178 36 18 55 43 43 56s8 8 45-11 68-41 68-48zm-4335-15c29-33 47-60 39-60s-40 27-69 60c-30 33-48 60-40 60 9 0 40-27 70-60zm415 40c11-11-2-44-28-72-36-41-40-67-15-113 44-83 43-87-43-143-70-46-80-46-130-1-30 27-61 42-70 33-9-8-35 9-58 38-38 49-37 50 15 8 53-41 56-40 37 20-17 53 3 81 108 155 142 99 154 104 184 75zm-207-193c-31-50 39-107 80-66 35 35 13 99-33 99-15 0-36-15-47-33zm1958 132c-29-7-69-7-90 1-20 9 4 15 54 14 49 0 66-7 36-15zm564-13c-33-18-77-54-98-80-20-26-47-36-60-22-12 13-6 30 15 38 21 7 38 27 38 44 0 20-68 26-180 18-99-7-180-4-180 8 0 11 118 22 262 24 209 3 250-3 203-30zm1904 2c0 23 9 34 20 23 10-10-39-117-110-237-141-240-660-779-840-873-104-55-104-55-14 22 53 45 72 77 46 77-30 0-26 12 15 42 32 24 65 38 75 32 9-5 18 16 20 48 3 31-10 66-28 77-22 14-27 3-14-30 14-36-2-61-53-84-99-45-222-8-262 80-43 96 18 255 99 255 31 0 57 11 57 25 0 61-43 55-127-20-50-44-103-76-118-72s-54-6-87-24c-111-59-58-7 99 97 87 58 246 192 352 297 107 106 178 171 158 144-21-26-30-55-20-64 9-9-25-46-76-82-50-36-91-87-91-113s-9-39-20-28-39 4-61-15c-35-28-28-48 37-116 43-46 65-90 49-100s-37 2-47 28c-15 38-32 33-100-30-88-81-79-140 29-209 72-45 172 54 154 152-8 47-2 68 18 56 17-11 31-37 31-59s19-48 42-57c26-10 37-40 27-78-9-34-3-62 13-62 45 0 105 83 85 117-10 16-3 39 17 51 23 14 27 8 11-17-15-25-10-34 15-26 22 7 64 60 94 116 31 57 56 84 56 61 0-29 24-19 76 29 41 39 72 91 67 114-8 39-261 138-287 112-6-6 10-52 36-103 55-106 60-154 16-154-18 0-66 75-108 166-56 123-67 177-43 205 17 22 25 47 16 55-8 9 19 10 61 2 41-8 76-26 76-39s-27-16-60-8c-33 9-60 8-60-1s74-40 165-69c90-28 165-62 165-74 0-26 79-17 109 12 11 12 23 51 26 89 2 37 22 67 44 67s43 22 47 49 17 79 29 116c16 53 27 59 47 27 23-35 27-35 27 1zm-3029-28c36-23 32-29-23-29-37-1-67 13-67 29 0 38 31 38 90 0zm1440 0c0-16-31-30-68-29-55 0-59 6-22 29 58 38 90 38 90 0zm1369 10c-11-11 4-47 33-80 52-60 52-60-44-4-67 39-86 64-60 80 45 28 99 32 71 4zm-3989-30c-11-11-3-41 17-67 33-42 32-43-15-7-60 47-69 94-17 94 19 0 26-9 15-20zm1400-25c-9-24-30-36-47-26-18 11-14 29 11 44 54 35 56 34 36-18zm170-18c0-43-52-31-71 17-11 29-2 37 27 26 24-9 44-28 44-43zm870 33c0-9-31-30-68-46-37-17-64-48-60-68 5-24-39-36-136-36-80 0-161-16-180-36-28-28-36-28-36 1 0 39-171 33-240-9-25-16-34-10-24 17 10 31 86 45 281 52 266 10 358 41 331 112-9 23 12 35 59 32 40-2 73-11 73-19zm-615-30c-11-16-39-30-64-30s-37 14-26 30c10 17 38 30 63 30s37-13 27-30zm150 0c10-16 5-30-12-30-16 0-38 14-48 30-11 17-5 30 11 30 17 0 38-13 49-30zm1859-115c-13-13-224 113-224 133 0 8 53-17 118-54 64-37 112-73 106-79zm-2467 13c15-23 22-22 22 4 0 25 38 31 128 19 169-23 191-49 31-37-69 5-135-1-147-12-11-12-36-9-55 7s-85 32-147 36c-63 4-120 18-128 31-23 37 271-11 296-48zm1283 44c0-16-24-28-53-27s-96-5-150-13-97-3-97 10c0 21 74 37 247 53 29 3 53-8 53-23zm-2603-84c6-13-20-53-58-89-75-72-92-45-32 51 39 63 71 76 90 38zm249-112c134-133 61-316-125-316-62 0-97-12-87-30 11-17-2-21-30-10-34 12-38 25-16 39 24 15 21 33-12 60-71 59-59 229 20 284 94 66 165 59 250-27zm-224-58c-83-100 65-249 166-165 24 20 41 72 36 115-7 58-29 79-87 86-43 5-94-11-115-36zm168-35c10-26-2-68-27-92-40-40-50-40-93 3-26 26-40 68-31 92 23 59 128 56 151-3zm-110-28c0-25 20-45 45-45 24 0 45 20 45 45s-21 45-45 45c-25 0-45-20-45-45zm2634 83c-45-54-64-26-39 54 16 50 27 56 46 26 14-24 11-58-7-80zm-1756 22c12-44 1-60-39-60-31 0-64-14-75-30-10-17-32-23-49-12s-2 48 38 90c82 88 105 90 125 12zm2537-121c48-99 76-187 64-194-36-23-97 69-72 108 13 22 9 29-9 17-18-11-50 4-73 33-37 47-35 48 12 11 67-53 70-4 7 118-25 48-39 88-30 88 8 0 54-81 101-181zm-654 20c-17-16-46-9-73 18-59 59-28 90 44 45 34-21 45-46 29-63zm-1582-16c-8-31 0-65 18-76s33-36 33-54-25-8-55 24c-52 55-56 209-5 178 13-8 17-40 9-72zm151 42c-9-24-30-36-47-26-18 11-14 29 11 44 54 35 56 34 36-18zm838 23c7-13 3-57-8-98-19-72-20-71-35 23-14 87 12 132 43 75zm165-51c3-41-7-82-24-92-16-10-21 2-12 25 9 24 2 53-16 64s-25 33-15 48c31 50 60 30 67-45zm1327 40c37-27 36-30-10-15-45 15-51 6-34-50 24-78 7-66-43 31-40 76 4 93 87 34zm-1979-70c-21-25-17-55 13-94 67-89 54-121-14-35-73 93-82 209-15 183 32-13 37-29 16-54zm147-21c-14-52-32-100-39-107-10-9-2 150 9 194 1 4 14 7 29 7 17 0 18-37 1-94zm1487-56c83-85 107-129 85-152-23-23-64 5-141 96-178 207-134 251 56 56zm-2055 60c0-16-14-30-30-30-17 0-30 14-30 30 0 17 13 30 30 30 16 0 30-13 30-30zm-727-137c37-26 59-60 49-76-11-19-33-18-58 4-57 47-167 25-206-40-27-45-20-66 38-113 58-48 64-66 33-103-20-25-66-45-101-46-45 0-18-27 94-92 87-51 158-99 158-107 0-23-277 140-330 193-25 25-29 36-8 25 21-12 38-6 38 12 0 21 24 26 63 14 62-20 62-20 0 43-80 80-81 195-3 273 72 72 143 76 233 13zm2546-88c2-41-8-75-23-75-31 0-36 101-6 130 11 11 21 20 22 20s5-34 7-75zm-527-75c-73-66-146-120-163-120s-5 19 27 43c32 23 52 49 44 57-18 16-240-76-240-99 0-9 61-16 137-15 99 0 146 15 167 52 72 130 112-16 67-244-20-99-65-119-127-56-21 20-47 37-59 37-40 0-173 119-194 173-22 59-169 72-221 20-23-23-38-18-51 15-13 34 1 47 50 47 92 0 436 98 546 156 151 80 156 59 17-66zm-302-171c0-16 35-61 79-101 70-65 75-66 46-10-38 74-125 151-125 111zm199-32c-8-12 5-49 28-80 37-51 43-52 43-8 0 28-17 51-38 52-25 0-22 10 8 29 27 18 30 29 9 30-20 0-42-10-50-23zm-1952 260c13-22-1-27-44-13-45 14-63 7-63-24 0-25 16-52 37-60 24-10 19-16-12-18-62-3-92 70-47 114 43 43 102 44 129 1zm233-109c-19-76-18-77 52-28 77 54 148 66 148 24 0-15-29-34-64-44-45-11-58-31-45-66 10-27 19-71 19-99 0-43 5-44 32-5 29 40 31 40 20 0-7-25-25-42-40-39s-59-15-98-40c-38-25-77-38-87-28-10 9 2 18 25 18 23 1-1 21-55 44-98 42-98 42-17 207 81 167 146 200 110 56zm-66-138c-27-32-25-50 10-79 37-31 48-28 64 13 27 70-29 120-74 66zm2226 175c10-25 13-45 7-45-5 0-27 20-47 45-22 26-25 45-7 45 16 0 38-20 47-45zm-2351-187c0-21-13-38-28-38-16 0-21 24-10 53 18 47 15 48-36 7-52-42-53-41-17 27 30 56 44 62 64 30 15-23 27-59 27-79zm480-35c1-97-16-72-40 57-14 74-11 92 10 60 16-25 30-78 30-117zm91 116c0-16 33-45 74-64 57-26 85-25 120 5 64 53 97 11 50-64-21-34-33-68-25-75 7-7 42 31 76 85 64 99 64 99 64 15 0-47-11-77-26-68s-43-4-63-28c-21-24-48-38-61-30-12 8-45-19-72-60s-76-75-110-75c-41 0-54-12-38-37 15-26 6-25-29 3-28 23-49 63-48 90 1 38 8 36 29-11 18-39 21 10 10 143-13 139-8 202 15 202 18 0 34-14 34-31zm39-178c10-65 51-120 51-68 0 18 8 54 18 80 12 31 1 47-30 47s-45-21-39-59zm1908 130c41-36-56-3-104 36-55 44-54 44 17 11 41-20 80-41 87-47zm-885-25c2-15-31-36-72-46-53-12-78-41-85-97-11-99 83-162 173-114 92 49 107 36 32-29-95-82-164-75-241 22-47 60-59 107-47 173 13 65 9 78-12 45-50-76-34-187 37-265 67-73 67-73 2-39-49 26-68 25-81-4-8-20-13 51-9 158 5 190 8 195 87 196 45 1 91 12 103 24 30 29 111 13 113-24zm487-53c-8-21-15-4-15 37s7 58 15 38c9-21 9-55 0-75zm-1092-90c-6-101 4-141 39-154 82-32 22-68-90-55-111 13-139 47-61 77 31 12 45 60 45 156 0 97 11 134 37 125 24-8 35-61 30-149zm251-190c-9-23-30-43-47-43-36 0-44 338-9 373 28 28 79-270 56-330zm372 227c35-24 29-28-27-23-40 5-78-9-85-29-8-23 14-39 57-41 55-3 58-7 14-18-70-18-123 32-99 94 20 54 74 60 140 17zm660-132c-108-55-229-109-270-120-42-12 33 33 165 98 132 66 253 119 270 120 16 1-58-44-165-98zm-360-37c0-33-57-4-73 38-16 41-11 43 27 12 25-21 46-43 46-50zm-1800 4c41-24 61-43 45-43-17 0-64 19-105 43-42 24-62 43-45 43 16 0 63-19 105-43zm1009-113c-8-20-14 4-14 53 1 50 8 66 15 37 8-29 7-70-1-90zm-812 16c-17-18-107 29-107 56 0 14 26 10 58-10s55-41 49-46zm559-8c35 0 55-8 45-19-37-36-171 20-171 72 1 49 3 49 32 0 17-29 59-53 94-53zm780 10c-30-12-31-26-4-58 29-34 18-42-59-42-110 0-131 79-26 99 96 18 134 19 89 1zm-1056-53c175-56 90-58-105-4-83 23-123 43-90 44s120-17 195-40zm1260 13c-103-33-182-33-105 0 33 14 87 25 120 25 48-1 45-6-15-25zm-833-81c-38-7-92-7-120 0-29 8 2 14 68 14 66-1 89-7 52-14zm330 0c-36-7-104-7-150 0-45 6-15 12 68 12 82 1 119-5 82-12z">
              <text:p/>
            </draw:path>
            <draw:path draw:style-name="style3" draw:layer="layout" svg:width="5.386cm" svg:height="5.383cm" svg:x="0.003cm" svg:y="0.008cm" svg:viewBox="0 0 5387 5384" svg:d="m2243 5363c-956-155-1790-879-2119-1838-164-479-165-1182-2-1657 463-1351 1812-2109 3201-1799 973 218 1808 1079 2016 2080 76 369 61 922-35 1259-263 919-978 1636-1891 1896-256 72-890 104-1170 59zm570-12c0-25-181-36-217-13-23 14 13 24 89 25 70 0 128-5 128-12zm-368-39c-29-7-76-7-105 0-29 8-5 14 53 14 57 0 81-6 52-14zm756-11c178-39 214-72 81-76-52-2-74 4-49 13 24 10-30 33-120 53-91 19-142 37-114 39s119-12 202-29zm-958-43c-21-25-60-43-87-41-34 2-31 8 12 19 60 15 60 15 0 39-52 20-48 24 26 26 73 2 80-5 49-43zm228-37c22-29 40-66 41-82 0-16-20 1-46 37-26 37-63 67-83 67-25-1-26-7-2-23 18-12 59-69 90-127 57-105 57-105 66 23 14 201 66 148 66-68 0-229-49-258-134-82-54 112-54 112-88-6-35-120-98-173-122-102-7 22-28 98-46 168-21 81-46 121-66 108-21-12-25-6-12 14 42 69 105 34 125-70 22-118 70-141 78-37 5 65 16 164 22 210 5 41 70 23 111-30zm-567-20c-45-20-74-46-62-57 19-19-60-34-121-23-15 3-87-24-161-59-131-61-133-64-72-107 34-24 85-92 113-150 29-61 66-99 88-90 47 17 77-48 45-99-15-25-56 17-122 123-100 160-169 234-217 234-14 0-18-13-8-30 11-17-2-21-30-10-40 15-42 24-9 45 77 52 339 183 444 222 134 49 223 50 112 1zm1653-20c5-14 28-17 51-9 61 24 595-264 547-294-52-33-90-31-68 5 11 17-1 22-28 11-33-12-42-4-30 28 19 50-81 98-174 85-30-4-52 12-52 37 0 48-83 84-221 96-47 3-108 30-135 58-46 48-45 50 26 29 41-12 79-33 84-46zm-1244-44c-24-62-40-55-40 18 0 34 12 54 28 44s21-38 12-62zm369-52c-8-20-14 4-14 53 1 50 8 66 15 37 8-29 7-70-1-90zm609 55c21-25 28-72 16-109-16-50-11-60 20-41 34 21 34 16 0-26-23-27-33-74-23-103 17-48 14-47-24 3-26 32-59 46-80 32-23-14-29-10-15 12 11 19 43 35 69 35 27 0 40 8 30 19-10 10-54 9-98-2-65-16-72-27-43-63 20-24 48-36 63-27s27-4 27-30c0-55-3-56-103-18-115 44-106 165 15 208 104 36 105 114 2 99-35-5-64 5-64 22 0 48 167 39 208-11zm-1285-68c28-34 30-43 4-28-50 30-46-37 8-131 50-88 56-150 15-150-16 0-48 44-70 98-51 120-115 176-166 145-35-22-21-134 36-300 3-7-10-18-27-23-17-6-56 57-86 141-53 147-53 154 1 213 42 47 80 58 154 46 58-10 92-5 81 12-29 47 7 31 50-23zm1042-65c-53-86-98-82-50 4 20 37 33 81 29 97-5 17 7 15 26-4 26-26 25-49-5-97zm-862-51c41-161 135-219 274-168 45 16 106 25 135 20 29-6 107-13 173-17 66-3-11-17-171-30-160-14-361-45-447-71-87-26-163-42-169-35-26 25 87 104 127 89 25-10 64-10 88-1 37 15 38 30 4 101-47 98-85 249-63 249 8 0 30-62 49-137zm1405 81c39-74 119-103 168-63 47 39 88-12 55-68-12-21 8-12 45 20 56 50 63 51 47 8-18-45-50-62-106-56-10 1-63-43-117-99-137-142-180-113-180 122 0 193 31 241 88 136zm13-140c10-27 5-39-12-29-16 10-29-2-29-28s11-47 26-47c43 0 100 85 79 119-30 49-84 36-64-15zm134 115c-16-19-49-28-73-19-66 26-50 55 30 55 53 0 64-10 43-36zm-2084-114c15-66 12-78-10-45-17 25-31 71-31 103-1 76 17 52 41-58zm202 36c-39-38-78-9-49 38 11 17 33 24 50 13 21-12 20-29-1-51zm635-111c-9-8-23 2-30 23-8 20-26 30-41 20-31-19-38 27-8 57 11 10 37-4 58-33 21-28 30-59 21-67zm-1323 21c-79-84-83-115-13-93 45 14 44 11-4-19-44-28-61-27-83 5-21 31-26 26-19-18 6-45-10-61-66-64-68-4-60 9 74 127 162 143 214 172 111 62zm384-80c52-82 87-163 76-181-13-21 8-27 62-17 46 8 94 32 107 54 18 28 25 29 25 1 0-20-77-86-172-146s-250-177-345-259-172-141-172-131c0 37 15 63 33 57 11-4 43 20 73 52 29 33 42 59 29 59-14 0-1 26 28 58s71 51 95 42c30-12 37-2 22 35-16 43-8 48 49 30 51-16 62-12 45 16-15 24-12 31 8 19 17-11 46-1 64 21 26 31 10 81-70 214-88 146-110 225-63 225 6 0 53-67 106-149zm407-54c-9-9-16 0-16 20s-13 29-29 19-43 9-60 41c-46 86-38 114 12 46 42-55 43-55 30 17-11 58-4 52 33-26 26-55 39-108 30-117zm-434-191c-18-15-26-18-18-7 7 10-1 46-19 79-26 49-37 52-61 19-20-30-23-23-9 25 19 71-50 204-87 166-12-11-12 3-1 32 16 42 41 18 123-118 69-114 92-179 72-196zm1618 258c124-64 88-86-77-48-87 21-99 29-43 32 57 2 65 9 31 31-24 15-54 21-67 13s-15 7-5 34 27 36 37 21c10-16 66-53 124-83zm760-13c-29-49-57-84-64-78-13 13 83 167 104 167 7 0-11-40-40-89zm248-6c14-24 0-29-45-17-52 14-82-7-144-100-81-124-129-150-129-71 0 28-15 38-35 25-22-13-27-8-13 14 12 19 33 28 46 20s60 39 104 105c67 102 88 116 137 90 31-17 67-47 79-66zm454-227c252-257 280-298 205-298-23 0-35 18-27 40 9 23-16 51-62 69-46 17-71 45-62 69 8 22-20 73-63 114-74 69-80 70-118 19-28-39-61-48-117-34-83 21-102-11-43-70 49-49 7-84-47-40-58 48-97-13-47-74 56-68 7-90-61-28-81 73-78 86 49 226 99 110 114 117 160 75 65-60 77-58 82 12 3 40-9 53-40 42-24-10-40-2-35 16s-32 67-81 110c-80 69-82 73-15 41 41-20 186-150 322-289zm-3216 149c-10-10-41 6-70 36-49 52-48 53 19 18 38-20 61-44 51-54zm2269-17c-37-38-56-81-43-94 12-14-4-15-37-3-33 13-118 44-188 68-136 48-173 82-58 53 38-10 89-20 112-24 24-4 59-16 78-28s66 5 105 37c96 80 110 76 31-9zm-2302-27c66-94 58-154-32-261-62-74-87-86-120-59-47 39-57-5-12-51 20-19 10-31-29-34-33-2-67 8-76 24-10 15 1 20 23 12 27-11 40 8 39 56-2 78-70 178-106 155-13-8-42 9-65 38-37 48-36 49 18 7 53-41 56-40 36 14-52 137 236 225 324 99zm-218-32c-24-28-15-61 36-125 75-94 139-83 139 25 0 118-109 181-175 100zm145-100c0-57-42-51-103 16-39 44-42 60-12 71 49 18 115-32 115-87zm-90 53c0-17 13-39 30-49 16-10 30-5 30 12 0 16-14 38-30 48-17 10-30 5-30-11zm2180 33c533-198 958-598 1173-1104 119-282 157-472 157-793 0-360-41-533-202-869-110-229-181-329-369-520-232-237-232-237-311-186-43 29-78 77-78 109 0 31-18 56-40 56-63 0-177 139-187 226-11 104-8 103-158 75-72-13-119-13-105 0 13 13 58 29 100 34 41 6-255 10-658 10s-668-9-589-20c78-12 151-30 162-41 18-17-113-2-288 33-45 10-69-1-71-31-10-125-82-260-147-277-33-9-59-34-59-55 0-22-36-68-79-102-70-55-60-79 26-65 12 1 23-11 23-28 0-21 18-21 56-1 30 16 64 21 75 11 10-10 19-3 19 16s18 35 41 35c49 0 84 143 39 158-17 6-22 25-11 44 20 31 43 27 261-46 24-9 52-14 62-12 10 1 18-16 18-39 0-31-15-34-53-13-74 39-125 35-110-9 7-21-9-55-35-75-38-30-40-42-8-63 22-14 36-52 30-83-6-39 7-56 43-53 29 3 53-7 53-21s39-23 87-19c65 4 101 32 142 109 40 73 45 106 20 114-20 7-29 30-20 53 9 25-11 45-55 52-61 11-63 15-16 36 36 16 73 7 109-26 50-45 57-45 74-2 10 27 5 41-10 31-15-9-34-6-42 7-19 30 246 22 274-9 12-13 5-14-16-2-23 14-37 3-37-27 0-36-17-44-65-28-50 15-61 10-47-26 10-26-3-64-28-85-41-34-40-42 5-75 28-20 42-51 31-69-18-29 18-44 60-24 9 4 28-13 44-38 22-36 39-38 85-10 44 28 66 28 95 0 30-27 34-26 17 3-11 20-6 37 13 37 18 0 24 15 12 33-11 19-2 45 21 60 34 21 35 36 3 87-21 35-30 76-20 92 12 19-10 23-57 11-62-15-75-8-72 39 6 74 127 56 186-28 40-58 41-58 61 3 20 65 118 86 151 33 10-16-6-30-36-30s-71-37-92-81c-31-68-30-85 6-106 26-14 36-45 25-74-12-33-7-42 16-27 20 12 36 10 36-4 0-22 138-29 180-8 8 4 24 6 35 4 11-1 36 46 56 105 28 85 28 113-2 131-21 13-27 40-14 61 18 28 4 33-54 18-47-11-86-5-99 16-13 20-9 26 11 14 18-11 41-6 51 11 11 16 49 30 86 30s82 14 99 31c22 22 43 17 70-15 21-25 25-46 9-46-50 0-21-134 32-145 27-5 50-23 50-39s12-22 27-12c16 9 37 3 47-14 13-20 39-19 80 2 127 69 84-1-50-79-436-255-1018-344-1483-227-413 105-668 249-962 543-391 392-562 769-590 1306-38 730 260 1332 876 1771 362 259 675 347 1185 332 328-9 405-21 620-101zm-751-144c-85-103-85-103-454-103-309 0-372-8-387-47-10-26-18-377-18-779 0-597-8-729-40-717-22 9-55-15-74-53-30-59-33-50-21 66 7 74 16 277 21 450 8 307 7 315-59 325-83 11-85 40-7 110 115 105 40 143-119 61-64-33-82-60-70-105 13-52 1-61-78-61-106 0-118 41-44 147 40 58 42 74 7 95-68 42-160-44-182-171-12-64-22-268-23-453-1-317-5-338-61-338-55 0-60-20-60-220 0-121 7-228 17-237 9-10 22-91 27-182 13-208 79-336 195-376 106-37 102-24 46-183-40-114-39-136 8-236 43-91 68-111 140-111s100 22 149 115c58 110 59 120 10 254-48 134-48 142 8 201 87 93 150 302 150 499 0 105 13 176 32 176s30-72 27-187c-2-104-3-306-2-450 2-245 7-263 64-263 40 0 54-13 40-35-15-25-5-27 36-8 73 35 1503 37 1599 2 47-17 65-15 52 6-11 18 15 35 64 41 83 9 83 9 83 452 0 243 10 442 22 442s23-71 23-157c0-204 47-374 137-493 67-88 69-101 27-180-60-116-56-216 15-332 91-149 181-126 293 74 31 55 29 91-7 195-41 116-41 131 4 158 246 150 288 328 188 795-16 74-32 353-36 619-6 429-13 492-64 548-52 57-167 89-167 45 0-10 23-57 52-106 46-78 46-92 7-117-69-45-135-19-128 50 7 67-95 131-208 131-64 0-64 0 4-73 76-80 62-137-33-137-61 0-62-9-41-307 42-597 48-867 17-848-17 10-30 50-30 89s-11 77-23 84-6 8 15 3c53-13 47 125-7 180-38 37-45 162-45 739 0 421-13 717-31 752-28 52-66 58-377 58-371 0-501 36-537 150-26 80-45 74-146-47zm164-33c82-98 232-133 546-128 203 4 307-5 314-28 9-25-240-34-923-34-627 0-932 10-925 31 6 18 159 33 377 37 356 7 369 9 449 90 96 96 108 98 162 32zm872-596c13-104 13-104-926-104s-939 0-939 113c0 112 0 112 926 104 927-9 927-9 939-113zm-5-494c0-120 0-120-930-120s-930 0-930 120 0 120 930 120 930 0 930-120zm-427-612c9-202 9-202-105-192-113 9-113 9-122 191-9 181-9 181 105 170 90-8 104-4 69 23-40 31-40 33 0 22 33-8 47-65 53-214zm271 196c27-17 36-80 30-202-9-175-10-177-95-168-58 6-78-2-64-25 17-26 6-26-42-1-53 29-63 62-63 207 0 173 0 173 112 164 88-7 100-3 53 19-41 19-46 28-15 30 24 0 62-10 84-24zm-2332-149c-18-33-32-123-32-198 0-105-12-137-48-137-40 0-44 22-26 128 12 70 26 157 30 193 12 96 45 140 80 105 19-19 18-51-4-91zm-140-102c-28-216-48-223-39-15 4 95 18 172 33 172 14 0 17-71 6-157zm213-8c0-91-11-165-23-165-27 0-30 215-4 283 10 26 20 47 22 47 3 0 5-74 5-165zm3114 68c9-54 26-140 36-190 16-73 10-93-28-93-37 0-47 32-47 143 0 79-14 152-31 162-17 11-23 32-13 47 33 54 66 27 83-69zm-2645-97c33 18 33 15 3-18-21-22-37-70-37-107s-16-77-35-88c-24-16-28 9-13 88 13 72 9 109-13 109-18 0-24 15-12 33 14 24 27 23 43-4 13-21 40-27 64-13zm342-222c-25-50-47-115-47-145 0-42-6-45-26-13-17 26-30 29-37 8-7-20-27-22-56-4-38 23-35 37 22 90 37 34 90 105 118 158 38 72 54 84 62 47 6-28-10-92-36-141zm807-61c9-14-14-26-51-25s-94-10-127-24c-54-22-56-20-19 25 43 54 169 69 197 24zm-11-64c31-17 58-45 58-61 0-19-20-20-53-3-29 15-79 17-112 3-33-13-44-25-23-26 51-3 48-92-2-92s-45 99 7 163c47 56 50 56 125 16zm51-143c6-20-10-36-36-36s-47-20-47-45c0-52-56-58-120-12-36 24-31 27 21 12 54-15 70-3 86 60 20 77 73 89 96 21zm-284-78c-12-78-1-116 47-165 67-66 197-85 229-32 10 16 30 23 44 15 14-9 23 50 20 132-3 115 4 140 33 116 55-46 46-217-15-291-29-34-96-71-149-81-80-16-111-4-187 72-98 98-108 139-62 259 41 108 60 96 40-25zm-512 25c54-26 122-87 150-136 47-83 47-86-1-58-75 44-295 240-270 241 12 0 66-21 121-47zm815-101c15-1 3-29-27-61-58-65-132-66-208-3-90 75-52 85 235 64zm-1458-72c7-33-5-44-34-33-25 10-53 3-64-15-29-46-76-39-76 12 0 47 87 109 135 95 16-5 34-31 39-59zm2670 34c56-57 42-76-54-72-50 2-90 18-90 36-1 75 84 96 144 36zm38-237c15-23 27-62 27-87 0-37-5-37-26-4s-39 33-97 2c-65-35-68-34-30 13 65 79 11 97-56 19-46-52-60-57-60-22 0 94 32 127 123 124 51-1 104-21 119-45zm-2792-24c0-32 16-65 37-73 22-9 16-16-15-18-29-1-52 12-52 28 0 17-15 30-32 30-18 0-24-13-13-30 10-16 4-30-14-30-36 0-40 33-13 103 25 66 102 59 102-10zm153-25c15-41 13-68-4-68-16 0-29 14-29 30 0 17-18 30-40 30s-40 21-40 46c0 69 84 40 113-38zm2536 3007c-25-25-54-71-64-102-10-32-37-65-61-74-27-11-14 28 35 102 43 66 91 119 107 119 15 0 8-20-17-45zm111-120c-62-74-118-135-123-135-33 0 177 266 212 268 13 1-27-59-89-133zm-3280 90c0-8-49-69-109-135s-100-120-89-120 5-27-13-61c-18-33-44-54-58-45-34 21-221-274-198-311 10-17-9-45-43-62-36-20-60-21-60-4 0 44 269 429 420 599 134 153 150 167 150 139zm580-121c-24-62-40-55-40 18 0 34 12 54 28 44s21-38 12-62zm2307-11c12-2 37-3 54-3 18 0 25-12 16-27-20-31 129-136 156-110 26 26 217-167 217-219 0-24 8-35 19-24 30 29 103-42 81-78-11-17-7-24 7-15 15 9 53-18 85-60s42-67 23-55c-53 33-43-8 25-94 33-42 60-65 60-52s23 2 52-23c29-26 73-53 98-61 24-8 7-9-39-4-50 7-77-1-66-18 10-17 11-30 3-30s-65 76-127 168c-169 254-379 470-596 612-183 119-262 188-143 124 29-15 63-29 75-31zm743-2c0-16-26-43-57-59-44-24-67-18-98 21-36 46-35 48 8 14 40-31 56-29 86 8 44 52 61 57 61 16zm-3-169c-41-49 5-57 54-9 18 19 48 25 67 13 21-13 10-39-34-74-67-54-67-54 59-66 70-7 127-3 127 8s22 17 50 13c57-8 316-463 295-519-7-21 0-38 16-38 15 0 29-14 29-32 0-17-14-23-31-13-16 10-38-2-48-28s-31-38-48-28c-19 12-15 28 9 42 21 13 43 53 48 88 6 43-2 58-25 43-21-13-27-8-15 11 28 45-42 190-80 166-19-11-23 1-12 31 12 30 5 47-17 42-20-4-33 16-28 43 12 76-95 135-217 121-79-9-106-27-106-68 0-31-28-70-61-88-49-27-74-18-137 45-43 43-70 97-61 121 15 41-17 59-84 46-15-3-9 17 14 45 36 43 34 55-16 91-31 23-42 42-23 42s42-13 52-29c10-15 36-21 58-13 23 9 50 2 61-16 12-18 2-25-23-15-24 9-51-6-62-34-14-36-7-45 28-32 27 11 39 6 28-11-29-47 34-35 76 15 20 25 27 45 15 45-13 0-8 18 11 40 18 22 23 52 11 65-12 14-5 15 17 2 30-17 30-32 3-65zm-74-195c-11-17-6-46 11-63 37-38 96-6 96 53 0 50-78 58-107 10zm-3511 196c40-16 51-13 36 12-12 19-6 35 13 35s28-19 19-42 9-66 41-94c96-87 32-109-85-29-127 86-181 94-206 29-18-48 66-164 119-164 17 0 2 31-34 70-37 38-57 79-46 90 32 31 76 24 56-10-10-16 0-22 22-14 23 9 67-15 99-52 59-69 59-69-9-12-76 65-127 45-68-26 21-25 28-46 16-46-13 0-6-20 15-46 57-68 12-89-73-33-90 59-119 62-89 12 12-21-15-5-59 35-84 76-111 126-34 62 38-32 42-25 26 53-13 69-2 106 48 156 36 36 81 59 100 51 20-8 61-25 93-37zm3798-58c0-25-22-45-49-45-40 0-42 8-11 45 20 25 42 45 48 45s12-20 12-45zm-47-227c-25-42-43-34-43 19 0 26 13 38 30 28 17-11 23-32 13-47zm-3584-20c22 20 2-14-44-77-61-82-92-103-109-76-13 22-5 59 20 86 34 38 35 56 6 90-21 23-10 19 24-9 50-41 70-44 103-14zm-504-65c128-73 249-110 223-68-11 17-6 39 10 49 38 23 133-121 107-163-28-46-76-7-56 45 38 99-39 34-89-77-31-66-67-112-82-103-14 9-19 34-10 56 9 25-32 65-108 104-140 73-163 78-133 29 14-22 9-26-16-11-29 18-26 34 12 72 45 45 58 44 166-18 133-77 151-81 151-36 0 17-11 26-23 19-12-8-83 25-157 72-152 96-148 118 5 30zm4282 46c-7-6-46-27-87-47-71-33-72-33-17 11 48 39 145 72 104 36zm46-77c10-16-31-51-90-80-117-55-95-101 48-101 77-1 207-74 179-100-47-43-326-165-342-150-10 11-19 0-19-23 0-35-5-35-29 2-26 39-30 38-30-5 0-27 15-55 33-61s28-38 22-70c-8-42-30-14-76 97-61 147-62 155-9 151 30-3 55-12 54-21-5-54 14-57 82-12 60 39 68 57 38 79-28 20-24 23 16 10 30-10 71-8 90 4s-40 36-130 53c-112 21-165 46-165 76 0 24-12 52-25 62-14 10-3 27 24 38 28 11 41 6 30-11-27-44 18-34 136 30 121 67 140 70 163 32zm61-147c-26-5-70-1-98 9-41 16-42 24-8 45 24 15 64 11 97-9 48-30 50-36 9-45zm-4679-5c-15-44-3-67 45-84 63-23 62-25-18-62-72-32-78-31-46 7 22 26 25 51 8 61-35 22-68-57-47-112 8-22-6-58-31-79-26-21-46-59-46-85 0-25-9-38-18-28-18 18 60 287 113 390 36 71 63 66 40-8zm344-87c0-35-7-38-24-10-13 20-50 58-82 83-54 42-52 42 24 10 45-20 82-57 82-83zm187-84c-43-91-53-98-61-45-11 77 47 194 85 171 15-10 5-65-24-126zm-332-86c-11-121 57-143 109-35 32 67 33 67 35-12 2-97-65-157-147-131-44 14-61 45-61 109 0 69-13 88-52 81-28-6-59-44-68-85-12-50-25-62-41-37-13 20-5 74 18 119 31 64 60 82 122 77 56-4 75 6 61 30-11 20-8 25 6 12 15-13 23-71 18-128zm236 59c0-7-21-12-45-12-25 0-45 13-45 29s20 21 45 12c24-10 45-23 45-29zm4542-303c41-184 65-507 27-364-7 28-53 64-101 81-78 27-174 169-138 205 7 7 26-27 43-75 21-59 56-93 109-103 89-17 89-18 45 187-24 110-43 145-68 124-24-20-34-8-34 44 0 39 10 72 23 72s8 30-11 68c-31 60-30 62 11 22 25-25 67-142 94-261zm-4549 70c-27-89-40-103-54-61-23 64 33 231 66 198 13-12 7-74-12-137zm4166 67c-19-10-68-28-109-39-58-16-65-13-30 11 40 28 40 31 0 33-28 1-17 17 27 41 54 30 82 32 110 7 27-25 27-39 2-53zm251-25c0-16-70-49-156-75-187-55-213-57-198-11 7 20 72 52 145 72 175 46 209 49 209 14zm-5020-128c-4-54-17-114-30-135-13-20-20-90-16-156s-2-130-14-141c-32-32-24 208 12 378 37 173 57 196 48 54zm4641-9c10-27 5-39-12-29-16 10-31-6-32-36-1-33-8-39-18-15-15 38 7 126 31 126 7 0 21-21 31-46zm-4331-128c0-69 152-141 185-88 16 24 24 14 24-31 1-66-1-67-110-21-134 56-120 41-146 146-16 62-12 81 12 66 19-12 35-44 35-72zm229-13c-8-21-15-4-15 37s7 58 15 38c9-21 9-55 0-75zm4300-44c-32-51-33-51-17 1 10 30 19 71 20 90 2 25 6 25 17-1 8-20-1-61-20-90zm-4670 25c-14-54-153-141-181-113-7 8 15 22 49 33 35 11 77 46 94 78 39 74 57 75 38 2zm4515-96c31-2 36-8 13-18-60-24-43-62 37-82 70-18 157-126 126-158-8-8-24 14-35 48s-29 63-40 64c-11 2-42 7-68 12-37 7-48-22-54-137-3-81 4-147 18-147 13 0 24-56 24-125 0-68 13-127 30-130 16-3 19 1 7 8-44 24-24 210 25 229 93 35 136 17 167-72 17-49 44-90 58-90 26 0 42 95 29 165-3 17 18 7 47-21 43-43 46-65 18-128-52-113-171-104-213 18-27 76-41 87-75 59-45-37-32-153 17-153 16 0 20 30 10 68-17 62-16 63 17 10 30-47 26-65-19-98-52-38-50-45 48-129 57-49 92-89 77-90-14 0-10-19 8-42 70-84 7-139-162-139-151 0-159-4-151-74 7-64 1-70-50-43-46 25-72 17-128-40-39-39-76-89-81-112-9-40-102-151-127-151-7 0 46 105 119 233 191 337 264 651 248 1072-7 182-8 300-2 263 7-38 34-69 62-70zm-46-703c1-66 16-139 34-162 26-34 19-38-35-20-52 16-67 9-67-29 0-35 15-44 50-31 29 11 16-13-30-55-95-89-103-138-21-138 41 0 53 14 41 47-10 25 3 62 28 82 58 46 97 171 54 171-18 0-32 20-32 45 0 62 23 57 141-33 56-43 110-71 118-62 9 8-41 53-110 99s-136 111-149 145c-18 45-23 30-22-59zm112-252c0-43 15-53 60-41 48 12 53 24 27 57-49 58-87 51-87-16zm276 928c69-28 69-28 4-47-35-11-75-44-90-73-23-50-33-47-110 32-62 64-72 87-37 87 26 0 64 35 83 78 34 75 36 75 59 14 13-35 54-76 91-91zm-4776 73c0-25 29-57 66-70 66-25 66-25 0-61-37-19-66-56-66-81 0-32-26-21-87 39-79 77-81 86-30 106 31 11 57 42 57 67s13 46 30 46c16 0 30-21 30-46zm-144-171c26-21 57-70 69-110 19-63 16-66-24-30-25 23-40 51-33 63 7 11-18 41-55 67s-53 47-36 47 53-17 79-37zm4981 0c-37-17-67-49-67-71 0-21-14-47-30-57-17-10-30-4-30 13 0 45 112 152 157 150 21-1 7-17-30-35zm-4773-100c-27-58-52-94-57-79-14 41 47 186 78 186 15 0 6-48-21-107zm251-592c157-613 696-1204 1282-1406 111-38 203-87 203-107 0-21 14-38 31-38 18 0 24 13 14 30-12 19 33 21 126 7 79-12 221-22 316-22s173-4 173-8c0-5-33-21-73-36-53-20-77-56-86-127-11-94-12-92-17 21-4 90-13 109-34 75-17-25-30-30-30-10-1 50-292 85-344 41-33-27-56-22-104 27-35 34-86 63-115 63-29 1-78 20-109 44-39 29-73 34-109 15-41-22-56-15-68 31-23 86-107 72-147-23-27-67-36-73-47-29-7 30 5 75 27 101 33 40 26 57-45 114-112 89-157 84-281-33-87-82-102-114-86-183 15-69 13-74-15-29-18 30-24 76-15 101 15 38 2 43-65 30-76-16-75-14 14 26 53 24 116 81 141 126 25 46 46 66 46 45 1-30 16-31 64-6 50 27 55 41 25 78-21 24-54 37-76 29-21-8-47 12-58 46-10 33-61 86-114 118-52 32-91 64-87 73 18 35 3 65-67 141-40 44-116 175-169 292-52 117-105 212-118 212-26 0-97-26-275-102-94-40-109-41-95-5 10 25 37 36 64 25 29-11 40-6 28 14-12 18 34 45 113 65 147 37 176 64 148 137-15 38-41 44-113 28-99-22-156-25-228-12-25 4 37 23 138 41 173 32 183 38 159 102-17 45-50 67-101 67-48 0-76 17-76 45 0 25 14 45 31 45 18 0 22-17 11-37-12-21-11-28 2-16 13 11 49 7 80-9 43-23 56-20 56 16 0 25-24 46-53 47-40 0-43 6-13 25 22 14 38 44 34 67-3 23-2 96 2 162 5 86 15 53 32-114 14-129 46-318 73-420zm4638 324c-14-132-27-207-29-166-4 74-4 74-51 8-26-37-60-67-75-67-16 0-1 27 32 60 68 69 75 126 25 220-32 58-30 61 14 25 44-37 51-27 70 90 33 206 42 94 14-170zm-260 107c28-31 45-82 38-112-12-45-15-43-18 11-2 36-33 87-70 112-37 26-52 47-35 47 18 0 56-26 85-58zm-4642 7c-29-7-69-7-90 1-20 9 4 15 54 14 49 0 66-7 36-15zm-194-29c-21-8-54-8-75 0-21 9-4 15 38 15 41 0 58-6 37-15zm308-40c10-17-22-39-73-49s-92-23-92-28 12-43 28-84c21-55 44-70 90-58 43 11 62 2 62-32 0-31-26-49-68-49-37 0-118-9-180-19-92-15-112-10-112 30 0 33 25 49 77 49 66 0 75 12 67 83-7 64-25 82-82 82-113 0-110 69 3 83 192 24 261 22 280-8zm-475-202c-7-29-13-6-13 52s6 81 13 53c8-29 8-77 0-105zm211 61c-29-7-69-7-90 1-20 9 4 15 54 14 49 0 66-7 36-15zm16-59c-21-8-54-8-75 0-21 9-4 15 38 15 41 0 58-6 37-15zm-141-152c-13-77 0-168 41-285 33-95 48-173 34-173s-53 106-88 235c-64 238-82 372-33 260 24-57 25-57 27 8 2 37 11 67 20 67 10 0 9-51-1-112zm5129-68c-12-52-28-87-36-79s-6 57 6 109c11 52 27 88 35 79 9-8 6-57-5-109zm-4665-14c0-25-38-53-83-63s-119-29-164-44c-82-25-156 17-78 46 328 120 325 119 325 61zm4574-291c-61-187-89-227-115-160-10 26-6 40 9 31 36-22 94 183 70 246-12 32-7 41 16 26 20-12 36-5 36 15 0 21 8 29 18 19s-6-90-34-177zm-4552 62c-38-22-47-51-34-104 42-169-135-220-228-66-60 98-60 98 98 178 102 52 167 70 187 51 19-20 12-40-23-59zm-200-99c-25-31-26-48-2-63 52-32 120 8 101 59-22 57-54 59-99 4zm4595 81c-36-7-104-7-150 0-45 6-15 12 68 12 82 1 119-5 82-12zm-4363-105c9-111-7-105-36 14-11 45-9 82 5 82 13 0 27-43 31-96zm4266-91c0 15-31 42-68 60-67 32-67 32 0 28 37-2 68-13 68-25s20-26 45-31c37-8 33-28-22-115-59-93-68-98-77-41-6 40-53 83-128 117-65 29-118 62-118 74 0 53 44 48 166-21 74-41 134-61 134-46zm-4621-82c21-50 52-81 69-71 17 11 22 6 12-11-49-80 144-352 505-710 218-218 196-236-35-29-110 99-340 384-450 557-89 142-201 393-164 370 14-8 43-56 63-106zm425 58c-39-32-85-50-102-39-18 11-23 5-12-12 21-34-67-81-97-51-17 17 57 72 87 63 8-2 48 20 89 48 100 70 123 64 35-9zm4016-44c0-7-21-5-46 4-34 13-40 4-24-38 18-50 15-51-31-14-28 23-58 35-67 26-8-9 46-54 121-102 140-88 159-114 106-146-17-11-24-29-17-41s-13-23-45-26c-31-2-57 15-57 38 0 25 18 35 45 25 87-34 43 15-90 99-144 91-154 126-51 178 36 18 55 43 43 56s8 8 45-11 68-41 68-48zm-4335-15c29-33 47-60 39-60s-40 27-69 60c-30 33-48 60-40 60 9 0 40-27 70-60zm415 40c11-11-2-44-28-72-36-41-40-67-15-113 44-83 43-87-43-143-70-46-80-46-130-1-30 27-61 42-70 33-9-8-35 9-58 38-38 49-37 50 15 8 53-41 56-40 37 20-17 53 3 81 108 155 142 99 154 104 184 75zm-207-193c-31-50 39-107 80-66 35 35 13 99-33 99-15 0-36-15-47-33zm1958 132c-29-7-69-7-90 1-20 9 4 15 54 14 49 0 66-7 36-15zm564-13c-33-18-77-54-98-80-20-26-47-36-60-22-12 13-6 30 15 38 21 7 38 27 38 44 0 20-68 26-180 18-99-7-180-4-180 8 0 11 118 22 262 24 209 3 250-3 203-30zm1904 2c0 23 9 34 20 23 10-10-39-117-110-237-140-240-659-779-840-874-104-55-104-55-20 23 46 42 67 77 47 77-21 0-12 19 20 42 32 24 65 38 75 32 9-5 18 16 20 48 3 31-10 66-28 77-22 14-27 3-14-30 14-36-2-61-53-84-99-45-222-8-262 80-43 96 18 255 99 255 74 0 71-23-11-91-72-59-56-127 45-191 72-45 172 54 154 152-8 47-2 68 18 56 17-11 31-37 31-59s19-48 42-57c26-10 37-40 27-78-9-34-3-62 13-62 45 0 105 83 85 117-10 16-3 39 17 51 23 14 27 8 11-17-15-25-10-34 15-26 22 7 64 60 94 116 31 57 56 84 56 61 0-29 24-19 76 29 41 39 72 91 67 114-8 39-261 138-287 112-6-6 10-52 36-103 55-106 60-154 16-154-18 0-66 75-108 166-56 123-67 177-43 205 17 22 25 47 16 55-8 9 19 10 61 2 41-8 76-26 76-39s-27-16-60-8c-33 9-60 8-60-1s74-40 165-69c90-28 165-62 165-74 0-26 79-17 109 12 11 12 23 51 26 89 2 37 22 67 44 67s43 22 47 49 17 79 29 116c16 53 27 59 47 27 23-35 27-35 27 1zm-3029-28c36-23 32-29-23-29-37-1-67 13-67 29 0 38 31 38 90 0zm1440 0c0-16-31-30-68-29-55 0-59 6-22 29 58 38 90 38 90 0zm1369 10c-11-11 4-47 33-80 52-60 52-60-44-4-67 39-86 64-60 80 45 28 99 32 71 4zm-3989-30c-11-11-3-41 17-67 33-42 32-43-15-7-60 47-69 94-17 94 19 0 26-9 15-20zm1400-25c-9-24-30-36-47-26-18 11-14 29 11 44 54 35 56 34 36-18zm170-18c0-43-52-31-71 17-11 29-2 37 27 26 24-9 44-28 44-43zm870 33c0-9-31-30-68-46-37-17-64-48-60-68 5-24-39-36-136-36-80 0-161-16-180-36-28-28-36-28-36 1 0 39-171 33-240-9-25-16-34-10-24 17 10 31 86 45 281 52 266 10 358 41 331 112-9 23 12 35 59 32 40-2 73-11 73-19zm-615-30c-11-16-39-30-64-30s-37 14-26 30c10 17 38 30 63 30s37-13 27-30zm150 0c10-16 5-30-12-30-16 0-38 14-48 30-11 17-5 30 11 30 17 0 38-13 49-30zm1859-115c-13-13-224 113-224 133 0 8 53-17 118-54 64-37 112-73 106-79zm-341 75c-18-22-26-48-16-57 9-9-25-46-76-82-50-36-91-85-91-110 0-24-12-37-27-28s-41-1-60-23c-25-31-15-57 42-110 56-53 66-79 41-110-19-22-53-40-77-40-30 0-37-19-24-60 10-34 5-60-13-60-59 0-35 125 28 141 72 19 72 22 12 113-47 72-47 72-138-8-51-45-104-77-119-73s-54-6-87-24c-112-59-58-7 101 98 87 58 239 188 337 289 166 169 246 239 167 144zm-2126-62c15-23 22-22 22 4 0 25 38 31 128 19 169-23 191-49 31-37-69 5-135-1-147-12-11-12-36-9-55 7s-85 32-147 36c-63 4-120 18-128 31-23 37 271-11 296-48zm1283 44c0-16-24-28-53-27s-96-5-150-13-97-3-97 10c0 21 74 37 247 53 29 3 53-8 53-23zm-2603-84c6-13-20-53-58-89-75-72-92-45-32 51 39 63 71 76 90 38zm249-112c134-133 61-316-125-316-62 0-97-12-87-30 11-17-2-21-30-10-34 12-38 25-16 39 24 15 21 33-12 60-71 59-59 229 20 284 94 66 165 59 250-27zm-224-58c-83-100 65-249 166-165 24 20 41 72 36 115-7 58-29 79-87 86-43 5-94-11-115-36zm168-35c10-26-2-68-27-92-40-40-50-40-93 3-26 26-40 68-31 92 23 59 128 56 151-3zm-110-28c0-25 20-45 45-45 24 0 45 20 45 45s-21 45-45 45c-25 0-45-20-45-45zm2634 83c-45-54-64-26-39 54 16 50 27 56 46 26 14-24 11-58-7-80zm-1756 22c12-44 1-60-39-60-31 0-64-14-75-30-10-17-32-23-49-12s-2 48 38 90c82 88 105 90 125 12zm2537-121c48-99 76-187 64-194-36-23-97 69-72 108 13 22 9 29-9 17-18-11-50 4-73 33-37 47-35 48 12 11 67-53 70-4 7 118-25 48-39 88-30 88 8 0 54-81 101-181zm-654 20c-17-16-46-9-73 18-59 59-28 90 44 45 34-21 45-46 29-63zm-1582-16c-8-31 0-65 18-76s33-36 33-54-25-8-55 24c-52 55-56 209-5 178 13-8 17-40 9-72zm151 42c-9-24-30-36-47-26-18 11-14 29 11 44 54 35 56 34 36-18zm838 23c7-13 3-57-8-98-19-72-20-71-35 23-14 87 12 132 43 75zm165-51c3-41-7-82-24-92-16-10-21 2-12 25 9 24 2 53-16 64s-25 33-15 48c31 50 60 30 67-45zm1327 40c37-27 36-30-10-15-45 15-51 6-34-50 24-78 7-66-43 31-40 76 4 93 87 34zm-1979-70c-21-25-17-55 13-94 67-89 54-121-14-35-73 93-82 209-15 183 32-13 37-29 16-54zm147-21c-14-52-32-100-39-107-10-9-2 150 9 194 1 4 14 7 29 7 17 0 18-37 1-94zm1487-56c83-85 107-129 85-152-23-23-64 5-141 96-178 207-134 251 56 56zm-2055 60c0-16-14-30-30-30-17 0-30 14-30 30 0 17 13 30 30 30 16 0 30-13 30-30zm-727-137c37-26 59-60 49-76-11-19-33-18-58 4-57 47-167 25-206-40-27-45-20-66 38-113 58-48 64-66 33-103-20-25-66-45-101-46-45 0-18-27 94-92 87-51 158-99 158-107 0-23-277 140-330 193-25 25-29 36-8 25 21-12 38-6 38 12 0 21 24 26 63 14 62-20 62-20 0 43-80 80-81 195-3 273 72 72 143 76 233 13zm2127-87c0-24-10-38-21-31s-66-27-120-76c-55-49-114-89-131-89-16 0-4 19 28 43 32 23 52 49 44 57-18 16-240-76-240-99 0-9 61-16 137-15 99 0 146 15 167 52 72 130 112-16 67-244-20-99-65-119-127-56-21 20-47 37-59 37-40 0-173 119-194 173-23 61-170 71-225 16-28-28-36-28-36 2 0 21-16 28-35 16-22-13-27-8-13 13 11 19 51 35 87 35 92 0 437 99 546 156 116 62 125 62 125 10zm-410-247c0-16 35-61 79-101 70-65 75-66 46-10-38 74-125 151-125 111zm199-32c-8-12 5-49 28-80 37-51 43-52 43-8 0 28-17 51-38 52-25 0-22 10 8 29 27 18 30 29 9 30-20 0-42-10-50-23zm-1952 260c13-22-1-27-44-13-45 14-63 7-63-24 0-25 16-52 37-60 24-10 19-16-12-18-62-3-92 70-47 114 43 43 102 44 129 1zm233-109c-19-76-18-77 52-28 77 54 148 66 148 24 0-15-29-34-64-44-45-11-58-31-45-66 10-27 19-71 19-99 0-43 5-44 32-5 29 40 31 40 20 0-7-25-25-42-40-39s-59-15-98-40c-38-25-77-38-87-28-10 9 2 18 25 18 23 1-1 21-55 44-98 42-98 42-17 207 81 167 146 200 110 56zm-66-138c-27-32-25-50 10-79 37-31 48-28 64 13 27 70-29 120-74 66zm2226 175c10-25 13-45 7-45-5 0-27 20-47 45-22 26-25 45-7 45 16 0 38-20 47-45zm-2351-187c0-21-13-38-28-38-16 0-21 24-10 53 18 47 15 48-36 7-52-42-53-41-17 27 30 56 44 62 64 30 15-23 27-59 27-79zm480-35c1-97-16-72-40 57-14 74-11 92 10 60 16-25 30-78 30-117zm91 116c0-16 33-45 74-64 57-26 85-25 120 5 64 53 97 11 50-64-21-34-33-68-25-75 7-7 42 31 76 85 64 99 64 99 64 15 0-47-11-77-26-68s-43-4-63-28c-21-24-48-38-61-30-12 8-45-19-72-60s-76-75-110-75c-41 0-54-12-38-37 15-26 6-25-29 3-28 23-49 63-48 90 1 38 8 36 29-11 18-39 21 10 10 143-13 139-8 202 15 202 18 0 34-14 34-31zm39-178c10-65 51-120 51-68 0 18 8 54 18 80 12 31 1 47-30 47s-45-21-39-59zm1905 133c5-4-23-6-62-3-40 2-72 20-72 40 0 27 15 28 62 3 34-17 67-36 72-40zm-882-28c2-15-31-36-72-46-53-12-78-41-85-97-11-99 83-162 173-114 92 49 107 36 32-29-95-82-164-75-241 22-47 60-59 107-47 173 13 65 9 78-12 45-50-76-34-187 37-265 67-73 67-73 2-39-49 26-68 25-81-4-8-20-13 51-9 158 5 190 8 195 87 196 45 1 91 12 103 24 30 29 111 13 113-24zm487-53c-8-21-15-4-15 37s7 58 15 38c9-21 9-55 0-75zm-1092-90c-6-101 4-141 39-154 82-32 22-68-90-55-111 13-139 47-61 77 31 12 45 60 45 156 0 97 11 134 37 125 24-8 35-61 30-149zm251-190c-9-23-30-43-47-43-36 0-44 338-9 373 28 28 79-270 56-330zm372 227c35-24 29-28-27-23-40 5-78-9-85-29-8-23 14-39 57-41 55-3 58-7 14-18-70-18-123 32-99 94 20 54 74 60 140 17zm660-132c-108-55-229-109-270-120-42-12 33 33 165 98 132 66 253 119 270 120 16 1-58-44-165-98zm-360-37c0-33-57-4-73 38-16 41-11 43 27 12 25-21 46-43 46-50zm-1800 4c41-24 61-43 45-43-17 0-64 19-105 43-42 24-62 43-45 43 16 0 63-19 105-43zm1009-113c-8-20-14 4-14 53 1 50 8 66 15 37 8-29 7-70-1-90zm-812 16c-17-18-107 29-107 56 0 14 26 10 58-10s55-41 49-46zm559-8c35 0 55-8 45-19-37-36-171 20-171 72 1 49 3 49 32 0 17-29 59-53 94-53zm780 10c-30-12-31-26-4-58 29-34 18-42-59-42-110 0-131 79-26 99 96 18 134 19 89 1zm-1056-53c175-56 90-58-105-4-83 23-123 43-90 44s120-17 195-40zm1260 13c-103-33-182-33-105 0 33 14 87 25 120 25 48-1 45-6-15-25zm-833-81c-38-7-92-7-120 0-29 8 2 14 68 14 66-1 89-7 52-14zm330 0c-36-7-104-7-150 0-45 6-15 12 68 12 82 1 119-5 82-12z">
              <text:p/>
            </draw:path>
            <draw:path draw:style-name="style4" draw:layer="layout" svg:width="5.386cm" svg:height="5.383cm" svg:x="0.003cm" svg:y="0.008cm" svg:viewBox="0 0 5387 5384" svg:d="m2243 5363c-956-155-1790-879-2119-1838-164-479-165-1182-2-1657 463-1351 1812-2109 3201-1799 973 218 1808 1079 2016 2080 76 369 61 922-35 1259-263 919-978 1636-1891 1896-256 72-890 104-1170 59zm720-30c927-106 1699-641 2099-1454 165-337 234-572 271-938 64-614-126-1305-498-1811-210-286-589-609-905-772-467-240-682-290-1237-289-541 0-706 35-1125 238-633 306-1085 781-1333 1400-154 385-191 611-175 1087 14 458 82 740 263 1099 160 317 594 836 663 793 22-13 28-10 16 10-51 83 585 449 956 548 208 56 487 102 690 115 33 2 175-10 315-26zm-450-142c0-81 0-81-47-15-61 88-92 85-146-15-40-73-45-75-46-20-2 81-22 99-93 80-63-16-62-42 8-278 50-166 154-204 204-74 30 80 30 80 88 9 47-57 68-64 112-37 42 26 57 79 63 233 9 196 8 199-67 199-63 0-76-14-76-82zm90-143c0-229-49-258-134-82-54 112-54 112-88-6-35-119-99-174-121-102-6 22-31 104-55 183-36 115-37 142-5 142 22 0 49-47 60-105 26-139 63-133 88 15 11 66 30 120 42 120s47-51 79-112c58-113 58-113 67 15 16 200 67 148 67-68zm483 169c-26-17-35-55-24-98 9-39-1-95-23-125-54-73-27-156 65-198 73-34 189-20 188 22-1 54-56 101-94 79-22-13-31-13-18 1 12 13 52 39 90 58 77 38 106 171 46 220-59 49-183 71-230 41zm205-77c57-69 11-158-93-178-78-16-87-26-56-64 21-24 49-37 64-28s27-4 27-30c0-55-3-56-103-18-115 44-106 165 15 208 104 36 105 114 2 99-35-5-64 5-64 22 0 48 167 39 208-11zm188-230c11-326 60-346 269-113 79 89 144 170 144 180 1 33-132 55-160 27-41-40-109-2-109 62 0 32-13 57-28 57s-49 8-76 19c-43 16-48-11-40-232zm112 127c39-74 119-103 168-63 27 23 44 22 59-2 29-46-221-299-274-278-29 11-41 72-41 207 0 193 31 241 88 136zm13-140c10-27 5-39-12-29-16 10-29-2-29-28s11-47 26-47c43 0 100 85 79 119-30 49-84 36-64-15zm-1894 180c-82-58-84-139-8-306 60-133 77-145 148-100 35 22 34 46-10 154-34 87-41 137-20 158 22 21 51-14 94-111 44-100 78-140 113-133 75 14 74 114-3 249-78 137-198 171-314 89zm218-7c33-25 135-233 135-278 0-65-62-23-100 69-51 120-115 176-166 145-35-22-21-134 36-300 3-7-10-18-27-23-17-6-56 57-86 141-52 145-52 154-1 210 53 60 153 77 209 36zm-525-156c-39-25-36-46 26-159 122-225 140-241 213-202 62 33 63 37 14 112-28 43-78 123-110 178-64 108-75 114-143 71zm151-153c68-106 88-161 65-183-22-22-58 16-122 127-77 135-95 208-51 208 6 0 54-68 108-152zm2399 90c0-17-16-22-35-10-20 12-27 8-15-10 10-17-15-93-57-168-76-135-76-136-16-169 53-28 71-17 140 88 64 97 93 117 147 103 107-26 119 65 17 137-93 66-181 80-181 29zm198-93c14-24 0-29-45-17-52 14-82-7-144-100-75-115-129-151-129-86 0 18 41 92 91 165 78 113 100 129 148 103 32-17 67-46 79-65zm-1818-24c-500-94-986-399-1286-806-294-400-408-744-407-1235 1-552 171-984 545-1381 273-291 515-449 878-572 253-87 321-97 615-97 471 0 783 93 1157 343 385 258 741 738 854 1152 73 268 88 707 34 965-200 937-1006 1616-1955 1647-165 6-361-2-435-16zm1040-144c533-198 958-598 1173-1104 119-282 157-472 157-793 0-359-41-533-202-870-116-243-174-323-397-544-200-198-314-284-487-367-627-302-1234-301-1853 3-172 84-288 172-482 367-391 392-562 769-590 1306-38 730 260 1332 876 1771 362 259 675 347 1185 332 328-9 405-21 620-101zm-751-144c-85-103-85-103-454-103-309 0-372-8-387-47-10-26-18-377-18-779 0-597-8-729-40-717-22 9-55-15-74-53-30-59-33-50-21 66 7 74 16 277 21 450 8 307 7 315-59 325-83 11-85 40-7 110 115 105 40 143-119 61-64-33-82-60-70-105 13-52 1-61-78-61-106 0-118 41-44 147 40 58 42 74 7 95-68 42-160-44-182-171-12-64-22-268-23-453-1-317-5-338-61-338-55 0-60-20-60-220 0-121 7-228 17-237 9-10 22-91 27-182 13-208 79-336 195-376 106-37 102-24 46-183-40-114-39-136 8-236 43-91 68-111 140-111s100 22 149 115c58 110 59 120 10 254-48 134-48 142 8 201 87 93 150 302 150 499 0 105 13 176 32 176s30-72 27-187c-2-104-3-306-2-450 2-245 7-263 64-263 40 0 54-13 40-35-15-25-5-27 36-8 73 35 1503 37 1599 2 47-17 65-15 52 6-11 18 15 35 64 41 83 9 83 9 83 452 0 243 10 442 22 442s23-71 23-157c0-204 47-374 137-493 67-88 69-101 27-180-60-116-56-216 15-332 91-149 181-126 293 74 31 55 29 91-7 195-41 116-41 131 4 158 246 150 288 328 188 795-16 74-32 353-36 619-6 429-13 492-64 548-52 57-167 89-167 45 0-10 23-57 52-106 46-78 46-92 7-117-69-45-135-19-128 50 7 67-95 131-208 131-64 0-64 0 4-73 76-80 62-137-33-137-61 0-62-9-41-307 42-597 48-867 17-848-17 10-30 50-30 89s-11 77-23 84-6 8 15 3c53-13 47 125-7 180-38 37-45 162-45 739 0 421-13 717-31 752-28 52-66 58-377 58-371 0-501 36-537 150-26 80-45 74-146-47zm176-43c79-88 253-124 563-117 183 4 277-6 285-29 9-25-236-34-923-34-617 0-932 10-925 30 6 18 162 34 377 38 355 7 369 10 449 90 98 98 104 99 174 22zm860-586c13-104 13-104-926-104s-939 0-939 113c0 112 0 112 926 104 927-9 927-9 939-113zm-5-494c0-120 0-120-930-120s-930 0-930 120 0 120 930 120 930 0 930-120zm-427-612c9-202 9-202-105-192-113 9-113 9-122 191-9 181-9 181 105 170 90-8 104-4 69 23-40 31-40 33 0 22 33-8 47-65 53-214zm271 196c27-17 36-80 30-202-9-175-10-177-95-168-58 6-78-2-64-25 17-26 6-26-42-1-53 29-63 62-63 207 0 173 0 173 112 164 88-7 100-3 53 19-41 19-46 28-15 30 24 0 62-10 84-24zm-2332-149c-18-33-32-123-32-198 0-105-12-137-48-137-40 0-44 22-26 128 12 70 26 157 30 193 12 96 45 140 80 105 19-19 18-51-4-91zm-140-102c-28-216-48-223-39-15 4 95 18 172 33 172 14 0 17-71 6-157zm214-8c-1-91-11-165-24-165-27 0-30 215-4 283 10 26 21 47 24 47s5-74 4-165zm3113 68c9-54 26-140 36-190 16-73 10-93-28-93-37 0-47 32-47 143 0 79-14 152-31 162-17 11-23 32-13 47 33 54 66 27 83-69zm-2645-97c33 18 33 15 3-18-21-22-37-70-37-107s-16-77-35-88c-24-16-28 9-13 88 13 72 9 109-13 109-18 0-24 15-12 33 14 24 27 23 43-4 13-21 40-27 64-13zm342-222c-25-50-47-115-47-145 0-42-6-45-26-13-17 26-30 29-37 8-7-20-27-22-56-4-38 23-35 37 22 90 37 34 90 105 118 158 38 72 54 84 62 47 6-28-10-92-36-141zm807-61c9-14-14-26-51-25s-94-10-127-24c-54-22-56-20-19 25 43 54 169 69 197 24zm-11-64c31-17 58-45 58-61 0-19-20-20-53-3-29 15-79 17-112 3-33-13-44-25-23-26 51-3 48-92-2-92s-45 99 7 163c47 56 50 56 125 16zm51-143c6-20-10-36-36-36s-47-20-47-45c0-52-56-58-120-12-36 24-31 27 21 12 54-15 70-3 86 60 20 77 73 89 96 21zm-284-78c-12-78-1-116 47-165 130-129 320-25 298 164-10 79-4 93 27 68 66-55 47-230-35-311-99-99-211-94-319 14-94 94-104 136-58 255 41 108 60 96 40-25zm-512 25c54-26 122-87 150-136 47-83 47-86-1-58-75 44-295 240-270 241 12 0 66-21 121-47zm815-101c15-1 3-29-27-61-58-65-132-66-208-3-90 75-52 85 235 64zm-1458-72c7-33-5-44-34-33-25 10-53 3-64-15-29-46-76-39-76 12 0 47 87 109 135 95 16-5 34-31 39-59zm2670 34c56-57 42-76-54-72-50 2-90 18-90 36-1 75 84 96 144 36zm38-237c15-23 27-62 27-87 0-37-5-37-26-4s-39 33-97 2c-65-35-68-34-30 13 65 79 11 97-56 19-46-52-60-57-60-22 0 94 32 127 123 124 51-1 104-21 119-45zm-2792-24c0-32 16-65 37-73 22-9 16-16-15-18-29-1-52 12-52 28 0 17-15 30-32 30-18 0-24-13-13-30 10-16 4-30-14-30-36 0-40 33-13 103 25 66 102 59 102-10zm153-25c15-41 13-68-4-68-16 0-29 14-29 30 0 17-18 30-40 30s-40 21-40 46c0 69 84 40 113-38zm414-39c-14-9-31-43-37-75-24-126-84-230-141-245-33-9-59-34-59-55 0-22-36-68-79-102-70-55-60-79 26-65 12 1 23-11 23-28 0-21 18-21 56-1 30 16 64 21 75 11 10-10 19-3 19 16s18 35 41 35c49 0 84 143 39 158-17 6-22 26-11 44 20 31 43 27 261-46 24-9 52-14 62-12 10 1 18-16 18-39 0-31-15-34-53-13-74 39-125 35-110-9 7-21-9-55-35-75-38-30-40-42-8-63 22-14 36-52 30-83-6-39 7-56 43-53 29 3 53-7 53-21s39-23 87-19c65 4 101 32 142 109 40 73 45 106 20 114-20 7-29 30-20 53 9 25-11 45-55 52-61 11-63 15-16 36 36 16 73 7 109-26 50-45 57-45 74-2 10 27 5 41-10 31-15-9-34-6-42 7-19 30 246 22 274-9 12-13 5-14-16-2-23 14-37 3-37-27 0-36-17-44-65-28-50 15-61 10-47-26 10-26-3-64-28-85-41-34-40-42 5-75 28-20 42-51 31-69-18-29 18-44 60-24 9 4 28-13 44-38 22-36 39-38 85-10 44 28 66 28 95 0 30-27 34-26 17 3-11 20-6 37 13 37 18 0 24 15 12 33-11 19-2 45 21 60 34 21 35 36 3 87-21 35-30 76-20 93 12 18-10 22-57 10-62-15-75-8-72 39 6 74 127 56 186-28 40-58 41-58 61 3 20 65 118 86 151 33 10-16-6-30-36-30s-71-37-92-81c-31-68-30-85 6-106 26-14 36-45 25-74-12-33-7-42 16-27 20 12 36 10 36-4 0-22 138-29 180-8 8 4 24 6 35 4 11-1 36 46 56 105 28 85 28 113-2 131-21 13-27 40-14 61 18 28 4 33-54 18-47-11-86-5-99 16-13 20-9 26 11 14 18-11 41-6 51 11 11 16 49 30 86 30s82 14 99 31c22 22 43 17 70-15 21-25 25-46 9-46-50 0-21-134 32-145 27-5 50-24 50-42s8-24 19-13 35 7 53-8c20-16 61-12 105 12 73 39 73 39 8 73-36 20-65 62-65 94 0 33-18 59-40 59-63 0-177 139-187 226-11 104-8 103-158 75-72-13-119-13-105 0 13 13 58 29 100 34 41 6-254 10-656 10s-742-7-757-16zm423-29c59-1 65-7 30-30-39-26-40-34-2-58 35-23 36-35 3-75-34-41-27-48 47-52 50-2 23-12-63-23-83-10-165-8-182 4s-82 25-144 29c-63 4-120 18-128 31-21 33 270-9 292-43 10-15 26-8 35 17 10 26-3 53-30 63-42 16-41 24 9 60 53 39 48 43-63 61-201 33-218 45-44 30 90-7 198-14 240-14zm231-21c-29-7-69-7-90 1-20 9 4 15 54 14 49 0 66-7 36-15zm584-4c-32-21-30-30 10-46 27-10 62-12 77-2 15 9 28 2 28-15 0-18-22-32-48-32-27 0-55-27-64-60-13-49-41-60-160-60-80 0-154-14-164-31-13-21-32-22-55-2-40 32-168 26-229-11-25-16-34-10-24 17 9 30 93 47 296 59 194 12 261 25 215 41-68 24-93 77-37 77 16 0 30 14 30 30 0 37-291 40-313 3-9-14 13-35 50-46 68-20 68-20 3-47-37-15-102-15-150 0-83 25-83 26-18 46 37 12 68 38 68 58 0 27 75 39 262 43 160 2 247-6 223-22zm-1145-35c36-23 32-29-23-29-37-1-67 13-67 29 0 38 31 38 90 0zm1440 0c0-16-31-30-68-29-55 0-59 6-22 29 58 38 90 38 90 0zm30-118c0-16-24-28-53-27s-96-5-150-13-97-3-97 10c0 21 74 37 247 53 29 3 53-8 53-23zm235-313c-12-15-44-5-71 22s-62 42-77 33c-31-20-36 19-11 85 14 34 35 27 99-35 45-43 73-91 60-105zm-1877 101c12-44 1-60-39-60-31 0-64-14-75-30-10-17-32-23-49-12s-2 48 38 90c82 88 105 90 125 12zm301-117c-8-31 0-65 18-76s33-36 33-54-25-8-55 24c-52 55-56 209-5 178 13-8 17-40 9-72zm165-5c4-58-5-85-24-73-17 11-24 31-15 45 8 14 0 35-18 47-28 17-6 50 49 73 0 0 4-41 8-92zm824 70c7-13 3-57-8-98-19-72-20-71-35 23-14 87 12 132 43 75zm165-51c3-41-7-82-24-92-16-10-21 2-12 25 9 24 2 53-16 64s-25 33-15 48c31 50 60 30 67-45zm-652-30c-21-25-17-55 13-94 67-89 54-121-14-35-73 93-82 209-15 183 32-13 37-29 16-54zm147-21c-14-52-32-100-39-107-10-9-2 150 9 194 1 4 14 7 29 7 17 0 18-37 1-94zm-568 4c0-16-14-30-30-30-17 0-30 14-30 30 0 17 13 30 30 30 16 0 30-13 30-30zm-1171 3639c-41-28-84-64-95-81-17-25 78-168 221-331 36-42 235 162 235 240 0 36-28 101-63 144-73 93-188 104-298 28zm284-46c66-94 58-154-34-264-81-96-81-96-152-10-171 207-176 222-95 284 100 77 223 73 281-10zm-218-32c-24-28-15-61 36-125 75-94 139-83 139 25 0 118-109 181-175 100zm145-100c0-57-42-51-103 16-39 44-42 60-12 71 49 18 115-32 115-87zm2878 18c-126-152-126-152-57-225 75-81 110-89 179-43 39 26 37 36-14 75-32 24-45 44-28 44 16 0 44-14 61-31 22-22 43-17 70 15 31 38 30 56-3 99-37 46-36 48 7 14 40-31 56-29 87 9 32 38 27 58-31 120-39 41-87 74-107 74s-94-68-164-151zm301-9c0-13-40-16-89-5-94 21-116-7-55-68 49-49 7-84-47-40-58 48-97-13-47-74 56-68 7-90-61-28-81 73-78 86 47 224 106 118 109 119 179 68 40-29 72-63 73-77zm-3713-130c-21-8-58-55-83-103-56-108-30-165 132-293 112-89 119-90 166-38 46 51 41 60-72 151-66 53-113 110-103 125 27 44 62 34 162-50 94-79 182-79 182 0 0 52-234 229-299 226-25-2-64-10-85-18zm153-44c98-50 201-151 183-180-8-14-68 10-133 53-209 138-292 23-97-133 136-109 112-158-33-69-154 95-181 201-79 303 70 70 73 71 159 26zm3568-53c-84-66-159-132-168-146-23-36 146-217 202-217 53 0 139 80 139 130 0 19 34 37 77 40 100 5 114 23 75 95-23 43-51 55-100 42-61-16-63-12-25 34 37 45 36 58-3 97-40 40-62 32-197-75zm181 38c11-10-11-43-47-74-66-55-66-55 44-56 61 0 119-14 130-31 10-17-20-30-74-30-71 0-91-13-91-59 0-32-28-73-61-91-49-27-74-19-137 45-42 42-72 89-67 105 10 29 238 208 267 209 10 1 26-7 36-18zm-205-194c-11-17-6-46 11-63 37-38 96-6 96 53 0 50-78 58-107 10zm279-213c-172-92-206-141-135-195 61-46 270-98 305-76 18 11-41 34-130 51s-168 48-174 67c-17 50 290 203 328 164 20-19-8-47-80-81-120-57-99-103 45-103 77-1 207-74 179-100-57-52-331-165-345-142-9 15 11 43 46 62s57 41 49 49-49-3-91-25c-68-36-71-46-32-98 41-57 46-56 222 28 180 86 219 145 145 219-20 20-67 36-104 36-89 0-117 51-41 75 69 22 79 82 23 129-28 23-85 7-210-60zm-4282 21c-47-56-6-113 119-165 51-21 91-62 96-100 16-110 95-89 168 45 52 97 59 131 30 150-51 32-76 31-98-4-11-18-67 1-136 45-139 87-132 86-179 29zm202-79c84-53 108-57 129-24 54 88 68-10 15-107-51-97-123-122-88-32 10 26-33 65-120 109-75 37-129 79-121 93 25 40 73 30 185-39zm-354-268c-81-80-70-223 17-223 36 0 60 20 60 50 1 76 31 92 37 19 12-159 215-188 283-40 43 96 11 177-64 158-34-9-79 8-109 41-67 74-147 72-224-5zm164 14c28-11 48-54 48-105 0-105 66-116 113-19 32 67 33 67 35-12 2-97-65-157-147-131-44 14-61 45-61 109 0 69-13 88-52 81-28-6-59-44-68-85-11-46-26-61-39-40-23 37-1 120 47 183 32 42 55 45 124 19zm4518-186c-189-46-251-91-212-153 22-36 54-36 211-3 186 40 237 81 191 157-21 33-53 33-190-1zm180-35c0-16-70-49-156-75-187-55-213-57-198-11 7 20 72 52 145 72 175 46 209 49 209 14zm-4833-263c-27-65-75-111-146-139-106-42-106-42 2-87 73-31 115-71 128-124 25-99 72-100 97-2 12 50 56 92 128 123 109 46 109 46 0 90-78 32-117 71-139 140-31 96-31 96-70-1zm63-84c0-25 29-57 66-70 66-25 66-25 0-61-37-19-66-56-66-81 0-32-26-21-87 39-79 77-81 86-30 106 31 11 57 42 57 67s13 46 30 46c16 0 30-21 30-46zm4621 86c-22-58-69-108-123-131-108-44-112-76-14-101 42-11 96-60 124-114 46-90 51-92 90-39 23 31 42 67 42 80s43 46 97 74c98 51 98 51 0 91-61 25-113 77-139 138-42 97-42 97-77 2zm155-159c69-28 69-28 4-47-35-11-75-44-90-73-23-50-33-47-110 32-62 64-72 87-37 87 26 0 64 35 83 78 34 75 36 75 59 14 13-35 54-76 91-91zm-4806-367c-90-14-176-38-191-53-47-46 5-121 85-121 95 0 102-82 8-95-44-7-67-31-67-70 0-54 19-60 189-57 103 2 203 18 221 36 51 51 4 126-79 126-100 0-100 78-1 102 41 11 75 38 75 60 0 77-71 98-240 72zm195-54c10-17-22-39-73-49s-92-23-92-28 12-43 28-84c21-55 44-70 90-58 43 11 62 2 62-32 0-31-26-49-68-49-37 0-118-9-180-19-92-15-112-10-112 30 0 33 25 49 77 49 66 0 75 12 67 83-7 64-25 82-82 82-113 0-110 69 3 83 192 24 261 22 280-8zm4324 35c-53-58-68-230-22-258 57-35 125 19 106 84-11 40 5 28 44-33 71-113 128-123 213-38 62 63 75 139 34 204-31 48-117 17-134-49-10-38-14-35-17 12-7 130-136 175-224 78zm195-95c35-101 86-120 86-32 0 74 54 110 77 51 28-71-42-169-121-169-52 0-79 24-103 94-27 76-41 87-75 59-23-19-35-62-27-94 9-33 1-59-18-59-46 0-42 201 4 220 93 38 147 17 177-70zm-290-241c-11-34-4-81 16-104 28-34 19-58-46-118-87-80-84-189 3-155 26 10 110 18 188 19 77 0 158 12 181 26 76 48 10 164-159 281-155 107-164 110-183 51zm199-106c152-112 161-125 124-182-32-50-368-67-367-18 0 20 13 37 30 37 45 0 102 161 61 174-33 12-45 96-13 96 10 0 84-48 165-107zm-93-100c0-43 15-53 60-41 48 12 53 24 27 57-49 58-87 51-87-16zm-4444 103c-172-47-206-68-206-124 0-71 72-79 250-27 183 53 209 75 181 147-21 56-38 56-225 4zm184-30c0-25-38-53-83-63s-119-29-164-44c-82-25-156 17-78 46 328 120 325 119 325 61zm-142-176c-85-37-163-75-172-84-24-24 61-218 115-263 37-30 62-30 130 3 70 35 83 59 80 150-2 84 10 113 55 124 49 13 53 26 25 78-41 76-39 76-233-8zm164-53c-38-22-47-51-34-104 42-169-135-220-228-66-60 98-60 98 98 178 102 52 167 70 187 51 19-20 12-40-23-59zm-200-99c-25-31-26-48-2-63 52-32 120 8 101 59-22 57-54 59-99 4zm4168-18c-29-53-17-67 104-126 76-37 131-82 124-102-8-19 1-50 20-68 60-60-4-36-159 59-124 77-159 86-196 56-40-33-39-44 5-93 28-30 111-91 185-134 135-79 185-69 186 41 0 20 15 37 32 37 24 0 149 239 149 284 0 30-104 42-121 14-15-23-58-14-144 29-150 77-146 77-185 3zm333-85c11 18 35 27 53 21 21-7 8-50-33-116-59-93-68-98-77-41-6 40-53 83-128 117-65 29-118 62-118 74 0 53 44 48 158-16 82-47 131-60 145-39zm-98-293c6-4 2-22-9-40-16-26-170 56-312 166-6 4-2 23 9 40 16 26 170-56 312-166zm-4194 196c-196-129-197-131-106-250 100-132 201-142 274-30 42 64 45 88 14 138-31 49-29 66 11 95 53 39 34 141-25 137-19-2-94-42-168-90zm189 42c11-11-2-44-28-72-39-44-41-65-11-121 32-59 28-75-31-122-37-30-78-55-92-55-28 0-148 147-148 182 0 23 235 200 272 205 10 2 27-6 38-17zm-207-193c-31-50 39-107 80-66 35 35 13 99-33 99-15 0-36-15-47-33zm3686-89c-25-25-14-78 43-203 41-94 94-190 116-214 36-38 46-36 83 15 37 50 37 69 0 141-46 88-21 106 77 54 40-22 67-15 105 28 49 53 49 58-3 86-31 16-114 45-185 64s-146 41-166 48c-20 8-51-1-70-19zm411-155c0-32-72-28-168 8-106 40-117 24-60-87 55-106 60-154 16-154-39 0-189 319-166 356 18 29 378-88 378-123zm-3887 53c-116-116-80-280 78-362 236-122 444 173 255 362-46 47-108 74-166 74-59 0-120-27-167-74zm303-30c85-85 93-155 27-249-57-81-208-90-289-17-78 71-72 235 12 293 94 66 165 59 250-27zm-224-58c-83-100 65-249 166-165 24 20 41 72 36 115-7 58-29 79-87 86-43 5-94-11-115-36zm168-35c10-26-2-68-27-92-40-40-50-40-93 3-26 26-40 68-31 92 23 59 128 56 151-3zm3028 3c-53-41-50-50 75-193 139-159 179-178 232-113 26 31 1 75-108 195-131 142-147 151-199 111zm177-136c83-85 107-129 85-152-23-23-64 5-141 96-178 207-134 251 56 56zm-362-14c-91-90-97-233-13-316 33-33 76-61 97-63 93-9 162 12 217 65 55 55 56 61 7 109-40 40-59 44-87 15-20-20-61-36-90-36-77 0-72 121 6 141 69 19 72 35 18 107-52 68-67 66-155-22zm137-4c0-9-31-42-68-73-53-44-61-66-35-108 59-97 124-118 187-61 52 47 60 48 76 5 24-62-100-119-204-93-109 27-156 139-107 257 23 56 60 91 94 91 31 0 57-8 57-18zm-2786-30c-149-104-142-259 15-363 74-48 80-48 119 6 56 77 52 105-15 105-69 0-102 70-55 116 49 49 104 42 138-18 28-50 33-49 76 7 61 80 59 94-19 148-85 60-172 60-259-1zm229-29c37-26 59-60 49-76-11-19-33-18-58 4-57 47-167 25-206-40-27-45-20-66 39-114 51-42 63-69 40-91-45-46-157 75-157 169 0 87 96 195 173 195 29 0 83-21 120-47zm66-215c-97-221-92-255 42-300 103-34 124-33 173 11 31 28 56 82 56 120s26 83 58 100c66 35 75 16 108-217 20-142 96-228 165-186 54 34 240 347 223 376-24 38-115 36-155-5-24-24-51-16-96 30-35 35-87 64-116 64-29 1-78 20-109 44-39 29-73 34-109 15-41-22-56-15-68 31-27 103-106 65-172-83zm131 0c-19-76-18-77 52-28 39 28 88 50 109 50 61 0 45-51-21-69-49-12-57-32-42-105 24-122-54-167-192-110-97 41-97 41-16 206 81 167 146 200 110 56zm-66-138c-27-32-25-50 10-79 37-31 48-28 64 13 27 70-29 120-74 66zm446 69c0-54 146-104 186-64 44 44 84 45 84 3 0-66-185-298-238-298-42 0-59 32-73 139-27 193-24 251 11 251 16 0 30-14 30-31zm39-178c10-65 51-120 51-68 0 18 8 54 18 80 12 31 1 47-30 47s-45-21-39-59zm1353 254c-87-80-119-91-146-48-9 15-43 20-76 12-105-27-66-54 77-53 99 0 146 15 167 52 46 83 86 60 86-49 0-159-34-289-76-289-21 0-93 64-160 143-67 78-122 129-122 112 0-16 58-96 129-176 115-131 135-143 194-112 57 31 65 60 65 259 0 123-13 224-29 224s-65-34-109-75zm-549-152c-88-112-82-234 16-311 127-100 282-73 273 48-4 50-23 62-96 59s-91 8-91 56c0 44 23 63 84 70 67 7 82 23 75 75-15 104-180 106-261 3zm219 3c2-15-31-36-72-46-99-23-122-161-34-208 32-17 80-24 106-14s48 4 48-14-36-42-81-53c-129-32-271 167-196 277 57 84 224 127 229 58zm-707-53c-3-54-6-114-8-134s-30-57-63-81c-77-57-37-96 128-122 105-18 131-12 147 31 12 30 3 66-22 85-29 22-39 79-33 176 8 135 5 142-68 142-65 0-77-14-81-97zm102-90c-6-101 4-141 39-154 82-32 22-68-90-55-111 13-139 47-61 77 31 12 45 60 45 156 0 97 11 134 37 125 24-8 35-61 30-149zm164 168c-12-11-21-114-21-228 0-198 3-207 67-198 63 9 68 25 68 220 0 165-10 211-47 218-25 5-56 0-67-12zm87-358c-9-23-30-43-47-43-36 0-44 338-9 373 28 28 79-270 56-330zm631 324c-8-12 5-49 28-80 37-51 43-52 43-8 0 28-17 51-38 52-25 0-22 10 8 29 27 18 30 29 9 30-20 0-42-10-50-23z">
              <text:p/>
            </draw:path>
            <draw:path draw:style-name="style5" draw:layer="layout" svg:width="5.386cm" svg:height="5.372cm" svg:x="0.003cm" svg:y="0.018cm" svg:viewBox="0 0 5387 5373" svg:d="m2243 5352c-956-154-1790-879-2119-1838-164-479-165-1182-2-1657 311-907 1042-1579 1964-1805 286-70 907-69 1222 2 991 225 1822 1077 2031 2085 76 369 61 922-35 1258-263 920-978 1636-1891 1896-256 73-890 105-1170 59zm720-29c927-106 1699-642 2099-1454 165-337 234-572 271-938 64-615-126-1306-498-1812-210-286-589-609-905-771-467-240-682-290-1237-290-541 1-706 36-1125 239-633 305-1085 781-1333 1399-154 385-191 612-175 1088 14 458 82 739 263 1098 160 317 594 836 663 794 22-14 28-10 16 9-51 84 585 449 956 548 208 56 487 103 690 115 33 2 175-9 315-25zm-450-142c0-82 0-82-47-15-61 87-92 84-146-16-40-72-45-75-46-20-2 82-22 99-93 81-63-17-62-43 8-279 50-166 154-204 204-74 30 80 30 80 88 10 47-57 68-64 112-37 42 25 57 78 63 232 9 196 8 199-67 199-63 0-76-14-76-81zm90-144c0-218-54-265-120-105-48 115-75 114-109-5-29-101-93-146-114-80-6 22-31 105-55 183-36 116-37 142-5 142 22 0 49-47 60-105 26-139 63-132 88 15 11 66 30 120 42 120s47-50 79-112c58-113 58-113 67 15 16 201 67 149 67-68zm483 169c-26-17-35-54-24-98 9-39-1-95-23-124-54-74-27-157 65-199 73-33 189-20 188 22-1 54-56 101-94 80-22-13-31-13-18 0 12 14 52 40 90 58 77 39 106 171 46 220-59 49-183 71-230 41zm205-77c57-68 11-157-93-178-78-16-87-26-56-63 21-25 49-37 64-28s27-5 27-31c0-55-3-55-103-17-114 43-106 165 13 206 109 38 118 94 15 94-42 0-75 14-75 30 0 47 168 36 208-13zm188-230c11-326 60-346 269-112 79 88 144 169 144 179 1 33-132 56-160 28-41-41-109-2-109 62 0 31-13 56-28 56s-49 9-76 19c-43 17-48-11-40-232zm112 127c39-73 119-103 168-63 27 23 44 23 59-2 29-46-221-298-274-278-29 11-41 73-41 208 0 192 31 241 88 135zm13-140c10-27 5-39-12-28-16 10-29-3-29-29 0-25 11-47 26-47 43 0 100 86 79 119-30 49-84 37-64-15zm-1894 181c-82-58-84-139-8-307 60-133 77-144 148-100 35 22 34 46-10 154-34 87-41 137-20 158 22 21 51-14 94-111 44-99 78-139 113-132 75 14 74 114-3 248-78 137-198 172-314 90zm218-7c33-25 135-234 135-279 0-65-62-22-100 69-51 121-115 177-166 145-35-21-21-134 36-300 3-7-10-17-27-23s-56 58-86 141c-52 146-52 155-1 211 53 59 153 76 209 36zm-525-157c-39-24-36-46 26-159 122-224 140-241 213-202 62 33 63 38 14 113-28 42-78 122-110 177-64 109-75 114-143 71zm151-152c68-107 88-161 65-184-22-22-58 16-122 128-77 135-95 207-51 207 6 0 54-68 108-151zm2399 90c0-18-16-22-35-11-20 13-27 9-15-10 10-17-15-92-57-167-76-135-76-137-16-169 53-29 71-17 140 88 64 96 93 116 147 103 107-27 119 64 17 136-93 66-181 81-181 30zm198-93c14-24 0-30-45-18-52 14-82-6-144-100-75-115-129-150-129-85 0 17 41 92 91 165 78 113 100 128 148 103 32-17 67-46 79-65zm-1818-24c-500-95-986-399-1286-807-294-399-408-744-407-1235 1-552 171-983 545-1381 273-291 515-449 878-572 253-86 321-97 615-97 471 1 783 93 1157 344 385 257 741 737 854 1151 73 268 88 708 34 965-200 937-1006 1616-1955 1648-165 5-361-2-435-16zm1040-145c533-198 958-598 1173-1104 119-282 157-472 157-793 0-359-41-532-202-870-116-242-174-323-397-543-200-199-314-285-487-368-627-301-1234-300-1853 3-172 85-288 173-482 367-391 393-561 768-591 1309-54 972 571 1813 1537 2071 99 27 275 37 525 30 328-9 405-22 620-102zm-751-144c-85-103-85-103-454-103-309 0-372-7-387-47-10-26-18-378-18-782 0-575-9-733-38-722-21 7-54-16-75-50-33-56-36-47-23 71 7 75 17 277 22 450 8 307 7 316-59 325-83 12-85 40-7 110 110 100 50 141-104 71-50-23-76-59-76-105 0-58-16-71-90-71-103 0-114 43-41 147 40 58 42 74 7 96-68 42-160-44-182-171-12-64-22-268-23-454-1-317-5-338-61-338-55 0-60-20-60-220 0-121 7-227 17-237 9-9 22-91 27-181 13-209 79-336 195-377 106-37 102-23 46-183-40-114-39-136 8-236 43-91 68-111 140-111s100 22 149 115c58 110 59 120 10 255-48 134-48 142 8 201 87 92 150 301 150 498 0 98 13 176 30 176 18 0 30-165 30-435 0-395 4-434 52-432 31 1 37 8 15 17-26 11-37 94-37 270 0 254 0 254 82 169 45-46 110-105 144-129 46-33 44-28-7 22-85 80-90 111-11 70 80-43 113-39 56 6-66 53-16 224 80 268 60 27 94 19 207-47 151-88 263-100 319-34 44 54 167 60 198 10 14-23 5-28-29-15-73 28-176-29-252-141-78-113-87-248-22-339 24-36 36-86 26-112-15-40 11-47 173-47 105 0 211 13 236 29 28 19 31 30 8 30-24 0-15 36 25 105 71 120 58 248-35 332-79 71-74 94 31 148 49 25 117 76 152 113 65 70 177 89 216 37 13-18 22-14 22 10 0 21 13 31 28 22s49-8 75 2c37 14 48 62 48 208 0 201 38 265 103 175 34-46 41 54 45 641 3 450-7 718-28 757-30 55-62 60-378 60-371 0-501 37-537 150-26 81-45 74-146-47zm176-43c79-88 253-124 563-117 183 4 277-5 285-28 9-25-236-35-923-35-617 0-932 11-925 31 6 18 162 33 377 37 355 7 369 10 449 90 98 99 104 99 174 22zm860-585c13-105 13-105-926-105s-939 0-939 113c0 112 0 112 926 104 927-8 927-8 939-112zm-5-495c0-120 0-120-930-120s-930 0-930 120 0 120 930 120 930 0 930-120zm-1290-420c0-16-40-30-88-30-140 0-179-28-201-145-22-115-123-296-222-396-59-58-59-57-59 271 0 330 0 330 285 330 170 0 285-12 285-30zm863-191c9-202 9-202-105-193-113 9-113 9-122 191s-9 182 105 171c90-9 104-4 69 23-40 30-40 33 0 22 33-9 47-66 53-214zm271 196c27-17 36-81 30-202-9-178-9-178-129-178s-120 0-129 182-9 182 105 173c89-8 100-4 54 18-41 19-46 29-15 30 24 1 62-10 84-23zm-2332-149c-18-34-32-123-32-199 0-105-12-137-48-137-40 0-44 22-26 128 12 70 26 157 30 193 12 97 45 140 80 105 19-19 18-50-4-90zm-140-103c-28-215-48-223-39-14 4 94 18 171 33 171 14 0 17-70 6-157zm214-8c-1-90-11-165-24-165-27 0-30 215-4 283 10 26 21 47 24 47s5-74 4-165zm468-29c33 19 33 15 3-17-21-22-37-71-37-108s-16-76-35-88c-24-15-28 10-13 88 13 72 9 109-13 109-18 0-24 15-12 34 14 23 27 22 43-4 13-21 40-27 64-14zm342-222c-25-50-47-115-47-145 0-41-6-44-26-13-17 26-30 29-37 9-7-21-27-23-56-5-38 24-35 37 22 90 37 34 90 106 118 159 38 71 54 83 62 46 6-28-10-91-36-141zm796-125c31-17 58-44 58-61 0-19-20-20-53-2-29 15-79 16-112 3s-44-25-23-26c51-3 48-93-2-93s-45 99 7 163c47 56 50 57 125 16zm-230-205c-15-95-7-129 44-180 130-130 320-26 298 163-10 80-4 94 27 68 66-55 47-229-35-311-90-89-192-94-296-13-101 80-123 157-80 285 45 138 65 133 42-12zm281 62c6-19-10-36-36-36s-47-20-47-45c0-52-56-57-120-12-36 25-31 27 21 13 54-15 70-4 86 59 20 78 73 89 96 21zm-1403-125c0-12-34-16-75-8-81 15-100 54-38 76 39 14 113-30 113-68zm1422-28c15-2 3-29-27-62-58-64-132-65-208-3-90 75-52 86 235 65zm-1458-72c7-34-5-45-34-33-25 9-53 2-64-15-29-47-76-40-76 11 0 48 87 110 135 96 16-5 34-32 39-59zm-84-228c0-32 16-64 37-73 22-9 16-16-15-17-29-1-52 11-52 27 0 17-15 30-32 30-18 0-24-13-13-30 10-16 4-30-14-30-36 0-40 33-13 103 25 67 102 59 102-10zm153-25c15-41 13-68-4-68-16 0-29 14-29 30 0 17-18 30-40 30s-40 21-40 47c0 68 84 39 113-39zm2607 2195c0-10 23-58 52-107 46-77 46-92 7-117-69-44-135-18-128 51 7 67-95 130-208 130-64 0-64 0 4-72 76-81 62-138-33-138-61 0-62-8-41-307 42-597 48-867 17-848-17 11-30 51-30 90s-11 76-23 83-6 9 15 4c40-10 50 71 19 151-26 70-92 58-113-20-30-113-21-173 27-173 34 0 45-37 45-157 0-203 47-374 137-492 67-89 69-101 27-180-60-116-56-217 15-333 91-149 181-126 293 75 31 54 29 90-7 195-41 116-41 130 4 157 246 151 288 328 188 795-16 75-32 353-36 620-6 428-13 491-64 547-52 58-167 89-167 46zm219-1130c9-54 26-139 36-190 16-73 10-93-28-93-37 0-47 33-47 144 0 78-14 151-31 162-17 10-23 31-13 47 33 54 66 26 83-70zm-249-668c29-36 29-45-1-45-27 0-24-16 11-54 69-76 63-87-42-84-79 3-89 13-74 71 9 37 3 67-13 67s-22 21-12 45c9 25 34 45 55 45s55-20 76-45zm62-347c15-23 27-63 27-88 0-36-5-37-26-4s-39 34-97 3c-65-35-68-34-30 12 65 79 11 98-56 20-46-52-60-58-60-23 0 95 32 127 123 125 51-2 104-22 119-45zm-512 799c0-24 12-51 27-60s20 10 11 43c-18 70-38 79-38 17zm7-467c0-57 6-81 13-52 8 29 8 76 0 105-7 29-13 5-13-53zm-1417-75c20-24 42-45 47-45 6 0 3 21-7 45-9 25-31 45-47 45-18 0-15-19 7-45zm1399-210c-11-27 0-45 26-45s36 18 25 45c-9 25-21 45-25 45-5 0-17-20-26-45zm-1594-45c83-35 172-35 150 0-11 17-62 30-115 28-80-1-86-6-35-28zm-166-45c-31-38-28-44 19-38 121 14 528-44 487-70-34-22-33-31 3-54 35-23 36-36 3-75-34-41-27-48 47-52 50-3 23-13-63-23-83-10-165-9-182 3s-82 25-144 29c-63 5-120 19-128 31-21 34 270-9 292-43 10-15 26-7 35 17 10 26-3 53-30 64-42 16-41 23 9 60 53 38 48 43-63 61-66 10-150 25-187 33-45 9-69-1-71-32-10-124-82-260-147-277-33-8-59-33-59-55 0-21-36-67-79-101-70-55-60-80 26-66 12 2 23-10 23-28 0-21 18-21 56-1 30 17 64 22 75 11 10-10 19-3 19 16 0 20 18 35 41 35 49 0 84 144 39 159-17 5-22 25-11 43 20 32 43 28 261-46 24-8 52-14 62-12s18-16 18-39c0-30-15-34-53-13-74 40-125 35-110-9 7-21-9-54-35-74-38-30-40-42-8-64 22-14 36-51 30-83-6-39 7-55 43-52 29 2 53-8 53-22s39-22 87-19c65 5 101 32 142 109 40 73 45 106 20 114-20 7-29 31-20 53 9 26-11 45-55 53-61 11-63 15-16 36 36 16 73 7 109-26 50-46 57-46 74-2 10 26 5 40-10 31-15-10-34-7-42 6-19 31 246 23 274-8 12-13 5-14-16-3-23 14-37 4-37-27 0-36-17-43-65-28-50 16-61 10-47-26 10-25-3-63-28-84-41-34-40-42 5-75 28-21 42-52 31-70-18-28 18-43 60-24 9 4 28-13 44-38 22-36 39-37 85-9 44 27 66 27 95 0 30-27 34-27 17 2-11 21-6 37 13 37 18 0 24 16 12 34-11 18-2 45 21 59 34 21 35 37 3 88-21 34-30 75-20 92 12 19-10 23-57 11-63-16-75-9-72 39 5 67 92 59 179-16 47-40 54-39 71 4 21 54 118 67 148 19 10-16-6-30-36-30s-71-36-92-81c-31-68-30-85 6-106 26-14 36-45 25-73-12-33-7-42 16-28 20 12 36 10 36-4 0-22 138-28 180-8 8 4 24 6 35 5 11-2 36 45 56 105 28 85 28 113-2 131-21 13-27 39-14 61 18 28 4 32-54 18-47-12-86-6-99 15s-9 27 11 15c18-11 41-7 51 10 11 17 49 30 86 30s82 15 99 32c22 21 43 17 70-15 21-26 25-47 9-47-50 0-21-134 32-144 27-6 50-25 50-43s8-24 19-13 35 8 53-7c20-17 61-13 105 11 73 39 73 39 8 74-36 19-65 61-65 94 0 32-18 58-40 58-63 0-177 140-187 227-11 103-8 102-158 74-83-15-120-13-102 5 16 16 90 31 165 34 106 4 130 14 105 43-40 48-105 48-121 0-9-29-179-37-712-37-534 0-703 8-713 37-17 50-52 47-98-8zm712-95c-29-8-69-7-90 1-20 8 4 14 54 14 49-1 66-8 36-15zm584-5c-32-21-30-30 10-45 27-11 62-12 77-3s28 3 28-15c0-17-22-32-48-32-27 0-55-27-64-60-13-49-41-60-160-60-80 0-154-14-164-31-13-21-32-21-55-2-40 33-168 26-229-11-25-16-34-10-24 18 9 30 93 46 296 58 194 12 261 25 215 41-68 25-93 77-37 77 16 0 30 14 30 30 0 38-291 41-313 4-9-15 13-36 50-47 68-20 68-20 3-46-37-15-102-16-150-1-83 25-83 27-18 47 37 11 68 37 68 58 0 27 75 39 262 42 160 3 247-6 223-22zm-1145-35c36-23 32-29-23-29-37 0-67 13-67 29 0 38 31 38 90 0zm1440 0c0-16-31-29-68-29-55 0-59 6-22 29 58 38 90 38 90 0zm30-118c0-15-24-27-53-27-29 1-96-5-150-13-54-7-97-3-97 11 0 21 74 37 247 53 29 2 53-8 53-24zm235-313c-12-15-44-4-71 23s-62 41-77 32c-31-19-36 20-11 85 14 35 35 27 99-35 45-43 73-90 60-105zm-1877 101c12-44 1-60-39-60-31 0-64-13-75-30-10-17-32-22-49-12-17 11-2 48 38 91 82 87 105 89 125 11zm301-116c-8-31 0-66 18-77s33-35 33-54c0-18-25-7-55 24-52 55-56 210-5 178 13-8 17-40 9-71zm165-6c4-57-5-85-24-73-17 11-24 31-15 45 8 15 0 36-18 47-28 17-6 51 49 73 0 0 4-41 8-92zm824 70c7-12 3-56-8-98-19-71-20-71-35 23-14 88 12 133 43 75zm165-51c3-40-7-82-24-92-16-10-21 2-12 26s2 52-16 64c-18 11-25 32-15 48 31 49 60 29 67-46zm-652-30c-21-25-17-54 13-94 67-89 54-121-14-34-73 92-82 208-15 182 32-12 37-28 16-54zm147-21c-14-51-32-99-39-106-10-10-2 150 9 193 1 4 14 7 29 7 17 0 18-36 1-94zm-568 4c0-16-14-30-30-30-17 0-30 14-30 30 0 17 13 30 30 30 16 0 30-13 30-30zm-1171 3640c-41-28-84-65-95-82-17-25 78-167 221-331 36-41 235 162 235 240 0 36-28 101-63 144-73 93-188 104-298 29zm284-46c66-95 58-155-34-265-81-96-81-96-152-10-171 207-176 222-95 284 100 77 223 73 281-9zm-218-32c-24-29-15-62 36-125 75-95 139-84 139 24 0 119-109 181-175 101zm145-100c0-58-42-52-103 15-39 44-42 60-12 71 49 18 115-31 115-86zm2878 17c-126-151-126-151-57-225 75-80 110-88 179-42 39 26 37 36-14 74-32 24-45 44-28 44 16 0 44-14 61-31 22-21 43-17 70 15 31 38 30 56-3 99-37 47-36 48 7 15 40-31 56-30 87 8 32 39 27 59-31 120-39 41-87 74-107 74s-94-68-164-151zm301-8c0-14-40-16-89-6-94 21-116-7-55-68 49-49 7-84-47-39-58 48-97-14-47-75 56-67 7-90-61-28-81 73-78 86 47 225 106 117 109 118 179 67 40-28 72-63 73-76zm-3713-131c-21-8-58-54-83-102-56-108-30-166 132-294 112-88 119-90 166-38 46 51 41 60-72 151-66 54-113 110-103 125 27 45 62 34 162-50 94-79 182-79 182 0 0 53-234 229-299 226-25-1-64-9-85-18zm153-43c98-51 201-152 183-180-8-14-68 10-133 53-209 137-292 22-97-134 136-109 112-158-33-68-154 95-181 200-79 302 70 70 73 71 159 27zm3568-53c-84-67-159-133-168-147-23-36 146-217 202-217 53 0 139 80 139 130 0 20 34 37 77 40 100 6 114 23 75 95-23 43-51 55-100 43-61-16-63-13-25 34 37 45 36 58-3 97-40 40-62 32-197-75zm181 38c11-11-11-44-47-74-66-56-66-56 44-57 61 0 119-14 130-31 10-17-20-30-74-30-71 0-91-13-91-58 0-33-28-74-61-92-49-26-74-18-137 45-42 43-72 90-67 105 10 30 238 208 267 210 10 0 26-8 36-18zm-205-194c-11-18-6-47 11-64 37-37 96-5 96 53 0 51-78 58-107 11zm279-214c-172-92-206-141-135-194 61-46 270-99 305-77 18 12-41 35-130 52s-168 47-174 67c-17 49 290 202 328 164 20-20-8-48-80-82-120-57-99-102 45-103 77-1 207-73 179-99-57-52-331-166-345-143-9 16 11 44 46 62 35 19 57 41 49 49s-49-3-91-25c-68-36-71-45-32-98 41-56 46-56 222 28 180 86 219 145 145 219-20 20-67 36-104 36-89 0-117 51-41 75 69 22 79 83 23 130-28 23-85 6-210-61zm-4282 21c-47-56-6-112 119-164 51-21 91-63 96-101 16-110 95-88 168 46 52 97 59 131 30 149-51 33-76 31-98-4-11-17-67 2-136 45-139 88-132 87-179 29zm202-79c84-52 108-57 129-23 54 87 68-10 15-108-51-96-123-122-88-32 10 27-33 66-120 109-75 37-129 79-121 93 25 40 73 30 185-39zm-354-267c-81-81-70-224 17-224 36 0 60 21 60 51 1 76 31 91 37 18 12-159 215-187 283-40 43 97 11 178-64 158-34-9-79 8-109 42-67 74-147 72-224-5zm164 13c28-11 48-53 48-105 0-104 66-116 113-19 32 67 33 67 35-11 2-98-65-158-147-132-44 14-61 45-61 110 0 69-13 88-52 80-28-5-59-43-68-84-11-46-26-62-39-40-23 36-1 120 47 182 32 42 55 46 124 19zm4518-185c-189-47-251-91-212-154 22-36 54-36 211-3 186 40 237 82 191 157-21 33-53 33-190 0zm180-35c0-16-70-50-156-75-187-56-213-57-198-11 7 19 72 51 145 71 175 47 209 49 209 15zm-4833-263c-27-65-75-111-146-139-106-43-106-43 2-88 73-30 115-71 128-123 25-100 72-101 97-2 12 50 56 92 128 122 109 46 109 46 0 91-78 31-117 71-139 140-31 95-31 95-70-1zm63-84c0-26 29-57 66-71 66-25 66-25 0-60-37-20-66-56-66-81 0-33-26-21-87 38-79 78-81 86-30 106 31 12 57 42 57 68 0 25 13 45 30 45 16 0 30-20 30-45zm4621 86c-22-58-69-109-123-131-108-45-112-77-14-102 42-10 96-60 124-114 46-90 51-92 90-38 23 31 42 67 42 79 0 13 43 47 97 75 98 50 98 50 0 91-61 25-113 76-139 137-42 97-42 97-77 3zm155-160c69-27 69-27 4-47-35-10-75-43-90-73-23-50-33-47-110 33-62 63-72 86-37 86 26 0 64 35 83 78 34 75 36 76 59 14 13-34 54-75 91-91zm-4806-367c-90-14-176-37-191-52-47-47 5-122 85-122 95 0 102-82 8-95-44-6-67-30-67-70 0-53 19-59 189-57 103 2 203 18 221 36 51 51 4 126-79 126-100 0-100 78-1 103 41 10 75 37 75 59 0 77-71 98-240 72zm195-54c10-17-22-38-73-49-51-10-92-22-92-27s12-43 28-84c21-56 44-71 90-59 43 12 62 2 62-32 0-30-26-49-68-49-37 0-118-9-180-19-92-15-112-9-112 31 0 32 25 48 77 48 66 0 75 12 67 83-7 65-25 82-82 82-113 0-110 70 3 84 192 23 261 21 280-9zm4324 36c-53-59-68-231-22-259 57-35 125 19 106 85-11 40 5 27 44-34 71-112 128-122 213-38 62 63 75 139 34 204-31 49-117 18-134-49-10-38-14-35-17 12-7 131-136 176-224 79zm189-78c37-96 92-127 92-51 0 75 54 112 77 53 28-72-42-170-121-170-52 0-79 25-103 94-27 76-41 88-75 59-23-19-35-61-27-94 9-32 1-59-18-59-46 0-42 202 4 221 85 34 145 16 171-53zm-284-259c-11-34-4-80 16-104 28-34 19-58-46-118-87-80-84-188 3-155 26 10 110 19 188 19 77 0 158 12 181 27 76 48 10 164-159 280-155 108-164 110-183 51zm199-106c152-111 161-124 124-182-32-50-368-66-367-18 0 21 13 37 30 37 45 0 102 161 61 175-33 11-45 95-13 95 10 0 84-48 165-107zm-93-100c0-42 15-53 60-41 48 12 53 25 27 57-49 58-87 51-87-16zm-4444 104c-172-48-206-68-206-124 0-72 72-79 250-27 183 53 209 74 181 147-21 55-38 55-225 4zm184-31c0-24-38-52-83-62s-119-30-164-44c-82-26-156 17-78 45 328 120 325 120 325 61zm-142-175c-85-37-163-75-172-85-24-23 61-218 115-263 37-30 62-29 130 4 70 34 83 59 80 150-2 84 10 112 55 124 49 13 53 25 25 77-41 76-39 76-233-7zm164-54c-38-21-47-51-34-103 42-169-135-220-228-66-60 97-60 97 98 177 102 53 167 70 187 51 19-19 12-39-23-59zm-200-99c-25-30-26-48-2-62 52-33 120 7 101 58-22 58-54 59-99 4zm4168-17c-29-53-17-68 104-127 76-36 131-82 124-101-8-19 1-50 20-69 60-60-4-36-159 60-124 76-159 86-196 55-40-33-39-43 5-93 28-30 111-90 185-134 135-79 185-68 186 41 0 21 15 37 32 37 24 0 149 239 149 285 0 30-104 42-121 14-15-24-58-15-144 29-150 76-146 76-185 3zm333-85c11 17 35 27 53 21 21-7 8-51-33-117-59-93-68-97-77-41-6 40-53 83-128 117-65 30-118 63-118 74 0 53 44 49 158-16 82-47 131-60 145-38zm-98-293c6-5 2-23-9-41-16-26-170 56-312 166-6 5-2 23 9 41 16 26 170-56 312-166zm-4194 195c-196-129-197-131-106-250 100-131 201-142 274-30 42 65 45 89 14 138-31 50-29 66 11 96 53 38 34 140-25 136-19-1-94-42-168-90zm189 42c11-11-2-43-28-72-39-43-41-65-11-121 32-58 28-75-31-122-37-30-78-55-92-55-28 0-148 147-148 183 0 22 235 199 272 205 10 1 27-7 38-18zm-207-192c-31-50 39-108 80-66 35 34 13 98-33 98-15 0-36-14-47-32zm3686-90c-25-25-14-78 43-203 41-93 94-189 116-213 36-38 46-36 83 14s37 70 0 141c-46 89-21 107 77 54 40-21 67-14 105 28 49 54 49 58-3 86-31 16-114 45-185 64s-146 41-166 49-51-1-70-20zm411-155c0-32-72-28-168 8-106 41-117 24-60-86 55-107 60-155 16-155-39 0-189 320-166 356 18 29 378-88 378-123zm-3887 54c-116-116-80-280 78-362 236-122 444 173 255 362-46 46-108 73-166 73-59 0-120-27-167-73zm303-30c85-85 93-156 27-250-57-81-208-90-289-17-78 71-72 235 12 294 94 66 165 58 250-27zm-224-59c-83-100 65-248 166-165 24 21 41 72 36 115-7 58-29 80-87 87-43 4-94-12-115-37zm168-35c10-26-2-67-27-92-40-40-50-39-93 3-26 27-40 68-31 92 23 59 128 57 151-3zm3028 4c-53-42-50-51 75-194 139-158 179-177 232-113 26 31 1 76-108 195-131 143-147 152-199 112zm177-136c83-85 107-130 85-152-23-23-64 5-141 95-178 207-134 251 56 57zm-362-14c-91-91-97-233-13-317 33-33 76-61 97-63 93-8 162 13 217 66 55 54 56 60 7 109-40 40-59 43-87 15-20-20-61-37-90-37-77 0-72 122 6 142 69 18 72 34 18 106-52 69-67 67-155-21zm137-4c0-10-31-43-68-73-53-44-61-67-35-108 59-98 124-119 187-61 52 46 60 47 76 5 24-63-100-120-204-93-109 27-156 139-107 256 23 56 60 91 94 91 31 0 57-7 57-17zm-2786-31c-149-104-142-259 15-362 74-49 80-48 119 5 56 77 52 105-15 105-69 0-102 70-55 117 49 49 104 41 138-19 28-49 33-49 76 7 61 80 59 94-19 149-85 60-172 59-259-2zm229-29c37-25 59-60 49-76-11-19-33-17-58 4-57 47-167 26-206-40-27-44-20-65 39-114 51-41 63-68 40-91-45-45-157 75-157 169 0 88 96 195 173 195 29 0 83-21 120-47zm66-215c-97-220-92-254 42-300 103-34 124-33 173 11 31 28 56 82 56 120s26 83 58 100c66 36 75 17 108-217 20-142 96-228 165-186 54 34 240 348 223 376-24 39-115 36-155-5-24-24-51-15-96 30-35 35-87 64-116 64-29 1-78 21-109 44-39 30-73 34-109 15-41-22-56-15-68 31-27 104-106 66-172-83zm131 1c-19-77-18-77 52-28 39 27 88 49 109 49 61 0 45-51-21-68-49-13-57-33-42-106 24-122-54-167-192-109-97 41-97 41-16 206 81 166 146 199 110 56zm-66-138c-27-33-25-51 10-80 37-30 48-28 64 13 27 70-29 121-74 67zm446 69c0-54 146-105 186-65 44 44 84 46 84 3 0-66-185-298-238-298-42 0-59 32-73 140-27 193-24 250 11 250 16 0 30-13 30-30zm39-179c10-65 51-120 51-68 0 18 8 54 18 80 12 31 1 47-30 47s-45-21-39-59zm1353 254c-87-80-119-90-146-47-9 15-43 20-76 11-105-27-66-54 77-53 99 1 146 16 167 53 46 83 86 60 86-50 0-159-34-289-76-289-21 0-93 65-160 143s-122 129-122 112c0-16 58-95 129-176 115-131 135-142 194-111 57 31 65 60 65 259 0 123-13 223-29 223s-65-33-109-75zm-549-152c-88-112-82-233 16-310 127-101 282-74 273 47-4 50-23 62-96 59s-91 9-91 56c0 44 23 63 84 70 67 8 82 23 75 75-15 105-180 107-261 3zm219 4c2-16-31-37-72-46-99-23-122-162-34-208 32-18 80-24 106-14s48 3 48-15-36-41-81-52c-129-33-271 167-196 276 57 84 224 127 229 59zm-707-54c-3-54-6-114-8-134s-30-56-63-80c-77-58-37-96 128-123 105-17 131-12 147 31 12 30 3 66-22 85-29 23-39 80-33 176 8 135 5 142-68 142-65 0-77-14-81-97zm102-90c-6-101 4-141 39-154 82-31 22-67-90-54-111 13-139 47-61 76 31 12 45 61 45 156 0 98 11 135 37 125 24-8 35-61 30-149zm164 169c-12-12-21-115-21-229 0-197 3-206 67-197 63 9 68 25 68 219 0 165-10 212-47 219-25 5-56-1-67-12zm87-358c-9-24-30-44-47-44-36 0-44 338-9 373 28 28 79-270 56-329zm631 324c-8-13 5-49 28-81 37-51 43-52 43-7 0 28-17 51-38 51-25 0-22 10 8 29 27 18 30 30 9 30-20 0-42-10-50-22z">
              <text:p/>
            </draw:path>
            <draw:path draw:style-name="style6" draw:layer="layout" svg:width="5.371cm" svg:height="5.377cm" svg:x="0.016cm" svg:y="0.014cm" svg:viewBox="0 0 5372 5378" svg:d="m2210 5344c-851-163-1575-710-1947-1472-203-416-260-671-263-1170-2-491 58-774 247-1170 264-553 797-1069 1362-1319 657-291 1515-283 2177 19 552 252 1047 730 1320 1276 294 586 350 1389 141 2023-151 456-497 961-864 1256-236 191-648 401-968 494-336 98-875 126-1205 63zm1173-92c644-189 1149-554 1515-1093 170-251 254-435 348-767 76-265 86-348 85-705-1-319-16-457-67-645-267-986-1060-1750-2020-1948-298-61-875-62-1134-1-994 232-1747 967-2014 1964-55 206-68 328-66 645 3 476 65 735 279 1170 470 949 1409 1511 2461 1472 255-10 415-33 613-92zm-873-32c-9-25-11-53-3-61 9-8 23 13 31 46 19 72-2 83-28 15zm-180-30c-9-25-9-54 1-65 11-10 19 4 19 32 0 80 40 57 110-63 51-86 65-97 62-47-3 36-13 60-24 53-11-6-34 22-53 63-38 84-88 96-115 27zm-169-3c36-8 72-37 80-65 11-36 14-34 9 10-4 40-30 61-80 64-63 5-64 3-9-9zm885-33c5-29 43-57 84-64 70-10 71-13 15-37-60-26-60-26 0-18 83 10 76 64-10 76-46 7-64 25-53 53 9 23 2 43-15 43s-27-24-21-53zm183 19c30-17 67-61 81-96 19-49 27-52 28-15 2 58-75 145-128 144-19-1-11-15 19-33zm-1527-124c-57-67-57-67 18-8 41 33 81 63 87 68 7 4-1 8-17 8-17 0-56-31-88-68zm228 8c33-33 60-76 60-95 0-20 9-27 19-16 24 24-70 171-110 171-16 0-2-27 31-60zm330-30c0-17 13-30 30-30 16 0 30 13 30 30 0 16-14 30-30 30-17 0-30-14-30-30zm1204-141c-2-102 6-192 18-200 13-7 19 49 14 126-15 238-28 268-32 74zm-1678 104c-20-19-36-49-36-65 0-17 18-5 40 25 39 53 43 52 90-16 28-39 50-56 50-39 0 18-25 54-54 82-42 38-63 41-90 13zm1837-7c32-25 72-46 88-46 38 0 21 13-71 57-71 34-72 33-17-11zm174 7c47-34 38-53-105-203-157-165-157-165 15-1 95 90 173 167 173 171s-30 22-68 39c-57 27-59 26-15-6zm-2164-53c-1-25 11-66 27-90 35-55 35-8 0 75-17 39-26 44-27 15zm571-59c18-50 48-91 68-91 44 0 108 60 108 101 0 17-18 5-40-25-43-59-110-41-110 29 0 22-13 49-29 59-17 10-16-19 3-73zm-818 6c-37-47-36-48 8-14 42 33 59 26 114-45 40-51 54-59 35-21-53 111-110 140-157 80zm1084-7c18-33 39-60 47-60s1 27-17 60-39 60-47 60-1-27 17-60zm577-48c28-30 58-47 66-39 8 7-16 32-52 54-63 38-64 37-14-15zm834-106c-93-151-101-236-23-236 21 0 64 43 94 97 54 98 54 98-21 8-95-114-138-79-67 54 103 191 124 209 201 171 67-32 67-32 12 13-32 26-68 47-80 47s-64-69-116-154zm-2446 4c26-50 53-90 61-90 9 0-5 40-31 90-26 49-53 90-62 90-8 0 6-41 32-90zm387 37c15-79-37-123-75-64-17 27-26 29-27 6 0-58 63-80 105-35 26 28 30 60 11 101-25 55-26 54-14-8zm228 24c0-24-20-30-53-18-42 16-45 13-15-18 29-29 46-29 73-2 20 20 27 45 15 56-11 11-20 3-20-18zm2103-22c10-58-7-70-61-40-43 22-64 21-80-7-12-21-11-28 2-16s48 9 77-7c61-33 148 39 90 75-18 11-31 9-28-5zm-1728-39c-392-48-701-181-1026-442-494-396-764-958-763-1586 1-347 64-621 219-941 98-202 171-301 367-495 431-426 793-586 1384-609 435-17 631 24 1004 209 199 99 312 184 513 383 218 215 280 300 397 541 357 733 282 1496-210 2154-425 567-1161 874-1885 786zm583-46c405-45 924-341 1219-698 317-383 463-791 463-1296 0-359-52-589-200-884-351-701-1037-1126-1817-1126-309 0-570 63-890 216-204 97-303 170-514 379-214 212-284 306-384 515-174 361-224 603-207 990 17 370 94 642 263 930 312 529 911 929 1484 989 208 21 265 20 583-15zm-328-161c0-14-44-70-98-124-91-91-92-94-14-44 46 29 94 72 108 96 19 35 42 26 117-49 51-51 110-92 132-92s-3 28-56 62-105 88-115 120c-18 57-74 81-74 31zm-684-205c78-7 213-7 300-1 88 6 24 12-141 12s-236-5-159-11zm1110 0c78-7 213-7 300-1 88 6 24 12-141 12s-236-5-159-11zm-1336-28c-11-11-20-357-20-769 0-622-7-745-41-732-24 9-55-13-73-53-27-60-24-68 23-55 30 7 65-3 77-23 14-22 11-30-6-19-17 10-30-1-30-24 0-24 11-36 25-27 14 8 25-188 25-437 0-411 5-451 52-449 32 1 38 8 15 17-25 11-37 95-37 270 0 254 0 254 82 169 46-46 111-105 144-129 46-33 45-28-7 22-38 36-69 80-69 97s-18 32-40 32c-56 0-52 93 8 165 82 96 158 229 142 245-9 8-36-23-60-70s-79-123-122-169c-78-85-78-85-78 247s0 332 285 332c170 0 285-13 285-30s-44-31-98-31c-163-1-187-34-187-264 0-113-15-225-33-248-33-42-81-237-59-237 7 0 37-9 67-19 50-18 50-16 6 22-68 58-19 227 78 272 60 27 95 19 207-46 74-44 169-79 212-79 93 0 95-13 17-112-71-91-78-240-15-329 25-36 38-83 30-104-13-32 32-38 217-29 128 6 217 17 198 24-25 9-18 44 25 116 70 118 55 247-37 330-78 71-74 94 31 148 49 25 117 76 152 113 65 70 178 90 216 38 12-17 22-8 22 22 1 36-20 50-67 45-63-7-67 3-67 187 0 211 24 237 182 198 67-17 73-33 73-197 0-137-12-184-53-208-58-34-38-42 35-14 37 14 48 62 48 208 0 197 38 265 99 181 29-39 36-14 36 132 0 181 0 181-953 181-952 0-952 0-952 120s0 120 943 120 943 0 954-113c5-62 10 21 9 183-1 163-5 274-11 248-8-43-110-48-952-48-943 0-943 0-943 120s0 120 931 120 931 0 957-68c18-43 21 13 11 158-9 123-29 238-45 255-17 19-20 10-8-23 19-49-37-52-916-52-820 0-934 5-919 45 18 48 11 57-21 25zm107-1320c-20-9-54-9-75 0-20 8-3 15 38 15s58-7 37-15zm1343-250c0-210 0-210-88-210-163 0-182 21-182 211 0 187 10 198 187 205 83 4 83 4 83-206zm-158 160c20-8 61-9 90-1 29 7 12 14-37 15-50 0-73-6-53-14zm-150-48c4-50-1-56-21-23-15 23-20 53-12 67 22 36 28 29 33-44zm-187-202c30-33 47-60 39-60s-39 27-69 60-48 60-39 60c8 0 39-27 69-60zm354-217c-57-63-92-73-41-11 26 32 25 45-4 57-22 8-9 13 27 11 62-3 64-7 18-57zm-238-68c9-25 1-46-19-46-21-1-13-15 15-32 29-17 53-44 53-61 0-16-17-20-38-7-23 14-21 2 6-31 37-46 37-57 0-80-37-24-37-28 2-28 40-1 40-5 0-30-38-25-37-30 9-30 43 0 50-15 34-68-11-37-10-57 3-45 36 34 40 213 7 255-21 25-20 38 2 38 48 0 99-110 102-217 6-205-271-308-413-154-84 90-93 200-27 311 45 74 45 74 35-38-5-62 0-102 13-90 37 37 53 245 21 265-41 26 60 133 125 133 29 0 60-21 70-45zm-101-135c-26-17-30-30-10-30s42-24 49-53c9-32 15-21 17 30 4 93 5 92-56 53zm1401 1631c-10-11 1-48 25-82 75-107 56-169-50-169-78 0-91 9-77 60 19 72-77 150-186 150-74 0-74 0-8-70 83-89 82-134-3-146-76-11-73 40-39-751 17-390 13-440-27-425-35 14-46-4-46-74 0-114 107-406 167-456 26-22 37-61 26-95-16-51-11-54 42-26 78 42 124 42 65 0-35-25-26-28 37-14 46 10 83 7 83-5 1-13 9-54 19-91 16-59 7-67-73-67-50 0-98 16-106 37-12 29-22 29-44-3-35-50-81 7-48 60 13 21 8 27-12 15-77-49 12-332 116-365 186-59 276 342 111 496-38 35-87 53-119 43-62-20-67-3-23 79 20 38 21 58 1 58-17 0-22 20-13 45 10 24 35 45 55 45 21 0 55-21 76-45 28-34 29-45 1-45-23 0-20-15 9-45 25-24 49-59 55-77 8-22 35-23 92-2 141 54 215 288 173 544-12 74-24 104-26 67s-23-67-45-67c-27 0-48 53-61 157-10 87-23 185-28 218-17 117 24 117 58 0 30-102 34-39 31 409-4 475-10 536-61 592-58 64-112 80-147 45zm149-739c-9-21-15 3-14 53 0 49 7 66 15 37 7-30 7-70-1-90zm0-150c-9-21-15-4-15 38 0 41 6 58 15 37 8-21 8-54 0-75zm-149-315c-8-29-14-5-14 53 0 57 6 81 14 52 7-29 7-76 0-105zm-3021 1132c-36-67-53-264-70-794-6-198-3-306 7-240 22 147 111 173 103 30-4-90-4-90 30-12 29 65 42 72 72 39 55-58 48-277-11-335-45-45-52-45-90 8-36 49-41 50-41 5 0-28-20-50-45-50-30 0-46 32-49 97-3 98-3 98-26 8-18-70-25-40-32 135-10 225-10 225-20 18-6-114-1-229 10-255 12-27 24-104 28-173 13-221 69-342 184-389 80-34 99-56 85-100-14-45-5-53 41-41 44 11 62-2 72-55 14-70 14-70 18-3 3 47 23 68 67 68 47 0 58 13 44 49-11 29 5 76 38 113 64 70 155 322 155 428 0 42-18 70-45 70-64 0-68 131-20 789 12 163 11 302-2 310s-23 30-23 50c1 22 13 18 33-9 28-40 30-40 19 0-6 24-41 49-77 54-81 12-83 51-5 118 111 95 48 132-106 62-53-24-74-53-64-89 18-70-42-117-124-96-78 21-84 76-18 177 48 72 47 74-29 74-46 0-90-24-109-61zm360-1766c0-10-41-18-90-18-105 0-103-3-42 58 37 38 58 41 90 14 23-19 42-43 42-54zm-37-109c7-48-9-60-82-63-95-3-118 40-54 103 52 53 126 31 136-40zm1874 985c29-8 77-8 105 0 29 7 6 14-52 14s-81-7-53-14zm342-137c-25-95-23-187 3-160 22 21 25 32 34 109 2 18 18 24 34 13 17-10 22-35 11-54-14-25-10-26 14-5 41 38 11 165-40 165-21 0-46-31-56-68zm76-232c0-42 6-59 15-38 8 21 8 54 0 75-9 21-15 4-15-37zm-88-480c0-58 6-82 14-53 7 29 7 76 0 105-8 29-14 5-14-52zm-1417-75c20-25 42-45 48-45 5 0 2 20-7 45-10 24-31 45-48 45s-15-19 7-45zm1399-210c-9-25-4-45 12-45s29 20 29 45c0 24-5 45-12 45-6 0-19-21-29-45zm-1639-27c0-7 46-17 103-24 56-6 96-1 88 12-14 23-191 34-191 12zm-99-59c-20-52 28-130 60-97 13 14 7 32-15 40-30 10-30 23-4 55 22 26 23 43 5 43-17 0-38-19-46-41zm1565 0c29-35 31-49 6-49-22 0-29-23-17-61 22-70-67-121-105-60-18 30-40 24-93-25-50-48-56-64-23-64 25 0 55 8 65 19 46 46 192 31 226-23 33-52 27-55-77-42-84 11-98 7-53-13 54-24 51-27-23-29-45-1-82 8-82 20s-88 18-195 13c-107-6-195-21-195-33s-80-22-178-22c-99 0-197-15-219-34-26-21-56-23-84-5-24 15-64 27-89 26-40-2-40-4 0-19 25-9 67-35 94-59 42-36 51-36 66 4 18 47 154 65 178 24 6-12 9-8 5 9-3 17 22 33 58 34 35 2 47-3 26-11-20-8-37-40-37-71 0-49-11-53-77-28-101 39-100 39-82-30 9-34 1-60-18-60-18 0-33-21-33-45 0-25 15-45 33-45s26-21 16-45c-15-39 18-62 51-38 6 4 32-10 59-33 28-23 64-29 87-15 39 24 55 30 116 37 17 2 23 18 12 35s-2 52 19 77c31 37 31 51-2 71-22 13-31 46-21 73 10 26 5 48-11 48-37 0-38-142-2-155 15-6-3-33-41-62-68-50-69-49-64 30 2 45 14 97 26 117 12 19 6 40-13 46-52 17-1 84 63 84 30 0 72-21 92-46 34-40 42-39 74 5 24 32 61 44 101 33 36-9 71-7 78 4 20 32-138 37-176 5-22-18-50-17-78 3-36 26-35 28 7 15 29-9 59-5 69 10 9 15 75 25 146 22 111-3 125-10 90-45-23-23-33-55-23-72 13-20-11-24-67-12-72 15-92 6-121-57-28-62-26-80 12-102 29-16 40-46 28-76-11-30-7-43 10-32 17 10 31 0 32-21 2-32 6-32 18-1 12 30 26 31 58 4 31-26 53-26 82-1 22 18 49 24 60 13s22-4 24 16c5 46 12 69 40 135 16 36 11 64-14 79-21 14-28 40-14 62 17 28 2 32-62 16-74-19-80-16-46 26 22 25 69 47 105 47s79 14 96 31c22 22 43 17 70-15 21-26 25-46 9-46s-23-34-15-75c7-42 33-75 55-75 23 0 42-16 42-35 0-20 9-27 20-16s37 5 59-13c30-25 45-22 58 13 10 27 39 40 68 31s18 10-25 45c-41 34-75 73-75 87s-47 67-105 119c-89 79-105 113-105 221 0 87-14 132-45 142-39 13-39 8-4-35zm218-416c17 4 21-7 10-25s4-50 32-71c75-54 8-87-88-43-62 28-75 54-72 139 4 97 7 100 46 48 23-31 56-53 72-48zm-326-147c16-11 1-47-35-83-34-35-64-57-66-48-13 64-5 158 17 194 23 37 29 37 41-1 8-24 27-52 43-62zm-186 33c62-34 80-119 25-119-20 0-25 22-13 52 16 43 13 46-20 13-32-33-30-46 13-78 29-22 53-58 52-81 0-35-4-35-26 0-15 23-42 32-60 20-19-11-33-10-30 4 12 70-7 127-41 119-20-5-27-4-15 3 13 7 23 32 23 55 0 51 15 53 92 12zm-467-60c30-33 45-69 33-81s-34-2-49 22c-16 25-28 34-29 21 0-13 22-57 48-97 65-99 27-94-76 9-67 67-77 93-50 135 42 66 57 65 123-9zm-1393 548c-1-21-29-37-62-37-72 0-71 4-16-128 73-175 216-183 300-16 66 132 60 144-72 144-65 0-124 16-132 37-12 30-16 30-18 0zm688 11c0-7 46-17 103-24 56-6 96-1 88 12-14 23-191 34-191 12zm1282-8c20-8 61-9 90-1 29 7 12 14-37 15-50 0-73-6-53-14zm-1257-79c26-31 74-46 129-39 95 11 156 48 80 48-26 0-92 9-148 20-91 18-97 15-61-29zm1205 12c-53-15-63-28-36-45 21-13 58-8 81 12 23 19 55 27 72 17 16-10 37-5 48 12 21 34-51 36-165 4zm-830-96c0-63 13-86 47-80 27 4 58 21 70 38 15 19 32 15 49-11 14-22 52-34 83-27 49 12 47 17-19 46-75 34-75 34-8 54 89 26 87 58-3 58-51 0-67-13-55-45 13-35 8-38-26-13-99 76-138 70-138-20zm110 3c0-17-14-30-30-30-17 0-30 13-30 30 0 16 13 30 30 30 16 0 30-14 30-30zm240 64c0-15 30-36 67-47 66-19 65-21-22-61-73-34-78-42-29-44 34-1 78 14 98 34 22 22 36 24 36 4 0-17 44-32 97-34 90-2 93 1 43 39-31 22-75 33-98 24s-42-1-42 17c0 19 30 35 67 36 65 2 65 3 8 28-83 35-112 35-90 0 24-39-4-39-77 1-33 17-58 19-58 3zm-862-65c-6-81-148-251-168-201-9 20-16 9-18-24-1-33-39-84-85-112-78-48-79-51-15-52 38 0 68-16 68-34 0-23 14-22 46 4 25 21 53 30 63 21 28-29 139 91 117 126-11 18-2 33 20 33 29 0 30 6 3 23-20 13-31 50-25 82 6 33 12 70 14 82 1 12 39 23 84 23 83 0 83 0-3 45-47 24-88 45-91 45s-7-28-10-61zm-16-269c3-41-14-60-52-60-31 0-64-13-74-29s-37-21-61-12c-32 12-22 33 39 87 100 88 142 92 148 14zm218 240c0-17 34-30 77-30s68 13 58 30c-10 16-45 30-77 30s-58-14-58-30zm-113-98c7-21 45-42 85-48s92-26 116-45c33-26 38-26 22 2-30 49 177 87 231 42 31-26 51-22 82 15 37 45 19 47-207 32-148-9-240-5-230 12 10 15-11 28-47 28-38 0-59-16-52-38zm266-142c-2-44-13-61-26-42-12 18-56 43-97 54-51 15-62 12-34-7 34-23 31-34-15-61-48-28-49-33-6-34 27 0 56 16 64 37 9 25 24 28 45 8 22-21 18-49-15-90-32-42-50-49-60-23-23 62-54 42-54-35 0-39 10-65 22-58 13 8 23-2 23-23 0-20 9-28 20-17s40 3 65-17c36-30 47-30 58 1 9 29 23 30 52 6 31-25 45-17 61 36 12 38 37 79 55 91 24 15 24 31-1 56-20 19-27 56-18 81 14 35 3 42-45 30-44-12-68-1-77 32-8 30-15 20-17-25zm125-120c18 0-12-40-66-89-77-69-107-80-137-52-45 41-31 65 37 65 26 0 53 21 60 46 11 39 9 39-18 0-17-24-42-33-55-19-13 13 10 51 51 85 65 53 76 54 85 12 5-27 24-48 43-48zm-1305 3592c-39-37-50-51-24-32 26 20 81 50 122 66 49 20 57 30 23 32-28 1-82-29-121-66zm240 21c36-25 78-89 94-142 19-68 28-78 30-33 3 71-103 222-156 222-19 0-5-21 32-47zm307-7c43-89 11-142-55-90-45 35-46 33-9-14 32-41 51-45 83-19 52 43 51 62-6 133-44 56-45 56-13-10zm-386-73c27-22 56-67 64-99 14-54 15-53 18 7 3 41-21 79-64 99-58 28-60 27-18-7zm2923-112c-119-136-119-136 13-10 73 70 126 131 118 137-7 6-66-51-131-127zm-3025 100c-22-22 98-191 135-191 14 0-8 36-49 80s-68 92-60 105c18 29 0 33-26 6zm-97-101c30-33 61-60 69-60s-9 27-39 60-61 60-69 60c-9 0 9-27 39-60zm3275 10c-11-11-4-38 14-61 46-54 9-88-46-42-58 48-97-14-46-74 50-61 12-91-54-42-51 38-51 38-1-17 40-43 61-49 87-22 27 27 25 47-7 86-37 45-35 48 23 30 81-26 119 28 65 94-35 42-33 46 14 29 32-13 47-9 36 9-21 34-56 38-85 10zm-2992-153c-73-82-73-82 9-10 78 68 97 93 73 93-5 0-42-38-82-83zm-163-7c30-33 61-60 69-60s-9 27-39 60-61 60-69 60c-9 0 9-27 39-60zm-453-38c-57-67-57-67 10-10 64 53 82 78 58 78-6 0-36-31-68-68zm243 22c33-27 86-68 119-92 39-28 49-52 28-72-20-21-63-6-132 44-56 42-115 76-130 76-16 0 30-40 103-89 117-79 137-84 177-44s37 52-30 105c-41 33-102 73-135 90-60 31-60 31 0-18zm3515-63c-77-60-140-120-140-134 0-13 35-62 77-108 77-84 77-84 8 15-76 109-76 110 146 265 96 66 157 17 66-53-72-55-72-55 18-55 62 0 77 8 49 25-27 17-30 33-9 46 41 25 11 108-38 108-21 0-100-49-177-109zm313-93c22-36 46-59 54-51s-10 37-40 66c-51 49-52 49-14-15zm-3903-94c88-78 98-98 60-123-27-19-31-31-9-31 109-1 45 145-96 216-33 16-13-11 45-62zm3646 48c23-59-33-74-56-15-11 27-16 28-18 2-3-54 58-81 97-43 24 25 23 44-5 71-30 30-34 27-18-15zm-3845-16c23-38 199-168 199-147 0 7-50 51-110 97-61 47-101 69-89 50zm3952-27c-1-36-33-87-70-113-36-25-52-46-34-46 55 0 137 113 122 170-12 45-15 43-18-11zm-4170-155c-28-52-18-69 80-128 61-38 122-82 134-100 15-21 22-20 22 4 1 20-53 66-118 103-95 53-113 75-86 107 18 23 26 49 17 58-10 9-32-10-49-44zm4377 23c-36-25-31-28 20-13 82 23 119-31 48-72-29-17-38-31-19-32 60-1 104 75 64 114-43 43-55 43-113 3zm-4290-10c0-9 27-30 60-47 33-18 60-26 60-18 0 9-27 30-60 48-33 17-60 25-60 17zm4117-70c-109-54-122-101-45-161 49-38 50-37 8 15-40 52-39 61 10 90 168 101 183 134 27 56zm-3892-8c-11-17-35-21-55-11-22 13-20 5 4-21 32-35 42-36 64-1 15 24 41 31 63 18 25-16 31-12 17 11-27 43-68 45-93 4zm45-119c-18-33-25-60-17-60s29 27 47 60 25 60 17 60-29-27-47-60zm3960-72c0-6 27-18 60-27s60-4 60 11-27 28-60 28-60-6-60-12zm-4458-86c-57-67-57-67 18-8 41 33 81 63 87 68 7 4-1 8-17 8-17 0-56-31-88-68zm4428 8c-25-16-32-30-15-30 16 0 50 14 75 30s31 29 15 29c-17 0-50-13-75-29zm-4344-83c13-7 24-44 24-83s12-78 26-87 17 26 7 78c-11 53-33 97-50 100s-20-1-7-8zm123-20c6-61 81-106 81-48 0 19-13 26-28 17s-35 7-43 36c-13 44-15 44-10-5zm-253-85c37-47 94-47 94-1 0 10-9 10-20-1s-41-3-67 17c-42 33-43 31-7-15zm4509-112c0-42 6-59 15-38 8 21 8 54 0 75-9 21-15 4-15-37zm236-178c-25-61-77-115-134-140-92-40-92-40 5-77 63-25 108-70 130-129 33-91 33-91 80 5 29 58 85 109 140 129 93 33 93 33-4 75-60 25-111 78-136 139-40 97-40 97-81-2zm156-152c68-27 68-27 4-46-35-11-76-44-90-74-24-50-33-47-108 31-77 78-79 86-26 103 31 9 65 47 76 84 20 67 20 67 48-2 15-37 58-80 96-96zm-4849 134c-12-46-56-90-116-116-97-40-97-40-12-80 46-22 105-80 131-130 46-89 46-89 83 0 21 48 76 106 124 129 87 41 87 41-7 80-58 25-101 69-113 116-24 98-66 98-90 1zm116-91c91-92 92-92 16-112-33-9-60-37-60-64 0-26-14-47-30-47-17 0-30 19-30 44 0 24-26 58-59 75-57 31-57 33 8 103 36 39 69 73 72 74 3 2 41-31 83-73zm-52-423c21-9 55-9 75 0 21 8 4 15-37 15s-58-7-38-15zm-212-30c-11-11-20-35-20-53 1-22 8-21 23 2 12 18 49 40 82 49 58 14 58 15-3 18-34 2-71-5-82-16zm4997 0c-20-9-37-29-37-47 0-20 14-19 40 3 22 18 49 24 60 13s20-4 20 16c0 36-20 40-83 15zm-337-129c0-48 11-94 24-103 13-8 18 32 11 89-14 126-35 134-35 14zm107 62c-9-15 3-35 28-44 25-10 45-5 45 10 0 40-53 66-73 34zm-4652-153c-57-25-57-26 7-28 38-1 68 11 68 28 0 16-3 29-8 27-4-1-34-13-67-27zm195 18c0-6 27-18 60-27s60-4 60 11-27 28-60 28-60-6-60-12zm-300-92c0-23 12-50 27-60 15-9 20 11 12 44-19 70-39 78-39 16zm4590-69c0-19 12-41 27-51 15-9 20-43 12-76-9-33-9-60-1-60 38 0 40 115 3 165-23 31-41 41-41 22zm210-40c41-39 99-97 127-128 29-31 53-42 53-25s-57 74-128 128c-70 54-93 65-52 25zm-4485-13c-72-35-75-40-15-24 41 11 98 21 125 21 28 1 44 12 36 25-20 32-40 28-146-22zm15-209c-74-40-122-73-105-73 16 0 91 33 165 73 74 39 121 72 105 72-17 0-91-33-165-72zm135-51c-60-62-60-62 7-27 38 19 68 48 68 64 0 38-5 36-75-37zm4207 14c38-7 98-7 135 0 38 8 7 13-67 13s-105-5-68-13zm-4531-57c-22-22 54-178 100-207 17-11 4 25-28 79-33 53-53 108-45 122 18 29 0 33-27 6zm129-68c0-32 57-77 74-59 5 6-9 28-32 49-23 22-42 26-42 10zm180-19c0-30-23-80-51-111-48-53-48-55 0-36 53 20 102 151 70 184-11 10-19-6-19-37zm3990-14c0-39 147-134 171-109 10 10 3 19-16 19s-62 27-95 60-60 46-60 30zm396-14c12-13 1-63-23-110-25-48-38-86-30-86 9 0 36 39 61 88 36 69 38 93 8 110-20 12-27 11-16-2zm-4381-164c-159-115-159-115-64-224 52-60 108-108 124-108s-12 35-63 77c-51 43-92 96-92 119 0 53 261 233 302 207 21-13 15-38-17-74-40-43-43-67-16-117 18-34 40-62 48-62s0 28-18 62c-27 49-24 74 13 114 36 41 39 61 12 88-49 48-48 49-229-82zm4209-3c6-80 32-100 38-29 2 32-6 65-19 73-12 7-21-12-19-44zm-145-51c35-29 88-68 118-85 30-18 44-47 32-67-17-27-43-23-103 12-81 49-81 49-6-13 63-53 81-56 116-22 53 52 31 86-108 164-81 46-95 49-49 11zm-186-5c21-35 137-105 137-83 0 7-35 36-79 64-43 29-69 37-58 19zm-3883-84c0-56 62-80 100-38 27 29 26 32-6 14-24-14-51-6-67 18-17 27-26 29-27 6zm3716-89c-32-39-22-79 62-240 55-106 105-188 111-182s-31 88-82 182c-93 173-99 274-13 241 25-10 46-11 46-3 0 41-90 42-124 2zm-3491-101c-77-84-44-92 36-8 37 38 56 69 43 69-14 0-49-28-79-61zm3868-27c0-32 10-51 23-43s24 34 24 57c0 24-11 44-24 44s-23-26-23-58zm-253 14c0-36 72-166 92-166 13 0 3 40-22 90-40 80-70 113-70 76zm-3539-60c-20-25-32-58-26-74 5-17 26 3 45 44 39 84 33 93-19 30zm145 6c23-29 34-79 25-112-8-33-3-53 12-44 45 28 30 124-26 167-47 38-48 37-11-11zm3514 8c25-16 58-30 75-30 16 0 10 14-15 30s-59 29-75 29c-17 0-10-13 15-29zm-3356-88c-2-41-34-108-71-150-66-77-66-77 18 1 60 56 80 99 71 150-14 72-14 72-18-1zm2891 28c-25-41 22-118 145-236 99-95 171-106 169-25 0 21-12 18-30-9-25-38-50-24-149 81-133 140-146 178-68 198 48 12 48 14 2 17-28 2-59-10-69-26zm-3311-48c-4-59 107-192 159-192 14 0-10 27-52 60-42 34-83 91-90 128-12 62-13 62-17 4zm3416 14c0-8 40-54 90-101 49-48 90-80 90-72 0 9-41 54-90 102-50 47-90 79-90 71zm-3270-86c25-16 58-30 75-30 16 0 10 14-15 30s-59 29-75 29c-17 0-10-13 15-29zm3113-1c31-34 25-49-30-80-38-20-54-38-36-38 17-1 56 16 85 38 51 37 51 41-2 81-47 36-50 36-17-1zm-2774-52c-31-29-42-43-24-31s66 34 107 50c46 19 55 30 24 32-27 1-75-22-107-51zm38-95c-10-15 10-20 43-11s81-2 107-23c38-32 55-29 97 18 48 52 48 53-3 15-41-31-62-32-88-6-42 41-133 46-156 7zm2538-32c0-42 6-59 15-38 8 21 8 54 0 75-9 21-15 4-15-37zm-2141-69c-9-45-5-81 8-81 40 0 52 41 29 104-19 52-23 50-37-23zm2423 19c-14-39-10-42 23-15 22 19 52 24 65 12 14-12 15-6 3 15-30 52-68 47-91-12zm-2867-5c0-44 147-154 166-124 9 16 3 29-14 29-18 0-59 27-92 60s-60 49-60 35zm282-117c-31-79-61-151-65-161-10-21 131-88 182-86 20 0-8 20-61 43-96 42-96 42-35 181 34 77 56 145 49 153-7 7-39-51-70-130zm2455 94c28-30 58-47 66-40 8 8-16 33-52 55-63 38-64 37-14-15zm-502-12c-10-17 1-22 26-13 26 10 49-5 58-38 11-44 15-41 17 13 4 69-66 95-101 38zm417-53c72-85 199-87 292-5 71 62 71 62-3 15-97-62-206-60-284 5-62 53-62 53-5-15zm-2656-66c39-34 85-61 102-61 37 0 35 1-83 70-90 53-90 53-19-9zm1946 41c-25-26 8-102 45-102 17 0 12 22-11 50-37 45-32 48 64 30 74-14 91-12 60 9-51 33-131 40-158 13zm-965-58c-32-25-46-44-30-43 15 0 54 20 86 45 32 24 46 43 30 43-15-1-54-21-86-45zm710-1c-37-26-67-60-67-75 0-16 27-1 60 32 68 68 149 77 210 22 36-32 36-30 2 15-49 65-118 67-205 6zm-1316-28c-10-26-10-56 0-67 11-10 20 7 21 39 2 55 3 55 28-2 21-49 26-51 28-10 3 70-54 99-77 40zm354-15c0-42 6-59 15-38 8 21 8 54 0 75-9 21-15 4-15-37zm449-36c5-91 6-92 17-17 7 45 31 83 54 83s47-38 55-83c13-78 13-78 9 8-3 68-20 92-72 99-59 9-66-3-63-90zm240-120c-2-111 6-207 18-215 13-8 19 56 14 141-14 256-28 287-32 74zm733 159c-9-15 7-45 36-68 46-36 48-35 13 9-31 41-31 53 0 65 27 11 28 17 3 18-19 2-43-9-52-24zm-1634-102c-38-63-37-64 14-15 30 29 48 59 40 66-8 8-32-15-54-51zm335 9c3-33 14-60 25-60 29 0 56 80 35 102-36 36-64 16-60-42zm899 40c-20-9-37-29-37-47 0-21 12-21 37 0 21 17 72 37 113 45 75 13 75 13 0 15-41 1-92-5-113-13zm263 16c0-8 40-54 90-101 49-48 90-80 90-72 0 9-41 54-90 102-50 47-90 79-90 71zm-1251-174c3-40 26-78 51-85 30-8 33-4 11 13-19 13-42 52-51 85-13 47-15 44-11-13zm959 28c6-25 44-48 84-51 58-4 60-2 13 11-33 9-71 32-85 51-16 22-21 18-12-11zm-789-46c-21-25-32-52-25-59s30 14 50 46c43 70 29 77-25 13zm1321 16c-39-25-37-30 7-30 29 0 53 13 53 30 0 36-3 36-60 0zm-630-27c0-30 87-108 101-90 5 6-16 35-46 64s-55 41-55 26zm-518-113c20-8 61-9 90-1 29 7 12 14-37 15-50 0-73-6-53-14z">
              <text:p/>
            </draw:path>
            <draw:path draw:style-name="style7" draw:layer="layout" svg:width="5.371cm" svg:height="5.377cm" svg:x="0.016cm" svg:y="0.014cm" svg:viewBox="0 0 5372 5378" svg:d="m2210 5344c-851-163-1575-710-1947-1472-203-416-260-671-263-1170-2-491 58-774 247-1170 264-553 797-1069 1362-1319 657-291 1515-283 2177 19 552 252 1047 730 1320 1276 294 586 350 1389 141 2023-151 456-497 961-864 1256-236 191-648 401-968 494-336 98-875 126-1205 63zm1173-92c644-189 1149-554 1515-1093 170-251 254-435 348-767 76-265 86-348 85-705-1-319-16-457-67-645-267-986-1060-1750-2020-1948-298-61-875-62-1134-1-994 232-1747 967-2014 1964-55 206-68 328-66 645 3 476 65 735 279 1170 470 949 1409 1511 2461 1472 255-10 415-33 613-92zm-1053-62c-9-25-9-54 1-65 11-10 19 4 19 32 0 80 40 57 110-63 51-86 65-97 62-47-3 36-13 60-24 53-11-6-34 22-53 63-38 84-88 96-115 27zm-169-3c36-8 72-37 80-65 11-36 14-34 9 10-4 40-30 61-80 64-63 5-64 3-9-9zm885-33c5-29 43-57 84-64 70-10 71-13 15-37-60-26-60-26 0-18 83 10 76 64-10 76-46 7-64 25-53 53 9 23 2 43-15 43s-27-24-21-53zm183 19c30-17 67-61 81-96 19-49 27-52 28-15 2 58-75 145-128 144-19-1-11-15 19-33zm-1527-124c-57-67-57-67 18-8 41 33 81 63 87 68 7 4-1 8-17 8-17 0-56-31-88-68zm228 8c33-33 60-76 60-95 0-20 9-27 19-16 24 24-70 171-110 171-16 0-2-27 31-60zm330-30c0-17 13-30 30-30 16 0 30 13 30 30 0 16-14 30-30 30-17 0-30-14-30-30zm1204-141c-2-102 6-192 18-200 13-7 19 49 14 126-15 238-28 268-32 74zm-1678 104c-20-19-36-49-36-65 0-17 18-5 40 25 39 53 43 52 90-16 28-39 50-56 50-39 0 18-25 54-54 82-42 38-63 41-90 13zm1837-7c32-25 72-46 88-46 38 0 21 13-71 57-71 34-72 33-17-11zm174 7c47-34 38-53-105-203-157-165-157-165 15-1 95 90 173 167 173 171s-30 22-68 39c-57 27-59 26-15-6zm-2164-53c-1-25 11-66 27-90 35-55 35-8 0 75-17 39-26 44-27 15zm571-59c18-50 48-91 68-91 44 0 108 60 108 101 0 17-18 5-40-25-43-59-110-41-110 29 0 22-13 49-29 59-17 10-16-19 3-73zm-818 6c-37-47-36-48 8-14 42 33 59 26 114-45 40-51 54-59 35-21-53 111-110 140-157 80zm1084-7c18-33 39-60 47-60s1 27-17 60-39 60-47 60-1-27 17-60zm577-48c28-30 58-47 66-39 8 7-16 32-52 54-63 38-64 37-14-15zm836-103c-51-83-93-160-92-172 0-12 42 45 93 128 52 82 97 154 102 160 5 5 40-6 79-25 67-32 67-32 12 13-32 26-68 47-80 47s-64-68-114-151zm-2448 1c26-50 53-90 61-90 9 0-5 40-31 90-26 49-53 90-62 90-8 0 6-41 32-90zm387 37c15-79-37-123-75-64-17 27-26 29-27 6 0-58 63-80 105-35 26 28 30 60 11 101-25 55-26 54-14-8zm228 24c0-24-20-30-53-18-42 16-45 13-15-18 29-29 46-29 73-2 20 20 27 45 15 56-11 11-20 3-20-18zm2103-22c10-58-7-70-61-40-43 22-64 21-80-7-12-21-11-28 2-16s48 9 77-7c61-33 148 39 90 75-18 11-31 9-28-5zm-1728-39c-392-48-701-181-1026-442-491-393-760-948-762-1570-1-360 61-632 218-957 98-202 171-301 367-495 431-426 793-586 1384-609 435-17 631 24 1004 209 199 99 312 184 513 383 218 215 280 300 397 541 357 733 282 1496-210 2154-425 567-1161 874-1885 786zm583-46c405-45 924-341 1219-698 317-383 463-791 463-1296 0-359-52-589-200-884-351-701-1037-1126-1817-1126-309 0-570 63-890 216-204 97-303 170-514 379-214 212-284 306-384 515-174 361-224 603-207 990 17 370 94 642 263 930 312 529 911 929 1484 989 208 21 265 20 583-15zm-328-161c0-14-44-70-98-124-91-91-92-94-14-44 46 29 94 72 108 96 19 35 42 26 117-49 51-51 110-92 132-92s-3 28-56 62-105 88-115 120c-18 57-74 81-74 31zm-684-205c78-7 213-7 300-1 88 6 24 12-141 12s-236-5-159-11zm1110 0c78-7 213-7 300-1 88 6 24 12-141 12s-236-5-159-11zm-1336-28c-11-11-20-357-20-769 0-622-7-745-41-732-24 9-55-13-73-53-27-60-24-68 23-55 30 7 65-3 77-23 14-22 11-30-6-19-17 10-30-1-30-24 0-24 11-36 25-27 14 8 25-188 25-437 0-411 5-451 52-449 32 1 38 8 15 17-25 11-37 95-37 270 0 254 0 254 82 169 46-46 111-105 144-129 46-33 45-28-7 22-38 36-69 80-69 97s-18 32-40 32c-56 0-52 93 8 165 82 96 158 229 142 245-9 8-36-23-60-70s-79-123-122-169c-78-85-78-85-78 247s0 332 285 332c170 0 285-13 285-30s-44-31-98-31c-163-1-187-34-187-264 0-113-15-225-33-248-33-42-81-237-59-237 7 0 37-9 67-19 50-18 50-16 6 22-68 58-19 227 78 272 60 27 95 19 207-46 74-44 169-79 212-79 93 0 95-13 17-112-71-91-78-240-15-329 25-36 38-83 30-104-13-32 32-38 217-29 128 6 217 17 198 24-25 9-18 44 25 116 70 118 55 247-37 330-78 71-74 94 31 148 49 25 117 76 152 113 65 70 178 90 216 38 12-17 22-8 22 22 1 36-20 50-67 45-63-7-67 3-67 188 0 195 0 195 105 199 105 5 105 5 15-19-84-22-83-23 22-15 113 9 113 9 113-167 0-135-12-182-53-206-58-34-38-42 35-14 37 14 48 62 48 208 0 200 38 265 102 177 34-46 37-40 25 45-8 54-24 83-35 65-13-21-231-35-618-40-390-6-557-17-479-32 66-13 171-49 232-80 62-31 113-47 113-34 0 12-44 44-98 70-82 41-87 49-31 51 36 1 75-13 86-32 14-23 28-21 46 8 17 26 23 6 16-57-10-90 0-166 58-425 16-74 13-96-12-80-19 11-35 47-35 79 0 31-27 101-60 155s-60 87-60 72c0-14-21-8-46 13-33 27-37 45-13 59 23 14 18 27-15 40-32 12-42 7-28-15 12-20 4-28-21-19-23 7-42 30-42 50 0 48-75 93-158 93-39 0-67 19-67 46 0 37-55 45-315 45-315 0-315 0-315 105s0 105 928 105 928 0 938-68c10-62 12-60 28 15 18 83 18 83-938 83s-956 0-956 120 0 120 945 120 945 0 947-113c2-62 10-95 18-73 9 22 6 103-7 180s-29 117-35 88c-12-49-81-52-940-52-928 0-928 0-928 86 0 120 47 126 1012 123 706-3 821-9 843-50 20-36 31-24 46 52 11 54 13 105 4 113-8 9-15-7-15-34 0-46-83-50-945-50-945 0-945 0-945 120 0 93 12 120 52 123 50 3 50 4 0 17-37 10-52 44-52 117 0 103 0 103 930 103s930 0 930-105 0-105-878-112c-877-7-877-7 5-23 847-15 883-18 905-75 12-33 15 41 6 165-8 123-28 238-44 255-17 19-20 10-8-23 19-49-37-52-916-52-820 0-934 5-919 45 18 48 11 57-21 25zm1450-1570c0-210 0-210-88-210-163 0-182 21-182 211 0 187 10 198 187 205 83 4 83 4 83-206zm-158 160c20-8 61-9 90-1 29 7 12 14-37 15-50 0-73-6-53-14zm-794-100c14 0 15 16 3 37-14 24-1 21 36-6 89-68 92-72 35-52-28 10-52 6-52-10s17-30 37-30c25 0 23-10-7-29-40-26-40-30 0-30 40-1 40-5 0-30-56-37-13-38 105-5 105 30 209 1 211-58 1-24 16-40 34-36 18 3 57-20 86-53 45-49 46-58 8-58-25 0-81-28-125-62-54-43-100-56-146-42-102 31-171 103-152 159 12 36 4 33-31-10-45-57-66-37-55 49 2 11-28 17-67 12-65-7-68-1-45 101 34 145 33 160-11 134-24-15-22-5 5 29 29 36 52 43 74 21 17-17 43-31 57-31zm322 28c33-23 13-26-73-14-65 9-125 23-133 31-28 29 162 13 206-17zm56-106c44-26 112-97 151-157 71-110 71-110-46 13-96 103-133 123-218 117-93-6-97-2-47 34 69 50 63 50 160-7zm484-239c0-2-27-29-60-58-58-53-60-53-60 8 0 44 18 62 60 58 33-2 60-6 60-8zm-289-118c9-25 1-46-19-46-21-1-13-15 15-32 29-17 53-44 53-61 0-16-17-20-38-7-23 14-21 2 6-31 37-46 37-57 0-80-37-24-37-28 2-28 40-1 40-5 0-30-38-25-37-30 9-30 43 0 50-15 34-68-11-37-10-57 3-45 36 34 40 213 7 255-21 25-20 38 2 38 48 0 99-110 102-217 6-205-271-308-413-154-84 90-93 200-27 311 45 74 45 74 35-38-5-62 0-102 13-90 37 37 53 245 21 265-41 26 60 133 125 133 29 0 60-21 70-45zm-101-135c-26-17-30-30-10-30s42-24 49-53c9-32 15-21 17 30 4 93 5 92-56 53zm1401 1631c-10-11 1-48 25-82 75-107 56-169-50-169-78 0-91 9-77 60 19 72-77 150-186 150-74 0-74 0-8-70 83-89 82-134-3-146-76-11-73 40-39-751 17-390 13-440-27-425-35 14-46-4-46-74 0-114 107-406 167-456 26-22 37-61 26-95-16-51-11-54 42-26 78 42 124 42 65 0-35-25-26-28 37-14 46 10 83 7 83-5 1-13 9-54 19-91 16-59 7-67-73-67-50 0-98 16-106 37-12 29-22 29-44-3-35-50-81 7-48 60 13 21 8 27-12 15-77-49 12-332 116-365 186-59 276 342 111 496-38 35-87 53-119 43-62-20-67-3-23 79 20 38 21 58 1 58-17 0-22 20-13 45 10 24 35 45 55 45 21 0 55-21 76-45 28-34 29-45 1-45-23 0-20-15 9-45 25-24 49-59 55-77 19-56 169 22 214 113 24 46 51 144 60 219 12 90 9 115-8 75-15-33-28-95-29-136-2-79-77-209-120-209-14 0-35 37-47 82-13 45-29 66-36 46-10-26-39-18-100 27-72 53-94 57-133 26-25-21-46-61-47-88-1-42-5-42-31 4-17 29-27 137-22 240 8 161 17 189 69 196 57 8 60 33 64 510 3 502 3 502-19 142-12-198-25-421-28-495-5-111-11-124-32-70-15 36-30 243-33 460-3 226-17 377-31 354-19-30-25-27-26 13 0 29 14 53 32 53 17 0 23 13 13 30-11 17-30 24-42 16-13-7-23 6-23 30 0 28 31 44 85 44 48 0 85-17 85-38 1-25 11-23 30 8 25 37 34 38 56 4 23-35 29-35 43 0 10 26 18 19 21-19 4-60 4-60 30 0 21 48 27 36 32-60 6-120 6-120 28 0 15 84 23 21 26-218 2-186 16-337 31-337s40-51 56-113c25-100 28-89 25 104-3 208-29 253-56 99-8-42-16 79-18 268-3 216 6 333 24 315 16-16 34-103 41-193 7-91 9-46 4 100-7 199-22 280-61 323-52 57-107 72-141 38zm-323-1594c-2-90-7-101-28-52-36 83-36 165 0 165 16 0 29-51 28-113zm292-717c-11-11-6-37 12-57 22-28 12-51-37-86-58-40-74-41-110-5-49 49-25 101 66 138 81 33 94 34 69 10zm-2996 2232c-26-44-40-206-43-472-3-223-14-428-25-455-11-28-15-89-8-135 11-73 14-69 17 25 3 61 18 119 33 129 17 10 22 159 12 361-11 240-6 345 17 345 18 0 33-27 33-60s15-60 34-60c25 0 28-73 11-263-33-385-35-455-9-438 13 8 24 35 24 59 0 41 5 41 45 1 27-27 45-100 45-182 0-135 2-137 97-138 113 0 154-23 182-99 12-31 35-45 55-33 26 16 30-14 17-110-12-88-10-112 8-72 43 96 36 225-11 225-58 0-73 195-41 525 15 148 23 327 17 397-5 70 3 128 19 128s13 16-7 36c-20 19-36 50-36 67 1 17 15 11 33-13 28-40 30-40 19 0-6 24-41 49-77 54-81 12-83 51-5 118 111 95 48 132-106 62-53-24-74-53-64-89 18-70-42-117-124-96-78 21-84 76-18 177 48 72 47 74-29 74-48 0-91-25-115-68zm182-303c2 35 25 72 51 82 66 25 79 23 59-9-9-16-3-37 13-47 17-10 31-4 31 15 0 18 13 25 30 15 16-11 31-1 32 20 5 71 85-139 83-215-2-68-4-67-23 15-12 51-23-91-25-327-2-275-16-428-39-450-26-25-31 5-19 124 10 94 5 151-11 141-16-9-28 44-28 120 0 75 13 137 30 137 16 0 28 50 25 112-5 113-5 113-19 8-14-101-16-102-39-30-15 46-23-49-23-255 1-414 2-405-35-405-17 0-31 50-29 112 1 62-8 187-21 278-22 165-22 165-41 45-20-120-20-120-28 15s-8 135-29 30c-12-60-17 26-12 195 14 400 15 403 41 300 17-68 24-74 26-26zm74-424c0-132 6-183 12-112 6 70 6 178 0 240-7 61-12 4-12-128zm2546 420c-1-50 5-74 14-53 8 20 8 60 1 90-8 29-15 12-15-37zm119-285c0-42 6-59 15-38 8 21 8 54 0 75-9 21-15 4-15-37zm-117-135c-1-66 5-97 13-68 7 28 7 82 0 120-7 37-13 14-13-52zm130-255c17-254 37-299 139-300 29 0 53-15 53-32 0-18-13-24-28-15-15 10-36 5-45-10s44-32 118-38c133-11 135-10 131 79-3 71-7 76-17 23-7-37-31-67-52-67-36 0-46 42-85 375-4 33-21 57-37 55-17-3-40 11-52 30s-21-26-20-100c1-98 8-119 25-75 22 58 24 57 45-8 28-89-9-213-46-154-22 35-26 35-27-1 0-23-9-33-20-22-11 10-20 131-19 267 0 136-7 221-15 188-14-60-14-60-39 0-15 34-18-47-9-195zm-3103-126c-3-137 8-239 27-251 18-11 24-42 13-69-14-37-5-34 39 11 31 33 46 64 32 70-15 5-28 52-31 105-4 95-4 95-21 5-13-65-23-26-35 135-18 225-18 225-24-6zm2714 88c-25-95-23-187 3-160 22 21 25 32 34 109 2 18 18 24 34 13 17-10 22-35 11-54-14-25-10-26 14-5 41 38 11 165-40 165-21 0-46-31-56-68zm76-232c0-42 6-59 15-38 8 21 8 54 0 75-9 21-15 4-15-37zm-2615-59c0-39 9-63 20-52s38 5 61-14c61-51 128 19 71 72-33 31-37 28-22-15 26-74-28-65-83 14-47 67-47 67-47-5zm-133-256c48-234 79-291 183-334 80-34 99-56 85-100-14-45-6-53 44-40 48 12 62 1 65-55 4-71 4-71 17-4 8 43 35 68 73 68 45 0 56 14 42 55-10 33 2 73 31 97 74 60 102 162 74 257-26 86-26 86-29-4-5-139-45-182-86-91-42 91-105 96-186 16-33-33-60-45-60-25 0 51-33 9-42-54-5-29-23-58-41-64-38-13-127 143-128 224 0 29-14 74-30 99-23 33-26 21-12-45zm493-192c0-10-41-18-90-18-105 0-103-3-42 58 37 38 58 41 90 14 23-19 42-43 42-54zm-37-109c7-48-9-60-82-63-95-3-118 40-54 103 52 53 126 31 136-40zm2204 136c0-58 6-82 14-53 7 29 7 76 0 105-8 29-14 5-14-52zm-1417-75c20-25 42-45 48-45 5 0 2 20-7 45-10 24-31 45-48 45s-15-19 7-45zm1399-210c-9-25-4-45 12-45s29 20 29 45c0 24-5 45-12 45-6 0-19-21-29-45zm-1639-27c0-7 46-17 103-24 56-6 96-1 88 12-14 23-191 34-191 12zm-99-59c-20-52 28-130 60-97 13 14 7 32-15 40-30 10-30 23-4 55 22 26 23 43 5 43-17 0-38-19-46-41zm1565 0c29-35 31-49 6-49-22 0-29-23-17-61 22-70-67-121-105-60-18 30-40 24-93-25-50-48-56-64-23-64 25 0 55 8 65 19 46 46 192 31 226-23 33-52 27-55-77-42-84 11-98 7-53-13 54-24 51-27-23-29-45-1-82 8-82 20s-88 18-195 13c-107-6-195-21-195-33s-80-22-178-22c-99 0-197-15-219-34-26-21-56-23-84-5-24 15-64 27-89 26-40-2-40-4 0-19 25-9 67-35 94-59 42-36 51-36 66 4 18 47 154 65 178 24 6-12 9-8 5 9-3 17 22 33 58 34 35 2 47-3 26-11-20-8-37-40-37-71 0-49-11-53-77-28-101 39-100 39-82-30 9-34 1-60-18-60-18 0-33-21-33-45 0-25 15-45 33-45s26-21 16-45c-15-39 18-62 51-38 6 4 32-10 59-33 28-23 64-29 87-15 39 24 55 30 116 37 17 2 23 18 12 35s-2 52 19 77c31 37 31 51-2 71-22 13-31 46-21 73 10 26 5 48-11 48-37 0-38-142-2-155 15-6-3-33-41-62-68-50-69-49-64 30 2 45 14 97 26 117 12 19 6 40-13 46-52 17-1 84 63 84 30 0 72-21 92-46 34-40 42-39 74 5 24 32 61 44 101 33 36-9 71-7 78 4 20 32-138 37-176 5-22-18-50-17-78 3-36 26-35 28 7 15 29-9 59-5 69 10 9 15 75 25 146 22 111-3 125-10 90-45-23-23-33-55-23-72 13-20-11-24-67-12-72 15-92 6-121-57-28-62-26-80 12-102 29-16 40-46 28-76-11-30-7-43 10-32 17 10 31 0 32-21 2-32 6-32 18-1 12 30 26 31 58 4 31-26 53-26 82-1 22 18 49 24 60 13s22-4 24 16c5 46 12 69 40 135 16 36 11 64-14 79-21 14-28 40-14 62 17 28 2 32-62 16-74-19-80-16-46 26 22 25 69 47 105 47s79 14 96 31c22 22 43 17 70-15 21-26 25-46 9-46s-23-34-15-75c7-42 33-75 55-75 23 0 42-16 42-35 0-20 9-27 20-16s37 5 59-13c30-25 45-22 58 13 10 27 39 40 68 31s18 10-25 45c-41 34-75 73-75 87s-47 67-105 119c-89 79-105 113-105 221 0 87-14 132-45 142-39 13-39 8-4-35zm218-416c17 4 21-7 10-25s4-50 32-71c75-54 8-87-88-43-62 28-75 54-72 139 4 97 7 100 46 48 23-31 56-53 72-48zm-326-147c16-11 1-47-35-83-34-35-64-57-66-48-13 64-5 158 17 194 23 37 29 37 41-1 8-24 27-52 43-62zm-186 33c62-34 80-119 25-119-20 0-25 22-13 52 16 43 13 46-20 13-32-33-30-46 13-78 29-22 53-58 52-81 0-35-4-35-26 0-15 23-42 32-60 20-19-11-33-10-30 4 12 70-7 127-41 119-20-5-27-4-15 3 13 7 23 32 23 55 0 51 15 53 92 12zm-467-60c30-33 45-69 33-81s-34-2-49 22c-16 25-28 34-29 21 0-13 22-57 48-97 65-99 27-94-76 9-67 67-77 93-50 135 42 66 57 65 123-9zm-1393 548c-1-21-29-37-62-37-72 0-71 4-16-128 73-175 216-183 300-16 66 132 60 144-72 144-65 0-124 16-132 37-12 30-16 30-18 0zm187-118c-20-8-29-31-21-52 20-52-60-113-119-90-45 18-60 49-42 89 5 9-12 28-37 44-31 19-11 24 66 14 61-7 120 1 130 18 11 17 29 22 39 10 11-11 4-26-16-33zm501 129c0-7 46-17 103-24 56-6 96-1 88 12-14 23-191 34-191 12zm1282-8c20-8 61-9 90-1 29 7 12 14-37 15-50 0-73-6-53-14zm-1257-79c26-31 74-46 129-39 95 11 156 48 80 48-26 0-92 9-148 20-91 18-97 15-61-29zm1205 12c-53-15-63-28-36-45 21-13 58-8 81 12 23 19 55 27 72 17 16-10 37-5 48 12 21 34-51 36-165 4zm-830-96c0-63 13-86 47-80 27 4 58 21 70 38 15 19 32 15 49-11 14-22 52-34 83-27 49 12 47 17-19 46-75 34-75 34-8 54 89 26 87 58-3 58-51 0-67-13-55-45 13-35 8-38-26-13-99 76-138 70-138-20zm110 3c0-17-14-30-30-30-17 0-30 13-30 30 0 16 13 30 30 30 16 0 30-14 30-30zm240 64c0-15 30-36 67-47 68-20 68-20-7-52-46-20-60-38-37-47 22-8 59 2 83 22s44 24 44 8 44-30 97-32c90-2 93 1 43 39-31 22-75 33-98 24s-42-1-42 17c0 19 30 35 67 36 65 2 65 3 8 28-83 35-112 35-90 0 24-39-4-39-77 1-33 17-58 19-58 3zm-862-65c-6-81-148-251-168-201-9 20-16 9-18-24-1-33-39-84-85-112-78-48-79-51-15-52 38 0 68-16 68-34 0-23 14-22 46 4 25 21 53 30 63 21 28-29 139 91 117 126-11 18-2 33 20 33 29 0 30 6 3 23-20 13-31 50-25 82 6 33 12 70 14 82 1 12 39 23 84 23 83 0 83 0-3 45-47 24-88 45-91 45s-7-28-10-61zm-16-269c3-41-14-60-52-60-31 0-64-13-74-29s-37-21-61-12c-32 12-22 33 39 87 100 88 142 92 148 14zm218 240c0-17 34-30 77-30s68 13 58 30c-10 16-45 30-77 30s-58-14-58-30zm-113-98c7-21 45-42 85-48s92-26 116-45c33-26 38-26 22 2-30 49 177 87 231 42 31-26 51-22 82 15 37 45 19 47-207 32-148-9-240-5-230 12 10 15-11 28-47 28-38 0-59-16-52-38zm266-142c-2-44-13-61-26-42-12 18-56 43-97 54-51 15-62 12-34-7 34-23 31-34-15-61-48-28-49-33-6-34 27 0 56 16 64 37 9 25 24 28 45 8 22-21 18-49-15-90-32-42-50-49-60-23-23 62-54 42-54-35 0-39 10-65 22-58 13 8 23-2 23-23 0-20 9-28 20-17s40 3 65-17c36-30 47-30 58 1 9 29 23 30 52 6 31-25 45-17 61 36 12 38 37 79 55 91 24 15 24 31-1 56-20 19-27 56-18 81 14 35 3 42-45 30-44-12-68-1-77 32-8 30-15 20-17-25zm125-120c18 0-12-40-66-89-77-69-107-80-137-52-45 41-31 65 37 65 26 0 53 21 60 46 11 39 9 39-18 0-17-24-42-33-55-19-13 13 10 51 51 85 65 53 76 54 85 12 5-27 24-48 43-48zm-1305 3592c-39-37-50-51-24-32 26 20 81 50 122 66 49 20 57 30 23 32-28 1-82-29-121-66zm240 21c36-25 78-89 94-142 19-68 28-78 30-33 3 71-103 222-156 222-19 0-5-21 32-47zm307-7c43-89 11-142-55-90-45 35-46 33-9-14 32-41 51-45 83-19 52 43 51 62-6 133-44 56-45 56-13-10zm2306-98c-44-48-63-88-44-88s59 40 88 90c66 112 57 112-44-2zm-2692 25c27-22 56-67 64-99 14-54 15-53 18 7 3 41-21 79-64 99-58 28-60 27-18-7zm2923-112c-119-136-119-136 13-10 73 70 126 131 118 137-7 6-66-51-131-127zm-3025 100c-22-22 98-191 135-191 14 0-8 36-49 80s-68 92-60 105c18 29 0 33-26 6zm-97-101c30-33 61-60 69-60s-9 27-39 60-61 60-69 60c-9 0 9-27 39-60zm3275 10c-11-11-4-38 14-61 46-54 9-88-46-42-58 48-97-14-46-74 50-61 12-91-54-42-51 38-51 38-1-17 40-43 61-49 87-22 27 27 25 47-7 86-37 45-35 48 23 30 81-26 119 28 65 94-35 42-33 46 14 29 32-13 47-9 36 9-21 34-56 38-85 10zm-2992-153c-73-82-73-82 9-10 78 68 97 93 73 93-5 0-42-38-82-83zm-163-7c30-33 61-60 69-60s-9 27-39 60-61 60-69 60c-9 0 9-27 39-60zm-453-38c-57-67-57-67 10-10 64 53 82 78 58 78-6 0-36-31-68-68zm243 22c33-27 86-68 119-92 39-28 49-52 28-72-20-21-63-6-132 44-56 42-115 76-130 76-16 0 30-40 103-89 117-79 137-84 177-44s37 52-30 105c-41 33-102 73-135 90-60 31-60 31 0-18zm3515-63c-77-60-140-120-140-134 0-13 35-62 77-108 77-84 77-84 8 15-76 109-76 110 146 265 96 66 157 17 66-53-72-55-72-55 18-55 62 0 77 8 49 25-27 17-30 33-9 46 41 25 11 108-38 108-21 0-100-49-177-109zm313-93c22-36 46-59 54-51s-10 37-40 66c-51 49-52 49-14-15zm-3903-94c88-78 98-98 60-123-27-19-31-31-9-31 109-1 45 145-96 216-33 16-13-11 45-62zm3646 48c23-59-33-74-56-15-11 27-16 28-18 2-3-54 58-81 97-43 24 25 23 44-5 71-30 30-34 27-18-15zm-3845-16c23-38 199-168 199-147 0 7-50 51-110 97-61 47-101 69-89 50zm3952-27c-1-36-33-87-70-113-36-25-52-46-34-46 55 0 137 113 122 170-12 45-15 43-18-11zm-4170-155c-28-52-18-69 80-128 61-38 122-82 134-100 15-21 22-20 22 4 1 20-53 66-118 103-95 53-113 75-86 107 18 23 26 49 17 58-10 9-32-10-49-44zm4377 23c-36-25-31-28 20-13 82 23 119-31 48-72-29-17-38-31-19-32 60-1 104 75 64 114-43 43-55 43-113 3zm-4290-10c0-9 27-30 60-47 33-18 60-26 60-18 0 9-27 30-60 48-33 17-60 25-60 17zm4117-70c-109-54-122-101-45-161 49-38 50-37 8 15-40 52-39 61 10 90 168 101 183 134 27 56zm-3892-8c-11-17-35-21-55-11-22 13-20 5 4-21 32-35 42-36 64-1 15 24 41 31 63 18 25-16 31-12 17 11-27 43-68 45-93 4zm45-119c-18-33-25-60-17-60s29 27 47 60 25 60 17 60-29-27-47-60zm3960-72c0-6 27-18 60-27s60-4 60 11-27 28-60 28-60-6-60-12zm-4458-86c-57-67-57-67 18-8 41 33 81 63 87 68 7 4-1 8-17 8-17 0-56-31-88-68zm4428 8c-25-16-32-30-15-30 16 0 50 14 75 30s31 29 15 29c-17 0-50-13-75-29zm-4344-83c13-7 24-44 24-83s12-78 26-87 17 26 7 78c-11 53-33 97-50 100s-20-1-7-8zm123-20c6-61 81-106 81-48 0 19-13 26-28 17s-35 7-43 36c-13 44-15 44-10-5zm-253-85c37-47 94-47 94-1 0 10-9 10-20-1s-41-3-67 17c-42 33-43 31-7-15zm4509-112c0-42 6-59 15-38 8 21 8 54 0 75-9 21-15 4-15-37zm-4457-196c-12-46-56-90-116-116-97-40-97-40-12-80 46-22 105-80 131-130 46-89 46-89 83 0 21 48 76 106 124 129 87 41 87 41-7 80-58 25-101 69-113 116-24 98-66 98-90 1zm116-91c91-92 92-92 16-112-33-9-60-37-60-64 0-26-14-47-30-47-17 0-30 19-30 44 0 24-26 58-59 75-57 31-57 33 8 103 36 39 69 73 72 74 3 2 41-31 83-73zm4569 87c-20-43-77-97-127-118-91-40-91-40 6-77 63-25 108-70 130-129 33-91 33-91 80 5 29 58 85 109 140 129 93 33 93 33-5 75-54 23-111 76-127 118-36 97-52 96-97-3zm164-130c68-27 68-27 4-46-35-11-76-44-90-74-24-50-33-47-108 31-77 78-79 86-26 103 31 9 65 47 76 84 20 67 20 67 48-2 15-37 58-80 96-96zm-4785-380c21-9 55-9 75 0 21 8 4 15-37 15s-58-7-38-15zm-212-30c-11-11-20-35-20-53 1-22 8-21 23 2 12 18 49 40 82 49 58 14 58 15-3 18-34 2-71-5-82-16zm4997 0c-20-9-37-29-37-47 0-20 14-19 40 3 22 18 49 24 60 13s20-4 20 16c0 36-20 40-83 15zm-337-129c0-48 11-94 24-103 13-8 18 32 11 89-14 126-35 134-35 14zm107 62c-9-15 3-35 28-44 25-10 45-5 45 10 0 40-53 66-73 34zm-4652-153c-57-25-57-26 7-28 38-1 68 11 68 28 0 16-3 29-8 27-4-1-34-13-67-27zm195 18c0-6 27-18 60-27s60-4 60 11-27 28-60 28-60-6-60-12zm-300-92c0-23 12-50 27-60 15-9 20 11 12 44-19 70-39 78-39 16zm4590-69c0-19 12-41 27-51 15-9 20-43 12-76-9-33-9-60-1-60 38 0 40 115 3 165-23 31-41 41-41 22zm210-40c41-39 99-97 127-128 29-31 53-42 53-25s-57 74-128 128c-70 54-93 65-52 25zm-4485-13c-72-35-75-40-15-24 41 11 98 21 125 21 28 1 44 12 36 25-20 32-40 28-146-22zm15-209c-74-40-122-73-105-73 16 0 91 33 165 73 74 39 121 72 105 72-17 0-91-33-165-72zm135-51c-60-62-60-62 7-27 38 19 68 48 68 64 0 38-5 36-75-37zm4207 14c38-7 98-7 135 0 38 8 7 13-67 13s-105-5-68-13zm-4531-57c-22-22 54-178 100-207 17-11 4 25-28 79-33 53-53 108-45 122 18 29 0 33-27 6zm129-68c0-32 57-77 74-59 5 6-9 28-32 49-23 22-42 26-42 10zm180-19c0-30-23-80-51-111-48-53-48-55 0-36 53 20 102 151 70 184-11 10-19-6-19-37zm3990-14c0-39 147-134 171-109 10 10 3 19-16 19s-62 27-95 60-60 46-60 30zm396-14c12-13 1-63-23-110-25-48-38-86-30-86 9 0 36 39 61 88 36 69 38 93 8 110-20 12-27 11-16-2zm-4381-164c-159-115-159-115-64-224 52-60 108-108 124-108s-12 35-63 77c-51 43-92 96-92 119 0 53 261 233 302 207 21-13 15-38-17-74-40-43-43-67-16-117 18-34 40-62 48-62s0 28-18 62c-27 49-24 74 13 114 36 41 39 61 12 88-49 48-48 49-229-82zm4209-3c6-80 32-100 38-29 2 32-6 65-19 73-12 7-21-12-19-44zm-145-51c35-29 88-68 118-85 30-18 44-47 32-67-17-27-43-23-103 12-81 49-81 49-6-13 63-53 81-56 116-22 53 52 31 86-108 164-81 46-95 49-49 11zm-186-5c21-35 137-105 137-83 0 7-35 36-79 64-43 29-69 37-58 19zm-3883-84c0-56 62-80 100-38 27 29 26 32-6 14-24-14-51-6-67 18-17 27-26 29-27 6zm3716-89c-32-39-22-79 62-240 55-106 105-188 111-182s-31 88-82 182c-93 173-99 274-13 241 25-10 46-11 46-3 0 41-90 42-124 2zm-3491-101c-77-84-44-92 36-8 37 38 56 69 43 69-14 0-49-28-79-61zm3868-27c0-32 10-51 23-43s24 34 24 57c0 24-11 44-24 44s-23-26-23-58zm-253 14c0-36 72-166 92-166 13 0 3 40-22 90-40 80-70 113-70 76zm-3539-60c-20-25-32-58-26-74 5-17 26 3 45 44 39 84 33 93-19 30zm145 6c23-29 34-79 25-112-8-33-3-53 12-44 45 28 30 124-26 167-47 38-48 37-11-11zm3514 8c25-16 58-30 75-30 16 0 10 14-15 30s-59 29-75 29c-17 0-10-13 15-29zm-3356-88c-2-41-34-108-71-150-66-77-66-77 18 1 60 56 80 99 71 150-14 72-14 72-18-1zm2891 28c-25-41 22-118 145-236 99-95 171-106 169-25 0 21-12 18-30-9-25-38-50-24-149 81-133 140-146 178-68 198 48 12 48 14 2 17-28 2-59-10-69-26zm-3311-48c-4-59 107-192 159-192 14 0-10 27-52 60-42 34-83 91-90 128-12 62-13 62-17 4zm3416 14c0-8 40-54 90-101 49-48 90-80 90-72 0 9-41 54-90 102-50 47-90 79-90 71zm-3270-86c25-16 58-30 75-30 16 0 10 14-15 30s-59 29-75 29c-17 0-10-13 15-29zm3113-1c31-34 25-49-30-80-38-20-54-38-36-38 17-1 56 16 85 38 51 37 51 41-2 81-47 36-50 36-17-1zm-2774-52c-31-29-42-43-24-31s66 34 107 50c46 19 55 30 24 32-27 1-75-22-107-51zm38-95c-10-15 10-20 43-11s81-2 107-23c38-32 55-29 97 18 48 52 48 53-3 15-41-31-62-32-88-6-42 41-133 46-156 7zm2538-32c0-42 6-59 15-38 8 21 8 54 0 75-9 21-15 4-15-37zm-2141-69c-9-45-5-81 8-81 40 0 52 41 29 104-19 52-23 50-37-23zm2423 19c-14-39-10-42 23-15 22 19 52 24 65 12 14-12 15-6 3 15-30 52-68 47-91-12zm-2867-5c0-44 147-154 166-124 9 16 3 29-14 29-18 0-59 27-92 60s-60 49-60 35zm282-117c-31-79-61-151-65-161-10-21 131-88 182-86 20 0-8 20-61 43-96 42-96 42-35 181 34 77 56 145 49 153-7 7-39-51-70-130zm2455 94c28-30 58-47 66-40 8 8-16 33-52 55-63 38-64 37-14-15zm-502-12c-10-17 1-22 26-13 26 10 49-5 58-38 11-44 15-41 17 13 4 69-66 95-101 38zm417-53c72-85 199-87 292-5 71 62 71 62-3 15-97-62-206-60-284 5-62 53-62 53-5-15zm-2656-66c39-34 85-61 102-61 37 0 35 1-83 70-90 53-90 53-19-9zm1946 41c-25-26 8-102 45-102 17 0 12 22-11 50-37 45-32 48 64 30 74-14 91-12 60 9-51 33-131 40-158 13zm-965-58c-32-25-46-44-30-43 15 0 54 20 86 45 32 24 46 43 30 43-15-1-54-21-86-45zm710-1c-37-26-67-60-67-75 0-16 27-1 60 32 68 68 149 77 210 22 36-32 36-30 2 15-49 65-118 67-205 6zm-1316-28c-10-26-10-56 0-67 11-10 20 7 21 39 2 55 3 55 28-2 21-49 26-51 28-10 3 70-54 99-77 40zm354-15c0-42 6-59 15-38 8 21 8 54 0 75-9 21-15 4-15-37zm449-36c5-91 6-92 17-17 7 45 31 83 54 83s47-38 55-83c13-78 13-78 9 8-3 68-20 92-72 99-59 9-66-3-63-90zm240-120c-2-111 6-207 18-215 13-8 19 56 14 141-14 256-28 287-32 74zm733 159c-9-15 7-45 36-68 46-36 48-35 13 9-31 41-31 53 0 65 27 11 28 17 3 18-19 2-43-9-52-24zm-1634-102c-38-63-37-64 14-15 30 29 48 59 40 66-8 8-32-15-54-51zm335 9c3-33 14-60 25-60 29 0 56 80 35 102-36 36-64 16-60-42zm899 40c-20-9-37-29-37-47 0-21 12-21 37 0 21 17 72 37 113 45 75 13 75 13 0 15-41 1-92-5-113-13zm263 16c0-8 40-54 90-101 49-48 90-80 90-72 0 9-41 54-90 102-50 47-90 79-90 71zm-1251-174c3-40 26-78 51-85 30-8 33-4 11 13-19 13-42 52-51 85-13 47-15 44-11-13zm959 28c6-25 44-48 84-51 58-4 60-2 13 11-33 9-71 32-85 51-16 22-21 18-12-11zm-789-46c-21-25-32-52-25-59s30 14 50 46c43 70 29 77-25 13zm1321 16c-39-25-37-30 7-30 29 0 53 13 53 30 0 36-3 36-60 0zm-630-27c0-30 87-108 101-90 5 6-16 35-46 64s-55 41-55 26zm-518-113c20-8 61-9 90-1 29 7 12 14-37 15-50 0-73-6-53-14z">
              <text:p/>
            </draw:path>
            <draw:path draw:style-name="style8" draw:layer="layout" svg:width="5.36cm" svg:height="5.369cm" svg:x="0.031cm" svg:y="0.022cm" svg:viewBox="0 0 5361 5370" svg:d="m2582 5357c46-7 113-7 150 1 37 7 0 12-83 12-82 0-112-6-67-13zm-346-28c21-8 61-9 90-1 29 7 13 14-37 15-49 0-73-6-53-14zm766-1c29-8 76-8 105 0s5 14-53 14c-57 0-81-6-52-14zm-1013-39c-76-33 3-33 105 0 61 19 64 24 15 25-33 0-87-11-120-25zm-195-60c-55-36-7-36 75 0 40 17 45 26 15 27-24 1-65-11-90-27zm1665 0c33-15 81-26 105-26 29 0 23 9-15 26-33 14-80 25-105 25-28 0-22-9 15-25zm-1998-135c-379-195-773-539-984-860-67-100-67-100 18 5 315 392 641 663 1013 844 131 64 219 115 195 114s-133-47-242-103zm2433-50c418-224 731-502 988-877 199-290 371-730 422-1078 20-133 23-140 27-46 5 146-125 584-241 815-187 370-466 721-749 939-172 131-642 401-702 401-16 0 99-69 255-154zm-1437 14c22-37 47-60 54-52 8 8-10 37-39 66-52 49-53 49-15-14zm-213-39c0-17 14-30 30-30 17 0 30 13 30 30 0 16-13 30-30 30-16 0-30-14-30-30zm-483-53c-37-46-36-48 6-16 37 29 55 29 88 0 35-31 35-28 2 16-22 29-43 53-48 53-4 0-26-24-48-53zm596-269c37-7 98-7 135 0 37 8 7 13-68 13-74 0-104-5-67-13zm582-12c435-56 818-252 1167-597 178-176 257-283 353-480 122-249 213-537 218-688 1-42 9-58 18-36 30 76-56 410-168 650-127 271-342 553-560 734-285 238-825 456-1106 447-94-3-77-10 78-30zm-1019-91c-88-34-155-66-149-72s98 22 204 62c107 39 174 72 149 72-24 0-116-28-204-62zm-343-176c-75-50-155-114-177-142-34-42 224 126 318 208 62 54-11 20-141-66zm2694 63c-10-16-2-38 17-50 21-13 28-9 16 10-11 18-3 39 18 48 27 11 27 16 2 17-20 2-44-10-53-25zm-1697-95c-64-53-66-57-9-29 36 17 74 45 84 62 28 44 9 36-75-33zm-1383-290c-74-78-170-190-212-247-90-124-235-403-235-453 0-20 47 59 105 173 57 115 193 313 301 439 108 127 192 231 187 231-6 0-71-64-146-143zm-849-45c-66-100-228-465-226-509 0-21 32 37 71 130 38 92 106 230 151 307 83 141 85 197 4 72zm1399-52c0-58 6-82 14-53s8 76 0 105-14 5-14-52zm2401-170c-29-12-27-30 7-80 25-35 45-86 45-114 0-29 31-55 74-64 50-9 68-3 54 19-12 19-17 58-12 89 5 30-14 81-43 112-54 60-63 63-125 38zm-3037-68c-17-32-31-90-31-129 0-62 16-72 113-74 62-2 89 3 60 11-66 18-67 80-4 176 47 72 46 74-29 74-46 0-90-24-109-58zm333-29c-45-34-64-69-49-93 13-21 5-48-18-63-27-17 7-27 98-27 77 0 146-10 153-23 7-12 10-9 7 8-2 16-34 34-70 39-81 12-84 83-5 133 33 20 60 47 60 60 0 42-104 22-176-34zm2406-28c45-46 72-94 61-105s7-20 41-20c36 0 68 24 77 60 12 45-6 72-70 105-47 25-109 45-138 45-42 0-37-16 29-85zm-83-153c-9-15 10-20 43-11 70 18 79 39 17 39-24 0-51-13-60-28zm-2022-212c0-42 7-58 15-38 9 21 9 55 0 75-8 21-15 4-15-37zm-1056-110c-19-63-39-284-44-490-9-375-9-375 15 0 13 206 39 421 57 478 18 56 27 108 20 115s-28-40-48-103zm-654-10c0-42 7-58 15-38 9 21 9 55 0 75-8 21-15 4-15-37zm1561-45c0-50 6-74 14-53 8 20 9 60 1 90-7 29-14 12-15-37zm151-188c-5-170-16-217-52-217-24 0-45-22-45-49 0-29 17-41 42-32 46 18 48-28 5-96-18-29-15-36 9-21 25 16 34-97 34-431 0-411 5-451 53-449 31 1 37 8 15 18-26 10-38 94-38 269 0 254 0 254 83 169 45-46 110-104 144-129 46-33 44-28-8 22-38 36-69 80-69 97 0 18-18 32-40 32-57 0-51 94 10 165 28 33 77 103 107 157 38 67 63 85 79 60 14-22 19 2 14 54-21 190 71 274 216 196 43-23 53-13 59 60 5 74-4 87-62 84-50-2-54-7-15-17 29-8 52-32 52-54 0-25-22-34-59-24-125 33-207-15-229-134-22-118-123-299-222-398-58-57-58-53-67 414-5 259-12 374-16 254zm3253 130c-10-28-7-43 7-34 15 9 34-14 44-50 9-36 25-57 35-47 11 10 0 55-24 100-35 68-46 73-62 31zm-4994-62c0-50 6-74 14-53 8 20 9 60 1 90-7 29-14 12-15-37zm227-50c-29-31-41-55-26-55 30 0 108 86 90 100-6 5-35-15-64-45zm127 38c0-30 87-108 101-90 5 6-15 35-46 64-30 29-55 41-55 26zm4475-90c-23-14-30-33-15-41 14-9 43 3 64 26 43 46 14 55-49 15zm320 1c29-19 20-37-38-75-42-28-77-74-78-103-1-36-15-27-46 31-24 46-61 82-81 82-26 0-27-7-4-22 19-12 55-63 80-112 47-90 47-90 68-7 13 50 58 103 112 131 70 36 82 53 49 73-23 15-55 27-72 27-16 0-12-11 10-25zm-3273-26c53-7 148-7 210 0 62 6 19 12-97 12-115 0-166-5-113-12zm1740-38c29-33 54-60 57-60s-1 27-10 60-34 60-57 60c-31 0-29-14 10-60zm671 30c-1-25 11-66 27-90 36-55 36-8 0 75-17 39-26 44-27 15zm-1373-38c-15-20-19-85-8-142 20-105 20-105 24 20 3 68 21 131 42 140 23 9 25 16 4 17-19 2-47-14-62-35zm586-148c8-153 0-193-45-229-53-42-53-43-1-24 31 10 61 19 68 19s12 94 12 210c0 115-10 210-22 210-13 0-18-84-12-186zm-3277 133c18-12 43-53 54-90 28-90 52-85 113 23 29 50 38 90 20 90-17 0-38-27-47-60s-26-60-39-60c-12 0-30 27-38 60-9 33-34 59-56 59-28 0-30-7-7-22zm5121-187c0-124 6-175 12-113 7 62 7 163 0 225-6 62-12 11-12-112zm-2135 4c-5-190-5-190-138-180-146 12-147-24-2-40 90-9 90-9 12-63-44-29-110-59-147-66-94-19-108-40-66-99 123-170 150-230 137-302-37-205-273-285-417-141-83 84-94 202-29 317 43 75 43 75 49-30 5-105 5-105 24 15 22 141-15 222-92 202-30-8-115 22-190 66-75 43-136 68-135 55 0-39 231-158 308-158 105 0 113-26 33-106-84-84-95-237-25-338 26-36 40-78 31-92s88-27 216-29c127-1 215 4 196 13-25 11-18 45 25 118 70 118 56 247-36 330-79 71-74 94 30 148 49 26 118 77 152 113 66 70 178 90 216 38 13-17 23-8 23 22 0 36-20 50-67 45-62-7-69 8-85 173-18 180-18 180-23-11zm434 48c-25-94-23-187 3-160 13 12 23 45 23 72 0 28 22 49 49 47 33-2 44 14 34 53-20 77-87 70-109-12zm-2709-157c-1-99 5-143 12-98s7 126 0 180-12 17-12-82zm505-45c0-42 7-58 15-38 9 21 9 55 0 75-8 21-15 4-15-37zm2365-15c0-25 13-45 29-45s22 20 12 45c-9 24-22 45-29 45-6 0-12-21-12-45zm875-64c-9-181-145-576-271-789-201-337-477-596-844-789-76-40-84-50-30-37 133 33 476 285 658 483 277 303 541 901 504 1144-12 78-13 77-17-12zm-2643-63c-74-160-93-259-54-284 60-38 98-28 47 13-67 54-16 224 81 269 74 33 101 84 44 84-16 0-30-17-30-38 0-29-6-29-25 1-17 28-35 15-63-45zm-2035-68c0-58 6-82 14-53s8 76 0 105-14 5-14-52zm5283-120c-19-124-30-230-25-235 19-19 80 324 70 392-5 37-25-34-45-157zm-4625 90c0-42 7-58 15-38 9 21 9 55 0 75-8 21-15 4-15-37zm-631-141c-5-98 158-555 269-751 54-95 156-249 226-342 142-186 551-577 576-551 9 9-16 39-56 67-442 307-862 974-998 1583-13 55-14 55-17-6zm2815 11c29-38 32-61 10-75-21-14-16-35 15-64 42-39 46-39 29 5-11 27-6 54 11 60s0 37-38 69c-59 50-63 51-27 5zm-1420-115c31-44 62-74 70-67 7 8-19 43-57 80-70 67-70 67-13-13zm2208-25c0-58 6-82 14-53s8 76 0 105-14 5-14-52zm293 30c-17-33-25-60-17-60s30 27 47 60c18 33 26 60 17 60-8 0-29-27-47-60zm130 10c42-49 45-68 15-80-27-10-28-16-4-18 67-4 68 50 1 106-67 57-67 57-12-8zm-3338 16c-12-113 246-564 451-788 137-151 522-438 586-438 14 0-62 59-169 130-370 249-628 570-833 1040-18 41-34 66-35 56zm785-108c-28-39-43-43-55-16-25 57-116 45-178-23-30-34-76-54-102-45s-16-8 22-38c50-39 63-70 47-113-18-47-14-52 21-26 24 18 88 30 142 27 78-5 96 4 82 39-9 25 5 69 31 99 27 29 44 75 38 101-8 43-14 42-48-5zm-67-68c18-33 29-61 24-63-41-12-194-15-213-5-33 18 68 128 118 128 22 0 54-27 71-60zm2371 97c2-31 87-141 98-125 4 7 27 40 51 73 30 42 31 49 3 24-44-38-132-19-106 24 9 15 3 27-15 27-17 0-31-10-31-23zm-1591-52c21-25 42-45 48-45s3 20-7 45c-9 24-31 45-48 45s-14-19 7-45zm2057-31c-32-25-44-44-26-44s49 20 69 45c47 56 32 56-43-1zm-137-28c0-25 14-46 30-46 17 0 30 12 30 28 0 15-13 36-30 47-16 10-30-3-30-29zm1024-140c-166-428-445-818-799-1116-368-309-1016-579-1431-595-129-5-129-5-12-17 272-28 898 191 1269 445 194 132 468 395 623 597 146 189 353 561 406 729 58 183 20 154-56-43zm-312 134c21-8 61-9 90-1 29 7 13 14-37 15-49 0-73-6-53-14zm-902-65c-71-79-63-88 62-78 63 5 122-7 135-27 17-27 23-27 23 1 0 37-115 159-151 159-11 0-42-25-69-55zm-331-80c-9-25-4-45 12-45s29 20 29 45c0 24-5 45-11 45-7 0-20-21-30-45zm-1601-36c29-8 76-8 105 0s5 14-53 14c-57 0-81-6-52-14zm-139-54c-9-25-12-45-6-45 5 0 27 20 47 45 22 26 25 45 7 45-17 0-38-21-48-45zm2280-60c-9-25-4-45 12-45s29 20 29 45c0 24-5 45-11 45-7 0-20-21-30-45zm-2965-32c-21-21 64-200 109-230 18-13 53-22 77-21 27 1 19 12-19 27-79 32-171 201-120 222 22 9 23 15 2 16-18 2-40-5-49-14zm115-29c-14-37-6-40 42-14 70 37 76 60 18 60-23 0-50-21-60-46zm189 17c38-23 38-34 0-82-39-50-38-51 10-13 29 22 52 60 52 82 0 23-23 41-52 41-43 0-45-5-10-28zm515 8c-4-53 50-76 105-45 45 24 45 28-1 46-29 11-42 7-31-11 10-16 5-29-11-29s-36 17-45 37c-11 27-16 28-17 2zm1333-8c-9-15-59-23-110-17-51 7-84 4-74-6 38-38 166-32 200 9 20 23 28 43 19 43-10 0-25-13-35-29zm631 2c-7-13 12-21 44-19 80 6 100 32 29 37-32 3-65-6-73-18zm-3213-36c-11-18-8-45 7-60s26-2 26 33c0 68-5 73-33 27zm1629-17c20-9 54-9 75 0 20 8 4 15-38 15-41 0-58-7-37-15zm510 0c20-9 54-9 75 0 20 8 4 15-38 15-41 0-58-7-37-15zm-1033-63c-10-29-47-84-82-122-34-39-49-68-33-64 105 21 144-105 43-137-32-10-51-31-42-46 37-59 126 77 120 182-4 57 4 135 18 172s18 68 10 68c-9 0-24-24-34-53zm1614-7c21-42 36-85 33-98-4-12 4-19 17-15 14 4 68-42 121-102 101-114 87-175-26-115-34 19-78 27-98 19s-12-16 17-17 52-13 52-26 34-26 75-29c42-4 75 6 75 22s24 20 53 9 5 27-54 83c-58 57-151 158-205 224-56 67-83 87-60 45zm-289 0c-23-38 17-38 75 0 39 25 38 29-5 29-28 0-59-13-70-29zm-2594-21c-1-56 61-80 99-38 27 29 26 32-6 14-24-14-51-6-67 18-17 27-26 29-26 6zm1964-9c11-17 32-30 49-30 16 0 22 13 11 30-10 16-32 30-48 30-17 0-22-14-12-30zm1335 3c0-58 115-98 180-63 33 17 60 39 60 47s-26 1-58-16c-75-40-79-40-135 16-25 26-47 33-47 16zm-517-53c21-9 29-30 18-48-12-19-6-23 15-10 41 26 17 79-35 75-26-1-25-6 2-17zm-1050-30c20-9 54-9 75 0 20 8 4 15-38 15-41 0-58-7-37-15zm-293-22c0-6 27-18 60-27s53-4 44 11c-17 27-104 40-104 16zm398-80c-5-69 9-75 33-14 9 24 7 50-6 58-12 7-24-13-27-44zm1081 38c-20-13-25-39-11-62 18-29 28-23 40 23 9 35 15 62 12 62s-21-11-41-23zm-1839-54c0-16-37-51-82-80-46-28-69-51-53-51 51 0 181 113 157 137-12 12-22 9-22-6zm473-45c20-26 27-60 15-74-13-15 1-8 30 14s52 47 52 56-9 8-19-3c-11-11-42-3-68 17-41 33-43 31-10-10zm667-12c0-25 6-45 12-45 7 0 20 20 29 45 10 24 4 45-12 45s-29-21-29-45zm210 13c0-18 14-24 30-14s60 4 97-15c66-31 66-31 10 14-67 54-137 61-137 15zm-375-58c65-72 65-72 65-17 0 24-11 37-25 29-13-9-25-2-25 16 0 17-15 32-34 32-20 0-11-26 19-60zm675-3c35-24 36-36 7-47-68-28-101-122-50-142 27-10 39-5 28 12-10 16-2 30 19 30 20 0 27 9 17 19-11 11-6 38 12 59 37 44 12 102-42 101-22 0-18-12 9-32zm-1680-41c0-52 18-60 44-18 10 15 4 36-13 46-17 11-31-2-31-28zm375-61c0-39 10-63 23-56 12 8 22-2 22-23 0-20 9-27 20-17 11 11 39 4 62-15 33-27 48-27 67 3 18 30 29 31 46 3 27-43 75 15 74 90 0 34-11 31-45-14-24-32-44-46-44-31s-16 11-35-9c-27-27-53-15-113 51-75 85-77 85-77 18zm465 30c0-25 13-45 29-45s22 20 12 45c-9 24-22 45-29 45-6 0-12-21-12-45zm367-3c-22-23-26-42-10-42 32 0 77 57 59 74-6 5-28-9-49-32zm170-10c23-14 34-47 25-71-12-31-2-42 33-36 28 6 62 11 77 12 32 3-116 123-151 122-14 0-7-12 16-27zm-356-45c19-19 39-19 59 0 19 20 9 30-30 30s-49-10-29-30zm-139-52c-13-21-8-26 14-13 19 12 34 6 34-12 0-19 13-26 28-17 16 10 37 4 47-13s34-30 52-30 1 27-37 60c-79 68-107 74-138 25zm233 8c-32-20-31-28 5-42 25-10 53 2 62 26 18 48-7 54-67 16zm-896-108c91-53 533-174 555-152 7 8-25 22-73 33-73 16-246 67-506 149-33 10-22-3 24-30zm1416-48c-82-32-113-51-68-42 105 20 233 69 233 89 0 9-3 15-7 13-4-1-75-28-158-60zm-570-87c-270-19-270-19-15-21 141-1 296 8 345 21 110 27 73 27-330 0zm-273-134c-10-25-10-62-2-83 9-21 17-9 18 27 1 35 19 71 40 80 29 12 29 15-1 17-21 2-46-17-55-41zm235-76c0-58 6-82 14-53s8 76 0 105-14 5-14-52zm-1492-17c150-121 732-375 853-372 26 1-50 33-168 71s-334 133-480 210-238 118-205 91zm2190-73c30-33 61-60 70-60 8 0-10 27-40 60s-61 60-69 60 9-27 39-60zm-1012-200c20-9 54-9 75 0 20 8 4 15-38 15-41 0-58-7-37-15zm-128-145c69-24 375-34 339-11-21 14-113 24-204 23-90-1-151-7-135-12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none" draw:fill="solid" draw:fill-color="#ffffff"/>
    </style:style>
    <style:style style:name="style1" style:family="graphic" style:parent-style-name="standard">
      <style:graphic-properties draw:stroke="none" draw:fill="solid" draw:fill-color="#e6a955"/>
    </style:style>
    <style:style style:name="style2" style:family="graphic" style:parent-style-name="standard">
      <style:graphic-properties draw:stroke="none" draw:fill="solid" draw:fill-color="#f7d114"/>
    </style:style>
    <style:style style:name="style3" style:family="graphic" style:parent-style-name="standard">
      <style:graphic-properties draw:stroke="none" draw:fill="solid" draw:fill-color="#eb9d1c"/>
    </style:style>
    <style:style style:name="style4" style:family="graphic" style:parent-style-name="standard">
      <style:graphic-properties draw:stroke="none" draw:fill="solid" draw:fill-color="#1271b0"/>
    </style:style>
    <style:style style:name="style5" style:family="graphic" style:parent-style-name="standard">
      <style:graphic-properties draw:stroke="none" draw:fill="solid" draw:fill-color="#98621d"/>
    </style:style>
    <style:style style:name="style6" style:family="graphic" style:parent-style-name="standard">
      <style:graphic-properties draw:stroke="none" draw:fill="solid" draw:fill-color="#a21919"/>
    </style:style>
    <style:style style:name="style7" style:family="graphic" style:parent-style-name="standard">
      <style:graphic-properties draw:stroke="none" draw:fill="solid" draw:fill-color="#5d1a09"/>
    </style:style>
    <style:style style:name="style8" style:family="graphic" style:parent-style-name="standard">
      <style:graphic-properties draw:stroke="none" draw:fill="solid" draw:fill-color="#220b06"/>
    </style:style>
    <style:style style:name="style9" style:family="graphic" style:parent-style-name="standard">
      <style:graphic-properties draw:stroke="solid" svg:stroke-color="#000000" draw:fill="solid" draw:fill-color="#f89a28"/>
    </style:style>
    <style:style style:name="style10" style:family="graphic" style:parent-style-name="standard">
      <style:graphic-properties draw:stroke="solid" svg:stroke-color="#000000" draw:fill="solid" draw:fill-color="#fefcfe"/>
    </style:style>
    <style:style style:name="style11" style:family="graphic" style:parent-style-name="standard">
      <style:graphic-properties draw:stroke="solid" svg:stroke-color="#000000" draw:fill="none"/>
    </style:style>
  </office:styles>
  <office:automatic-styles>
    <style:page-layout style:name="PM0">
      <style:page-layout-properties fo:margin-top="0cm" fo:margin-bottom="0cm" fo:margin-left="0cm" fo:margin-right="0cm" fo:page-width="5.4cm" fo:page-height="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unknown</meta:initial-creator>
    <meta:creation-date/>
    <dc:format>image/svg+xml</dc:format>
    <meta:editing-cycles>3</meta:editing-cycles>
    <meta:editing-duration>PT56S</meta:editing-duration>
    <dc:date>2012-10-27T18:51:42</dc:date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